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1C60000007D22FF7AD2.png" manifest:media-type="image/png"/>
  <manifest:file-entry manifest:full-path="Pictures/1000020100000128000000670050DFAD.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000000000E40000004979A73351.png" manifest:media-type="image/png"/>
  <manifest:file-entry manifest:full-path="Pictures/10000201000001D300000056A5F0D8A3.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1D1000000B3345ECA26.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CF00000092F664466F.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BC000000880EA17378.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E0000000706A206076.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1C300000089076CBAD4.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5D000000FCF32CD0CB.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C20000005C86349AF0.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54000000D89D7BE00A.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F0000001E4AAE12AD7.png" manifest:media-type="image/png"/>
  <manifest:file-entry manifest:full-path="Pictures/100000000000015C000000B73089AF1B.png" manifest:media-type="image/png"/>
  <manifest:file-entry manifest:full-path="Pictures/100000000000014E000000B2D482846E.png" manifest:media-type="image/png"/>
  <manifest:file-entry manifest:full-path="Pictures/10000000000000E90000004F3915A140.png" manifest:media-type="image/png"/>
  <manifest:file-entry manifest:full-path="Pictures/100000000000014B000000B3E952B512.png" manifest:media-type="image/png"/>
  <manifest:file-entry manifest:full-path="Pictures/10000000000000FF000000AF5D8ABA13.png" manifest:media-type="image/png"/>
  <manifest:file-entry manifest:full-path="Pictures/10000000000000B00000008D709487A0.png" manifest:media-type="image/png"/>
  <manifest:file-entry manifest:full-path="Pictures/1000000000000117000000FE3320E306.png" manifest:media-type="image/png"/>
  <manifest:file-entry manifest:full-path="Pictures/1000000000000195000000BBA0F77909.png" manifest:media-type="image/png"/>
  <manifest:file-entry manifest:full-path="Pictures/100000000000011700000107C0D41271.png" manifest:media-type="image/png"/>
  <manifest:file-entry manifest:full-path="Pictures/10000000000001AF000000604C61D60E.png" manifest:media-type="image/png"/>
  <manifest:file-entry manifest:full-path="Pictures/100000000000010E00000117D45F9CA8.png" manifest:media-type="image/png"/>
  <manifest:file-entry manifest:full-path="Pictures/10000000000001A5000000745B501432.png" manifest:media-type="image/png"/>
  <manifest:file-entry manifest:full-path="Pictures/100000000000010A0000012069CEA04E.png" manifest:media-type="image/png"/>
  <manifest:file-entry manifest:full-path="Pictures/10000000000001A400000098F357A68A.png" manifest:media-type="image/png"/>
  <manifest:file-entry manifest:full-path="Pictures/100000000000010D000001276509DB92.png" manifest:media-type="image/png"/>
  <manifest:file-entry manifest:full-path="Pictures/10000000000001A4000000A2D1B627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20" style:family="paragraph" style:parent-style-name="Standard">
      <style:paragraph-properties fo:margin-left="0cm" fo:margin-right="0cm" fo:orphans="2" fo:widows="2" fo:text-indent="0cm" style:auto-text-indent="false"/>
    </style:style>
    <style:style style:name="P21" style:family="paragraph" style:parent-style-name="Standard">
      <style:paragraph-properties fo:margin-left="0cm" fo:margin-right="0cm" fo:orphans="2" fo:widows="2" fo:text-indent="0cm" style:auto-text-indent="false"/>
      <style:text-properties officeooo:paragraph-rsid="00132ece"/>
    </style:style>
    <style:style style:name="P2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2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2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2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2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2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2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2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3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3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3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3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35"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36"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37"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38"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39"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40"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41"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42"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43"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4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4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46"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47"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48"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49"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50"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51"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52"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5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5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5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5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5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5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5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60"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6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6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63"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6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65"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6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6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6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6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7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7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7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73"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5"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76"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7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7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7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80"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8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8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3"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84"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85"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c7716" style:font-size-asian="14pt" style:font-size-complex="14pt"/>
    </style:style>
    <style:style style:name="P86"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87"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88" style:family="paragraph" style:parent-style-name="Standard">
      <style:text-properties style:text-underline-style="solid" style:text-underline-width="auto" style:text-underline-color="font-color"/>
    </style:style>
    <style:style style:name="P89"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90"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91"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92"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93"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94"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95"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96"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97"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98"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99"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100"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101"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102" style:family="paragraph" style:parent-style-name="Standard">
      <style:text-properties officeooo:paragraph-rsid="003daf4a"/>
    </style:style>
    <style:style style:name="P103"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04"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05"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06"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07"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08"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09"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10"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11"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12"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13"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14"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15"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16"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17"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18"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19" style:family="paragraph" style:parent-style-name="Standard">
      <style:text-properties officeooo:paragraph-rsid="004bd825"/>
    </style:style>
    <style:style style:name="P120" style:family="paragraph" style:parent-style-name="Standard">
      <style:text-properties officeooo:paragraph-rsid="004ce213"/>
    </style:style>
    <style:style style:name="P121" style:family="paragraph" style:parent-style-name="Standard">
      <style:text-properties officeooo:paragraph-rsid="0052f0ab"/>
    </style:style>
    <style:style style:name="P122" style:family="paragraph" style:parent-style-name="Standard">
      <style:text-properties officeooo:paragraph-rsid="0053c335"/>
    </style:style>
    <style:style style:name="P123" style:family="paragraph" style:parent-style-name="Standard">
      <style:text-properties officeooo:paragraph-rsid="00557f33"/>
    </style:style>
    <style:style style:name="P124" style:family="paragraph" style:parent-style-name="Standard">
      <style:text-properties officeooo:paragraph-rsid="00581939"/>
    </style:style>
    <style:style style:name="P125" style:family="paragraph" style:parent-style-name="Standard">
      <style:text-properties officeooo:paragraph-rsid="0059f448"/>
    </style:style>
    <style:style style:name="P126" style:family="paragraph" style:parent-style-name="Standard">
      <style:text-properties officeooo:paragraph-rsid="005a07cf"/>
    </style:style>
    <style:style style:name="P127" style:family="paragraph" style:parent-style-name="Standard">
      <style:text-properties officeooo:paragraph-rsid="005be408"/>
    </style:style>
    <style:style style:name="P128" style:family="paragraph" style:parent-style-name="Standard">
      <style:text-properties officeooo:paragraph-rsid="005f470b"/>
    </style:style>
    <style:style style:name="P129" style:family="paragraph" style:parent-style-name="Standard">
      <style:text-properties officeooo:paragraph-rsid="005fbac9"/>
    </style:style>
    <style:style style:name="P130" style:family="paragraph" style:parent-style-name="Standard">
      <style:text-properties officeooo:paragraph-rsid="00608b9e"/>
    </style:style>
    <style:style style:name="P131" style:family="paragraph" style:parent-style-name="Standard">
      <style:text-properties officeooo:paragraph-rsid="0061ea9f"/>
    </style:style>
    <style:style style:name="P132" style:family="paragraph" style:parent-style-name="Standard">
      <style:text-properties officeooo:paragraph-rsid="00638a78"/>
    </style:style>
    <style:style style:name="P133" style:family="paragraph" style:parent-style-name="Standard">
      <style:text-properties officeooo:paragraph-rsid="006670df"/>
    </style:style>
    <style:style style:name="P134" style:family="paragraph" style:parent-style-name="Standard">
      <style:text-properties officeooo:paragraph-rsid="00693c54"/>
    </style:style>
    <style:style style:name="P135" style:family="paragraph" style:parent-style-name="Standard">
      <style:text-properties officeooo:paragraph-rsid="006ac808"/>
    </style:style>
    <style:style style:name="P136" style:family="paragraph" style:parent-style-name="Standard">
      <style:text-properties officeooo:paragraph-rsid="00733456"/>
    </style:style>
    <style:style style:name="P137" style:family="paragraph" style:parent-style-name="Standard">
      <style:text-properties officeooo:paragraph-rsid="0074b4c7"/>
    </style:style>
    <style:style style:name="P138" style:family="paragraph" style:parent-style-name="Standard">
      <style:text-properties officeooo:paragraph-rsid="0078de7e"/>
    </style:style>
    <style:style style:name="P139" style:family="paragraph" style:parent-style-name="Standard">
      <style:text-properties officeooo:paragraph-rsid="00794ccd"/>
    </style:style>
    <style:style style:name="P140" style:family="paragraph" style:parent-style-name="Text_20_body">
      <style:text-properties officeooo:paragraph-rsid="0033018a"/>
    </style:style>
    <style:style style:name="P141"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142"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143"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14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14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146"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147"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48"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149"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150"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151"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152"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153"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154"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155"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156"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157"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158"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159"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160"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61"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162"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163"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164"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165"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166"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167"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68"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169"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70"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171"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172" style:family="paragraph" style:parent-style-name="Text_20_body">
      <style:text-properties officeooo:paragraph-rsid="00433f54"/>
    </style:style>
    <style:style style:name="P173" style:family="paragraph" style:parent-style-name="Text_20_body">
      <style:text-properties officeooo:rsid="0048b35a" officeooo:paragraph-rsid="0048b35a"/>
    </style:style>
    <style:style style:name="P174" style:family="paragraph" style:parent-style-name="Standard">
      <style:paragraph-properties fo:text-align="center" style:justify-single-word="false"/>
      <style:text-properties officeooo:paragraph-rsid="0079edbf"/>
    </style:style>
    <style:style style:name="P175" style:family="paragraph" style:parent-style-name="Standard">
      <style:paragraph-properties fo:text-align="start" style:justify-single-word="false"/>
      <style:text-properties officeooo:paragraph-rsid="007af35f"/>
    </style:style>
    <style:style style:name="P176" style:family="paragraph" style:parent-style-name="Standard">
      <style:paragraph-properties fo:text-align="start" style:justify-single-word="false"/>
      <style:text-properties officeooo:paragraph-rsid="007d07be"/>
    </style:style>
    <style:style style:name="P177" style:family="paragraph" style:parent-style-name="Standard">
      <style:paragraph-properties fo:text-align="start" style:justify-single-word="false"/>
      <style:text-properties officeooo:paragraph-rsid="007ebbc5"/>
    </style:style>
    <style:style style:name="P178" style:family="paragraph" style:parent-style-name="Standard">
      <style:paragraph-properties fo:text-align="start" style:justify-single-word="false"/>
      <style:text-properties officeooo:paragraph-rsid="0080343e"/>
    </style:style>
    <style:style style:name="P179" style:family="paragraph" style:parent-style-name="Standard">
      <style:paragraph-properties fo:text-align="start" style:justify-single-word="false"/>
      <style:text-properties officeooo:paragraph-rsid="0081a7d9"/>
    </style:style>
    <style:style style:name="P180" style:family="paragraph" style:parent-style-name="Standard">
      <style:paragraph-properties fo:text-align="start" style:justify-single-word="false"/>
      <style:text-properties officeooo:paragraph-rsid="00826116"/>
    </style:style>
    <style:style style:name="P181" style:family="paragraph" style:parent-style-name="Standard">
      <style:paragraph-properties fo:text-align="start" style:justify-single-word="false"/>
      <style:text-properties officeooo:paragraph-rsid="00828f95"/>
    </style:style>
    <style:style style:name="P182" style:family="paragraph" style:parent-style-name="Quotations">
      <style:paragraph-properties fo:text-align="start" style:justify-single-word="false"/>
      <style:text-properties officeooo:paragraph-rsid="00828f95"/>
    </style:style>
    <style:style style:name="P183" style:family="paragraph" style:parent-style-name="Text_20_body">
      <style:paragraph-properties fo:text-align="start" style:justify-single-word="false"/>
      <style:text-properties officeooo:paragraph-rsid="007af35f"/>
    </style:style>
    <style:style style:name="P184"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85"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7cce2b"/>
    </style:style>
    <style:style style:name="P186"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rsid="007af35f"/>
    </style:style>
    <style:style style:name="P187"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rsid="007af35f" officeooo:paragraph-rsid="007af35f"/>
    </style:style>
    <style:style style:name="P188" style:family="paragraph" style:parent-style-name="Text_20_body" style:list-style-name="L1">
      <style:paragraph-properties fo:margin-left="0cm" fo:margin-right="0cm" fo:margin-top="0cm" fo:margin-bottom="0.265cm" loext:contextual-spacing="false" fo:line-height="133%" fo:text-align="start" style:justify-single-word="false" fo:orphans="2" fo:widows="2" fo:text-indent="0cm" style:auto-text-indent="false" fo:padding="0cm" fo:border="none"/>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style:text-underline-style="none" style:font-size-asian="14pt" style:font-size-complex="14pt"/>
    </style:style>
    <style:style style:name="T5" style:family="text">
      <style:text-properties fo:font-size="14pt" style:text-underline-style="none" fo:font-weight="normal" style:font-size-asian="14pt" style:font-weight-asian="normal" style:font-size-complex="14pt" style:font-weight-complex="normal"/>
    </style:style>
    <style:style style:name="T6" style:family="text">
      <style:text-properties fo:font-weight="bold" style:font-weight-asian="bold" style:font-weight-complex="bold"/>
    </style:style>
    <style:style style:name="T7" style:family="text">
      <style:text-properties fo:font-weight="bold" officeooo:rsid="0003408e" style:font-weight-asian="bold" style:font-weight-complex="bold"/>
    </style:style>
    <style:style style:name="T8" style:family="text">
      <style:text-properties fo:font-weight="bold" officeooo:rsid="00401f1d" style:font-weight-asian="bold" style:font-weight-complex="bold"/>
    </style:style>
    <style:style style:name="T9" style:family="text">
      <style:text-properties officeooo:rsid="0004aa3d"/>
    </style:style>
    <style:style style:name="T10"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11"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2"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13" style:family="text">
      <style:text-properties fo:font-variant="normal" fo:text-transform="none" fo:color="#1b1b32" style:font-name="Lato" fo:font-size="13.5pt" fo:letter-spacing="normal" fo:font-style="normal" fo:font-weight="normal"/>
    </style:style>
    <style:style style:name="T14"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5" style:family="text">
      <style:text-properties fo:font-variant="normal" fo:text-transform="none" fo:color="#1b1b32" style:font-name="Lato" fo:font-size="14pt" fo:letter-spacing="normal" fo:font-style="normal" fo:font-weight="normal" style:font-size-asian="14pt" style:font-size-complex="14pt"/>
    </style:style>
    <style:style style:name="T16"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17" style:family="text">
      <style:text-properties fo:font-variant="normal" fo:text-transform="none" fo:color="#1b1b32" fo:letter-spacing="normal"/>
    </style:style>
    <style:style style:name="T18" style:family="text">
      <style:text-properties fo:font-variant="normal" fo:text-transform="none" fo:color="#1b1b32" fo:letter-spacing="normal" fo:font-style="normal"/>
    </style:style>
    <style:style style:name="T19" style:family="text">
      <style:text-properties fo:font-variant="normal" fo:text-transform="none" fo:color="#1b1b32" fo:letter-spacing="normal" fo:font-style="normal" fo:font-weight="bold" style:font-weight-asian="bold" style:font-weight-complex="bold"/>
    </style:style>
    <style:style style:name="T20" style:family="text">
      <style:text-properties fo:font-variant="normal" fo:text-transform="none" fo:color="#1b1b32" fo:letter-spacing="normal" fo:font-style="normal" fo:font-weight="bold" officeooo:rsid="000c0d81" style:font-weight-asian="bold" style:font-weight-complex="bold"/>
    </style:style>
    <style:style style:name="T21" style:family="text">
      <style:text-properties fo:font-variant="normal" fo:text-transform="none" fo:color="#1b1b32" fo:letter-spacing="normal" fo:font-style="normal" fo:font-weight="bold" officeooo:rsid="000c9c46" style:font-weight-asian="bold" style:font-weight-complex="bold"/>
    </style:style>
    <style:style style:name="T22" style:family="text">
      <style:text-properties fo:font-variant="normal" fo:text-transform="none" fo:color="#1b1b32" fo:letter-spacing="normal" fo:font-style="normal" fo:font-weight="bold" officeooo:rsid="00157325" style:font-weight-asian="bold" style:font-weight-complex="bold"/>
    </style:style>
    <style:style style:name="T23" style:family="text">
      <style:text-properties fo:font-variant="normal" fo:text-transform="none" fo:color="#1b1b32" fo:letter-spacing="normal" fo:font-style="normal" style:text-underline-style="none"/>
    </style:style>
    <style:style style:name="T24" style:family="text">
      <style:text-properties fo:font-variant="normal" fo:text-transform="none" fo:color="#1b1b32" fo:letter-spacing="normal" fo:font-style="normal" style:text-underline-style="none" fo:font-weight="bold" style:font-weight-asian="bold" style:font-weight-complex="bold"/>
    </style:style>
    <style:style style:name="T25" style:family="text">
      <style:text-properties fo:font-variant="normal" fo:text-transform="none" fo:color="#1b1b32" fo:letter-spacing="normal" fo:font-style="normal" style:text-underline-style="none" fo:font-weight="normal" style:font-weight-asian="normal" style:font-weight-complex="normal"/>
    </style:style>
    <style:style style:name="T26" style:family="text">
      <style:text-properties fo:font-variant="normal" fo:text-transform="none" fo:color="#1b1b32" fo:letter-spacing="normal" fo:font-style="normal" fo:font-weight="normal"/>
    </style:style>
    <style:style style:name="T27" style:family="text">
      <style:text-properties fo:font-variant="normal" fo:text-transform="none" fo:color="#1b1b32" fo:letter-spacing="normal" fo:font-style="normal" officeooo:rsid="0011beae"/>
    </style:style>
    <style:style style:name="T28" style:family="text">
      <style:text-properties fo:font-variant="normal" fo:text-transform="none" fo:color="#1b1b32" fo:letter-spacing="normal" fo:font-style="normal" officeooo:rsid="0011cdfb"/>
    </style:style>
    <style:style style:name="T29" style:family="text">
      <style:text-properties fo:font-variant="normal" fo:text-transform="none" fo:color="#1b1b32" fo:letter-spacing="normal" fo:font-style="normal" officeooo:rsid="003daf4a"/>
    </style:style>
    <style:style style:name="T30" style:family="text">
      <style:text-properties fo:font-variant="normal" fo:text-transform="none" fo:color="#1b1b32" fo:letter-spacing="normal" fo:font-style="normal" officeooo:rsid="004ce213"/>
    </style:style>
    <style:style style:name="T31" style:family="text">
      <style:text-properties fo:font-variant="normal" fo:text-transform="none" fo:color="#1b1b32" fo:letter-spacing="normal" fo:font-style="normal" officeooo:rsid="0050031e"/>
    </style:style>
    <style:style style:name="T32"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33"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34" style:family="text">
      <style:text-properties fo:font-variant="normal" fo:text-transform="none" fo:color="#1b1b32" fo:letter-spacing="normal" fo:language="es" fo:country="ES" fo:font-style="normal" fo:font-weight="bold" officeooo:rsid="00132ece" style:font-weight-asian="bold" style:font-weight-complex="bold"/>
    </style:style>
    <style:style style:name="T35" style:family="text">
      <style:text-properties fo:font-variant="normal" fo:text-transform="none" fo:color="#1b1b32" fo:letter-spacing="normal" fo:language="es" fo:country="ES" fo:font-style="normal" fo:font-weight="bold" officeooo:rsid="0013e355" style:font-weight-asian="bold" style:font-weight-complex="bold"/>
    </style:style>
    <style:style style:name="T36"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37" style:family="text">
      <style:text-properties fo:font-variant="normal" fo:text-transform="none" fo:color="#1b1b32" fo:letter-spacing="normal" fo:language="es" fo:country="ES" fo:font-style="normal" style:font-style-asian="normal" style:font-style-complex="normal"/>
    </style:style>
    <style:style style:name="T38" style:family="text">
      <style:text-properties fo:font-variant="normal" fo:text-transform="none" fo:color="#1b1b32" fo:letter-spacing="normal" fo:language="es" fo:country="ES" fo:font-style="normal" officeooo:rsid="00433f54" style:font-style-asian="normal" style:font-style-complex="normal"/>
    </style:style>
    <style:style style:name="T39" style:family="text">
      <style:text-properties fo:font-variant="normal" fo:text-transform="none" fo:color="#1b1b32" fo:letter-spacing="normal" fo:language="es" fo:country="ES" fo:font-style="normal" officeooo:rsid="0045ceec" style:font-style-asian="normal" style:font-style-complex="normal"/>
    </style:style>
    <style:style style:name="T40" style:family="text">
      <style:text-properties fo:font-variant="normal" fo:text-transform="none" fo:color="#1b1b32" fo:letter-spacing="normal" fo:language="es" fo:country="ES" fo:font-style="normal" officeooo:rsid="00499252" style:font-style-asian="normal" style:font-style-complex="normal"/>
    </style:style>
    <style:style style:name="T41" style:family="text">
      <style:text-properties fo:font-variant="normal" fo:text-transform="none" fo:color="#1b1b32" fo:letter-spacing="normal" officeooo:rsid="001660f0"/>
    </style:style>
    <style:style style:name="T42" style:family="text">
      <style:text-properties fo:font-variant="normal" fo:text-transform="none" fo:color="#1b1b32" fo:letter-spacing="normal" officeooo:rsid="001c4b28"/>
    </style:style>
    <style:style style:name="T43" style:family="text">
      <style:text-properties fo:font-variant="normal" fo:text-transform="none" fo:color="#1b1b32" fo:letter-spacing="normal" officeooo:rsid="003ec7e8"/>
    </style:style>
    <style:style style:name="T44"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45"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46"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47"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48"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49"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50"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51"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52"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53"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54"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55"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56"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57" style:family="text">
      <style:text-properties fo:font-variant="normal" fo:text-transform="none" fo:color="#1b1b32" style:font-name="Liberation Serif" fo:font-size="14pt" fo:letter-spacing="normal" fo:font-style="normal" fo:font-weight="normal" style:font-size-asian="14pt" style:font-size-complex="14pt"/>
    </style:style>
    <style:style style:name="T58"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59"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60"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61"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62"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63"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64"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65"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66"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67"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68"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69"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70"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71"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72"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73"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74"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75"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76"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77"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78"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79"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80"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81"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82"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83"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84"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85"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86"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87"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88"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89"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90"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91"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92"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93"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94"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95"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96"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97"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98"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99"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100"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101"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102"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103"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104"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105"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106"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107"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108"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109"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110"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111"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112"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113"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114"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115"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116"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117"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118"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119"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120"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121"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122"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123"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124"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125"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126"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127"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128"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129"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130"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131"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132"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133"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134"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35" style:family="text">
      <style:text-properties fo:font-variant="normal" fo:text-transform="none" fo:color="#1b1b32" style:font-name="Liberation Serif" fo:letter-spacing="normal" fo:font-style="normal"/>
    </style:style>
    <style:style style:name="T136" style:family="text">
      <style:text-properties fo:font-variant="normal" fo:text-transform="none" fo:color="#1b1b32" style:font-name="Liberation Serif" fo:letter-spacing="normal" fo:font-style="normal" officeooo:rsid="001660f0"/>
    </style:style>
    <style:style style:name="T137" style:family="text">
      <style:text-properties fo:font-variant="normal" fo:text-transform="none" fo:color="#1b1b32" style:font-name="Liberation Serif" fo:letter-spacing="normal" officeooo:rsid="002017ec" style:font-size-asian="14pt" loext:padding="0cm" loext:border="none"/>
    </style:style>
    <style:style style:name="T138" style:family="text">
      <style:text-properties fo:font-variant="normal" fo:text-transform="none" fo:color="#1b1b32" style:font-name="Liberation Serif" fo:letter-spacing="normal" officeooo:rsid="001d073f" loext:padding="0cm" loext:border="none"/>
    </style:style>
    <style:style style:name="T139" style:family="text">
      <style:text-properties fo:font-variant="normal" fo:text-transform="none" fo:color="#1b1b32" style:font-name="Liberation Serif" fo:letter-spacing="normal" officeooo:rsid="002017ec" loext:padding="0cm" loext:border="none"/>
    </style:style>
    <style:style style:name="T140"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141"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142"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14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14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145"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146"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14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14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14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150"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151"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152"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153"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154"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155"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156"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157"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158"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159"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160" style:family="text">
      <style:text-properties fo:font-variant="normal" fo:text-transform="none" fo:color="#1b1b32" fo:font-size="16pt" fo:letter-spacing="normal" fo:font-style="normal" fo:font-weight="bold" style:font-size-asian="16pt" style:font-size-complex="16pt"/>
    </style:style>
    <style:style style:name="T161" style:family="text">
      <style:text-properties fo:font-variant="normal" fo:text-transform="none" fo:color="#1b1b32" fo:font-size="16pt" fo:letter-spacing="normal" fo:font-style="normal" style:font-size-asian="16pt" style:font-size-complex="16pt"/>
    </style:style>
    <style:style style:name="T162" style:family="text">
      <style:text-properties fo:font-variant="normal" fo:text-transform="none" fo:color="#1b1b32" fo:font-size="16pt" fo:letter-spacing="normal" fo:font-style="normal" officeooo:rsid="00336218" style:font-size-asian="16pt" style:font-size-complex="16pt"/>
    </style:style>
    <style:style style:name="T163" style:family="text">
      <style:text-properties fo:font-variant="normal" fo:text-transform="none" fo:color="#1b1b32" fo:font-size="14pt" fo:letter-spacing="normal" fo:font-style="normal" style:text-underline-style="none" fo:font-weight="normal" style:font-size-asian="14pt" style:font-size-complex="14pt"/>
    </style:style>
    <style:style style:name="T164"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165"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166"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167"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168" style:family="text">
      <style:text-properties fo:font-variant="normal" fo:text-transform="none" fo:color="#1b1b32" fo:font-size="14pt" fo:letter-spacing="normal" fo:font-style="normal" style:text-underline-style="none" style:font-size-asian="14pt" style:font-size-complex="14pt"/>
    </style:style>
    <style:style style:name="T169"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170" style:family="text">
      <style:text-properties fo:font-variant="normal" fo:text-transform="none" fo:color="#1b1b32" fo:font-size="14pt" fo:letter-spacing="normal" style:text-underline-style="none" fo:font-weight="normal" officeooo:rsid="001660f0" style:font-size-asian="14pt" style:font-size-complex="14pt"/>
    </style:style>
    <style:style style:name="T171"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172"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173" style:family="text">
      <style:text-properties fo:font-variant="normal" fo:text-transform="none" fo:color="#1b1b32" fo:font-size="14pt" fo:letter-spacing="normal" style:text-underline-style="none" officeooo:rsid="003ec7e8" style:font-size-asian="14pt" style:font-size-complex="14pt"/>
    </style:style>
    <style:style style:name="T174"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175"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176"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177"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178"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179"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180"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181"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182"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18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18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18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18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18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18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18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19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19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19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19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19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19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19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19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19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19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20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20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20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20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20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20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20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20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20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20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21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21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21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21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21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21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21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21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21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21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22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22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222"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223"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224"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225"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226"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22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22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22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23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23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23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23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23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23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23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23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23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23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240"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241"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242"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243" style:family="text">
      <style:text-properties fo:font-variant="normal" fo:text-transform="none" fo:color="#1b1b32" style:text-line-through-style="none" style:text-line-through-type="none"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244" style:family="text">
      <style:text-properties fo:font-variant="normal" fo:text-transform="none" fo:color="#1b1b32" style:text-line-through-style="none" style:text-line-through-type="none"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245"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246" style:family="text">
      <style:text-properties fo:font-variant="normal" fo:text-transform="none" fo:color="#1b1b32" style:text-line-through-style="none" style:text-line-through-type="none" fo:font-size="16pt" fo:letter-spacing="normal" fo:font-style="normal" style:text-underline-style="none" fo:font-weight="bold" officeooo:rsid="00828f95" style:font-size-asian="16pt" style:font-weight-asian="bold" style:font-size-complex="16pt" style:font-weight-complex="bold" loext:padding="0cm" loext:border="none"/>
    </style:style>
    <style:style style:name="T247"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248" style:family="text">
      <style:text-properties fo:font-variant="normal" fo:text-transform="none" fo:color="#1b1b32" style:text-line-through-style="none" style:text-line-through-type="none" style:font-name="Roboto Mono" fo:font-size="12pt" fo:letter-spacing="normal" fo:font-style="normal" style:text-underline-style="none" fo:font-weight="normal" officeooo:rsid="00828f95" style:font-size-asian="14pt" style:font-weight-asian="bold" style:font-size-complex="14pt" style:font-weight-complex="bold" loext:padding="0cm" loext:border="none"/>
    </style:style>
    <style:style style:name="T249" style:family="text">
      <style:text-properties fo:font-variant="normal" fo:text-transform="none" fo:color="#1b1b32" style:text-line-through-style="none" style:text-line-through-type="none" style:font-name="Roboto Mono" fo:font-size="12pt" fo:letter-spacing="normal" fo:font-style="normal" style:text-underline-style="none" fo:font-weight="bold" officeooo:rsid="00828f95" style:font-size-asian="14pt" style:font-weight-asian="bold" style:font-size-complex="14pt" style:font-weight-complex="bold" loext:padding="0cm" loext:border="none"/>
    </style:style>
    <style:style style:name="T250" style:family="text">
      <style:text-properties fo:font-variant="normal" fo:text-transform="none" fo:color="#1b1b32" style:text-line-through-style="none" style:text-line-through-type="none" style:font-name="Roboto Mono" fo:font-size="16pt" fo:letter-spacing="normal" fo:font-style="normal" style:text-underline-style="none" fo:font-weight="bold" officeooo:rsid="00828f95" style:font-size-asian="16pt" style:font-weight-asian="bold" style:font-size-complex="16pt" style:font-weight-complex="bold" loext:padding="0cm" loext:border="none"/>
    </style:style>
    <style:style style:name="T251" style:family="text">
      <style:text-properties fo:font-variant="normal" fo:text-transform="none" fo:color="#1b1b32" style:text-line-through-style="none" style:text-line-through-type="none" style:font-name="Roboto Mono" fo:letter-spacing="normal" fo:font-style="normal" style:text-underline-style="none" fo:font-weight="bold" officeooo:rsid="00828f95" style:font-weight-asian="bold" style:font-weight-complex="bold" loext:padding="0cm" loext:border="none"/>
    </style:style>
    <style:style style:name="T252" style:family="text">
      <style:text-properties fo:font-variant="normal" fo:text-transform="none" fo:color="#1b1b32" style:text-line-through-style="none" style:text-line-through-type="none" style:font-name="Roboto Mono" fo:letter-spacing="normal" fo:font-style="normal" style:text-underline-style="none" fo:font-weight="normal" officeooo:rsid="00828f95" style:font-weight-asian="bold" style:font-weight-complex="bold" loext:padding="0cm" loext:border="none"/>
    </style:style>
    <style:style style:name="T253" style:family="text">
      <style:text-properties fo:font-variant="normal" fo:text-transform="none" fo:color="#1b1b32" style:text-line-through-style="none" style:text-line-through-type="none" style:font-name="Roboto Mono" fo:font-size="13.5pt" fo:letter-spacing="normal" fo:font-style="normal" style:text-underline-style="none" fo:font-weight="normal" officeooo:rsid="0083e395" style:font-size-asian="14pt" style:font-weight-asian="bold" style:font-size-complex="14pt" style:font-weight-complex="bold" loext:padding="0cm" loext:border="none"/>
    </style:style>
    <style:style style:name="T254" style:family="text">
      <style:text-properties fo:font-variant="normal" fo:text-transform="none" fo:color="#1b1b32" style:text-line-through-style="none" style:text-line-through-type="none" style:font-name="Roboto Mono" fo:font-size="13.5pt" fo:letter-spacing="normal" fo:font-style="normal" style:text-underline-style="none" fo:font-weight="normal" style:text-blinking="false" loext:padding-left="0.423cm" loext:padding-right="0.423cm" loext:padding-top="0.265cm" loext:padding-bottom="0.265cm" loext:border="2.24pt solid #000000"/>
    </style:style>
    <style:style style:name="T255" style:family="text">
      <style:text-properties fo:font-variant="normal" fo:text-transform="none" fo:color="#1b1b32" style:text-line-through-style="none" style:text-line-through-type="none" style:font-name="Roboto Mono" fo:font-size="13.5pt" fo:letter-spacing="normal" fo:font-style="normal" style:text-underline-style="none" fo:font-weight="normal" officeooo:rsid="0083e395" style:text-blinking="false" style:font-size-asian="14pt" style:font-weight-asian="bold" style:font-size-complex="14pt" style:font-weight-complex="bold" loext:padding-left="0.423cm" loext:padding-right="0.423cm" loext:padding-top="0.265cm" loext:padding-bottom="0.265cm" loext:border="2.24pt solid #000000"/>
    </style:style>
    <style:style style:name="T256" style:family="text">
      <style:text-properties fo:font-variant="normal" fo:text-transform="none" fo:color="#1b1b32" style:text-line-through-style="none" style:text-line-through-type="none" style:font-name="Roboto Mono"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257"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258"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259"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828f95" style:font-size-asian="14pt" style:font-weight-asian="bold" style:font-size-complex="14pt" style:font-weight-complex="bold" loext:padding="0cm" loext:border="none"/>
    </style:style>
    <style:style style:name="T260" style:family="text">
      <style:text-properties fo:font-variant="normal" fo:text-transform="none" fo:color="#1b1b32" style:text-line-through-style="none" style:text-line-through-type="none" style:font-name="Lato" fo:font-size="13.5pt" fo:letter-spacing="normal" fo:font-style="normal" style:text-underline-style="none" fo:font-weight="bold" officeooo:rsid="00828f95" style:font-size-asian="14pt" style:font-size-complex="14pt" loext:padding="0cm" loext:border="none"/>
    </style:style>
    <style:style style:name="T261" style:family="text">
      <style:text-properties fo:font-variant="normal" fo:text-transform="none" fo:color="#1b1b32" style:text-line-through-style="none" style:text-line-through-type="none" style:font-name="Lato"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262" style:family="text">
      <style:text-properties fo:font-variant="normal" fo:text-transform="none" fo:color="#1b1b32" style:text-line-through-style="none" style:text-line-through-type="none" style:font-name="Lato" fo:letter-spacing="normal" fo:font-style="normal" style:text-underline-style="none" fo:font-weight="normal" officeooo:rsid="00828f95" style:font-weight-asian="bold" style:font-weight-complex="bold" loext:padding="0cm" loext:border="none"/>
    </style:style>
    <style:style style:name="T263"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264"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weight-asian="bold" style:font-size-complex="16pt" style:font-weight-complex="bold" loext:padding="0cm" loext:border="none"/>
    </style:style>
    <style:style style:name="T265"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3e395" style:font-size-asian="16pt" style:font-weight-asian="bold" style:font-size-complex="16pt" style:font-weight-complex="bold" loext:padding="0cm" loext:border="none"/>
    </style:style>
    <style:style style:name="T266"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style-asian="normal" style:font-weight-asian="bold" style:font-size-complex="16pt" style:font-style-complex="normal" style:font-weight-complex="bold" loext:padding="0cm" loext:border="none"/>
    </style:style>
    <style:style style:name="T267" style:family="text">
      <style:text-properties fo:font-variant="normal" fo:text-transform="none" fo:color="#1b1b32" style:text-line-through-style="none" style:text-line-through-type="none" style:font-name="Liberation Serif" fo:font-size="16pt" fo:letter-spacing="normal" fo:font-style="normal" fo:font-weight="bold" officeooo:rsid="0083e395" style:font-size-asian="16pt" style:font-weight-asian="bold" style:font-size-complex="16pt" style:font-weight-complex="bold" loext:padding="0cm" loext:border="none"/>
    </style:style>
    <style:style style:name="T268" style:family="text">
      <style:text-properties fo:font-variant="normal" fo:text-transform="none" fo:color="#1b1b32" style:text-line-through-style="none" style:text-line-through-type="none" style:font-name="Liberation Serif" fo:font-size="16pt" fo:letter-spacing="normal" fo:font-style="normal" fo:font-weight="bold" officeooo:rsid="00828f95" style:font-size-asian="16pt" style:font-weight-asian="bold" style:font-size-complex="16pt" style:font-weight-complex="bold" loext:padding="0cm" loext:border="none"/>
    </style:style>
    <style:style style:name="T26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27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27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bbc5" style:font-size-asian="16pt" style:font-weight-asian="bold" style:font-size-complex="16pt" style:font-weight-complex="bold" loext:padding="0cm" loext:border="none"/>
    </style:style>
    <style:style style:name="T27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cc68" style:font-size-asian="16pt" style:font-weight-asian="bold" style:font-size-complex="16pt" style:font-weight-complex="bold" loext:padding="0cm" loext:border="none"/>
    </style:style>
    <style:style style:name="T27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0343e" style:font-size-asian="16pt" style:font-weight-asian="bold" style:font-size-complex="16pt" style:font-weight-complex="bold" loext:padding="0cm" loext:border="none"/>
    </style:style>
    <style:style style:name="T27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27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6116" style:font-size-asian="16pt" style:font-weight-asian="bold" style:font-size-complex="16pt" style:font-weight-complex="bold" loext:padding="0cm" loext:border="none"/>
    </style:style>
    <style:style style:name="T27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8f95" style:font-size-asian="16pt" style:font-weight-asian="bold" style:font-size-complex="16pt" style:font-weight-complex="bold" loext:padding="0cm" loext:border="none"/>
    </style:style>
    <style:style style:name="T27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3e395" style:font-size-asian="16pt" style:font-weight-asian="bold" style:font-size-complex="16pt" style:font-weight-complex="bold" loext:padding="0cm" loext:border="none"/>
    </style:style>
    <style:style style:name="T278" style:family="text">
      <style:text-properties fo:font-variant="normal" fo:text-transform="none" fo:color="#1b1b32" style:text-line-through-style="none" style:text-line-through-type="none" style:font-name="Liberation Serif" fo:font-size="16pt" fo:letter-spacing="normal" fo:font-style="italic" style:text-underline-style="none" fo:font-weight="bold" officeooo:rsid="00828f95" style:font-size-asian="16pt" style:font-style-asian="italic" style:font-weight-asian="bold" style:font-size-complex="16pt" style:font-style-complex="italic" style:font-weight-complex="bold" loext:padding="0cm" loext:border="none"/>
    </style:style>
    <style:style style:name="T279" style:family="text">
      <style:text-properties fo:font-variant="normal" fo:text-transform="none" fo:color="#1b1b32" style:text-line-through-style="none" style:text-line-through-type="none" style:font-name="Liberation Serif" fo:letter-spacing="normal" fo:font-style="normal" style:text-underline-style="none" fo:font-weight="normal" officeooo:rsid="00828f95" style:font-weight-asian="bold" style:font-weight-complex="bold" loext:padding="0cm" loext:border="none"/>
    </style:style>
    <style:style style:name="T280" style:family="text">
      <style:text-properties fo:font-variant="normal" fo:text-transform="none" fo:color="#1b1b32" style:text-line-through-style="none" style:text-line-through-type="none" style:font-name="Liberation Serif" fo:letter-spacing="normal" fo:font-style="normal" style:text-underline-style="none" fo:font-weight="bold" officeooo:rsid="00828f95" style:font-weight-asian="bold" style:font-weight-complex="bold" loext:padding="0cm" loext:border="none"/>
    </style:style>
    <style:style style:name="T281" style:family="text">
      <style:text-properties fo:font-variant="normal" fo:text-transform="none" fo:color="#1b1b32" style:text-line-through-style="none" style:text-line-through-type="none" style:font-name="Liberation Serif" fo:letter-spacing="normal" fo:font-style="normal" style:text-underline-style="none" fo:font-weight="bold" officeooo:rsid="00828f95" loext:padding="0cm" loext:border="none"/>
    </style:style>
    <style:style style:name="T282"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1a7d9" style:font-size-asian="14pt" style:font-weight-asian="bold" style:font-size-complex="14pt" style:font-weight-complex="bold" loext:padding="0cm" loext:border="none"/>
    </style:style>
    <style:style style:name="T283"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28f95" style:font-size-asian="14pt" style:font-weight-asian="bold" style:font-size-complex="14pt" style:font-weight-complex="bold" loext:padding="0cm" loext:border="none"/>
    </style:style>
    <style:style style:name="T28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af35f" style:font-size-asian="14pt" style:font-weight-asian="bold" style:font-size-complex="14pt" style:font-weight-complex="bold" loext:padding="0cm" loext:border="none"/>
    </style:style>
    <style:style style:name="T28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bold" style:font-size-complex="14pt" style:font-weight-complex="bold" loext:padding="0cm" loext:border="none"/>
    </style:style>
    <style:style style:name="T28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bold" style:font-size-complex="14pt" style:font-weight-complex="bold" loext:padding="0cm" loext:border="none"/>
    </style:style>
    <style:style style:name="T28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28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28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d07be" style:font-size-asian="14pt" style:font-style-asian="normal" style:font-weight-asian="normal" style:font-size-complex="14pt" style:font-style-complex="normal" style:font-weight-complex="normal" loext:padding="0cm" loext:border="none"/>
    </style:style>
    <style:style style:name="T29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style-asian="normal" style:font-weight-asian="normal" style:font-size-complex="14pt" style:font-style-complex="normal" style:font-weight-complex="normal" loext:padding="0cm" loext:border="none"/>
    </style:style>
    <style:style style:name="T29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normal" style:font-size-complex="14pt" style:font-weight-complex="normal" loext:padding="0cm" loext:border="none"/>
    </style:style>
    <style:style style:name="T29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normal" style:font-size-complex="14pt" style:font-weight-complex="normal" loext:padding="0cm" loext:border="none"/>
    </style:style>
    <style:style style:name="T29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af35f" style:font-size-asian="14pt" style:font-weight-asian="bold" style:font-size-complex="14pt" style:font-weight-complex="bold" loext:padding="0cm" loext:border="none"/>
    </style:style>
    <style:style style:name="T29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ebbc5" style:font-size-asian="14pt" style:font-weight-asian="bold" style:font-size-complex="14pt" style:font-weight-complex="bold" loext:padding="0cm" loext:border="none"/>
    </style:style>
    <style:style style:name="T29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29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29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29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3e395" style:font-size-asian="14pt" style:font-weight-asian="bold" style:font-size-complex="14pt" style:font-weight-complex="bold" loext:padding="0cm" loext:border="none"/>
    </style:style>
    <style:style style:name="T29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d07be" style:font-size-asian="14pt" style:font-style-asian="normal" style:font-weight-asian="bold" style:font-size-complex="14pt" style:font-style-complex="normal" style:font-weight-complex="bold" loext:padding="0cm" loext:border="none"/>
    </style:style>
    <style:style style:name="T30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size-complex="14pt" loext:padding="0cm" loext:border="none"/>
    </style:style>
    <style:style style:name="T301" style:family="text">
      <style:text-properties fo:font-variant="normal" fo:text-transform="none" fo:color="#1b1b32" style:text-line-through-style="none" style:text-line-through-type="none" style:font-name="Liberation Serif" fo:font-size="13.5pt" fo:letter-spacing="normal" fo:font-style="normal" style:text-underline-style="none" fo:font-weight="normal" officeooo:rsid="00828f95" style:font-size-asian="14pt" style:font-weight-asian="bold" style:font-size-complex="14pt" style:font-weight-complex="bold" loext:padding="0cm" loext:border="none"/>
    </style:style>
    <style:style style:name="T302" style:family="text">
      <style:text-properties fo:font-variant="normal" fo:text-transform="none" fo:color="#1b1b32" style:text-line-through-style="none" style:text-line-through-type="none" style:font-name="Liberation Serif" fo:font-size="13.5pt" fo:letter-spacing="normal" fo:font-style="normal" style:text-underline-style="none" fo:font-weight="bold" officeooo:rsid="00828f95" style:font-size-asian="14pt" style:font-size-complex="14pt" loext:padding="0cm" loext:border="none"/>
    </style:style>
    <style:style style:name="T303" style:family="text">
      <style:text-properties fo:font-variant="normal" fo:text-transform="none" fo:color="#1b1b32" style:text-line-through-style="none" style:text-line-through-type="none" style:font-name="Liberation Serif" fo:font-size="12pt" fo:letter-spacing="normal" fo:font-style="normal" style:text-underline-style="none" fo:font-weight="normal" officeooo:rsid="00828f95" style:font-size-asian="14pt" style:font-weight-asian="bold" style:font-size-complex="14pt" style:font-weight-complex="bold" loext:padding="0cm" loext:border="none"/>
    </style:style>
    <style:style style:name="T304" style:family="text">
      <style:text-properties fo:font-variant="normal" fo:text-transform="none" fo:color="#1b1b32" style:text-line-through-style="none" style:text-line-through-type="none" fo:letter-spacing="normal" fo:font-style="normal" style:text-underline-style="none" fo:font-weight="bold" officeooo:rsid="00828f95" style:font-weight-asian="bold" style:font-weight-complex="bold" loext:padding="0cm" loext:border="none"/>
    </style:style>
    <style:style style:name="T305" style:family="text">
      <style:text-properties fo:font-variant="normal" fo:text-transform="none" fo:color="#1b1b32" style:text-line-through-style="none" style:text-line-through-type="none" fo:font-size="13.5pt" fo:letter-spacing="normal" fo:font-style="normal" style:text-underline-style="none" fo:font-weight="normal" officeooo:rsid="00828f95" style:font-size-asian="14pt" style:font-weight-asian="bold" style:font-size-complex="14pt" style:font-weight-complex="bold" loext:padding="0cm" loext:border="none"/>
    </style:style>
    <style:style style:name="T306" style:family="text">
      <style:text-properties fo:font-variant="normal" fo:text-transform="none" fo:color="#1b1b32" style:text-line-through-style="none" style:text-line-through-type="none" fo:font-size="13.5pt" fo:letter-spacing="normal" fo:font-style="normal" style:text-underline-style="none" fo:font-weight="bold" officeooo:rsid="00828f95" style:font-size-asian="14pt" style:font-size-complex="14pt" loext:padding="0cm" loext:border="none"/>
    </style:style>
    <style:style style:name="T307" style:family="text">
      <style:text-properties fo:font-variant="normal" fo:text-transform="none" fo:color="#1b1b32" style:text-line-through-style="none" style:text-line-through-type="none" fo:font-size="12pt" fo:letter-spacing="normal" fo:font-style="normal" style:text-underline-style="none" fo:font-weight="normal" officeooo:rsid="00828f95" style:font-size-asian="14pt" style:font-weight-asian="bold" style:font-size-complex="14pt" style:font-weight-complex="bold" loext:padding="0cm" loext:border="none"/>
    </style:style>
    <style:style style:name="T308"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309"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310"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11" style:family="text">
      <style:text-properties fo:font-variant="normal" fo:text-transform="none" fo:color="#1b1b32" style:text-line-through-style="solid" style:text-line-through-type="singl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312"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313" style:family="text">
      <style:text-properties fo:font-variant="normal" fo:text-transform="none" fo:color="#999999" style:font-name="Consolas1" fo:font-size="13.5pt" fo:letter-spacing="normal" fo:font-style="normal" fo:font-weight="normal" officeooo:rsid="000c7716" style:font-size-asian="16pt" style:font-weight-asian="bold" style:font-size-complex="16pt" style:font-weight-complex="bold" loext:padding="0cm" loext:border="none"/>
    </style:style>
    <style:style style:name="T314"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15" style:family="text">
      <style:text-properties fo:font-variant="normal" fo:text-transform="none" fo:color="#999999" style:font-name="Liberation Serif" fo:font-size="16pt" fo:letter-spacing="normal" fo:font-style="normal" fo:font-weight="bold" officeooo:rsid="000c7716" style:font-weight-asian="bold" style:font-size-complex="16pt" style:font-weight-complex="bold" loext:padding="0cm" loext:border="none"/>
    </style:style>
    <style:style style:name="T316"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17"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18"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19"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320"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321"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322"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323"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24"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325"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326"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327"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328"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329"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330"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331"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332"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333"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334"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35"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36" style:family="text">
      <style:text-properties style:text-underline-style="none"/>
    </style:style>
    <style:style style:name="T337" style:family="text">
      <style:text-properties style:text-underline-style="none" fo:font-weight="bold" style:font-weight-asian="bold" style:font-weight-complex="bold"/>
    </style:style>
    <style:style style:name="T338" style:family="text">
      <style:text-properties style:text-underline-style="none" fo:font-weight="normal" style:font-weight-asian="normal" style:font-weight-complex="normal"/>
    </style:style>
    <style:style style:name="T339" style:family="text">
      <style:text-properties fo:font-size="16pt" style:text-underline-style="none" fo:font-weight="bold" style:font-size-asian="16pt" style:font-weight-asian="bold" style:font-size-complex="16pt" style:font-weight-complex="bold"/>
    </style:style>
    <style:style style:name="T340" style:family="text">
      <style:text-properties fo:font-size="16pt" fo:font-weight="bold" style:font-size-asian="16pt" style:font-weight-asian="bold" style:font-size-complex="16pt" style:font-weight-complex="bold"/>
    </style:style>
    <style:style style:name="T341" style:family="text">
      <style:text-properties officeooo:rsid="001660f0"/>
    </style:style>
    <style:style style:name="T342" style:family="text">
      <style:text-properties style:font-name="Liberation Serif" fo:font-size="14pt" style:text-underline-style="none" style:font-size-asian="14pt" style:font-size-complex="14pt"/>
    </style:style>
    <style:style style:name="T343" style:family="text">
      <style:text-properties style:font-name="Liberation Serif" fo:font-size="14pt" style:text-underline-style="none" fo:font-weight="normal" style:font-size-asian="14pt" style:font-weight-asian="normal" style:font-size-complex="14pt" style:font-weight-complex="normal"/>
    </style:style>
    <style:style style:name="T344"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45"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346" style:family="text">
      <style:text-properties style:font-name="Liberation Serif" fo:font-size="14pt" fo:font-weight="bold" style:font-size-asian="14pt" style:font-weight-asian="bold" style:font-size-complex="14pt" style:font-weight-complex="bold"/>
    </style:style>
    <style:style style:name="T347" style:family="text">
      <style:text-properties style:font-name="Liberation Serif" fo:font-weight="bold" style:font-weight-asian="bold" style:font-weight-complex="bold"/>
    </style:style>
    <style:style style:name="T348" style:family="text">
      <style:text-properties style:font-name="Liberation Serif" fo:font-weight="bold" style:font-weight-asian="bold" style:font-weight-complex="bold" loext:padding="0cm" loext:border="none"/>
    </style:style>
    <style:style style:name="T349" style:family="text">
      <style:text-properties style:font-name="Liberation Serif" style:font-weight-asian="bold" style:font-weight-complex="bold"/>
    </style:style>
    <style:style style:name="T350" style:family="text">
      <style:text-properties fo:font-style="normal" style:font-style-asian="normal" style:font-style-complex="normal"/>
    </style:style>
    <style:style style:name="T351" style:family="text">
      <style:text-properties fo:font-style="normal" officeooo:rsid="00401f1d" style:font-style-asian="normal" style:font-style-complex="normal"/>
    </style:style>
    <style:style style:name="T352" style:family="text">
      <style:text-properties fo:font-style="normal" fo:font-weight="bold" style:font-style-asian="normal" style:font-weight-asian="bold" style:font-style-complex="normal" style:font-weight-complex="bold"/>
    </style:style>
    <style:style style:name="T353" style:family="text">
      <style:text-properties fo:color="#0000ff"/>
    </style:style>
    <style:style style:name="T354" style:family="text">
      <style:text-properties officeooo:rsid="00401f1d"/>
    </style:style>
    <style:style style:name="T355" style:family="text">
      <style:text-properties officeooo:rsid="005662db"/>
    </style:style>
    <style:style style:name="T356"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6">HTML</text:span></text:p>
      <text:p text:style-name="P2">elementos <text:span text:style-name="T6">HTML </text:span>tienen una etiqueta de apertura y una etiqueta de cierre. </text:p>
      <text:p text:style-name="P2">Con esta apertura iniciamos un lenguaje<text:span text:style-name="T6">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6">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6"> main, header, footer, nav, video, article, section</text:span>, entre otras. </text:p>
      <text:p text:style-name="P2">Ayuda co<text:span text:style-name="T355">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Los elementos que se necesita para agregar una imagen son :</text:p>
      <text:p text:style-name="P2"><text:span text:style-name="T6">Img</text:span> y<text:span text:style-name="T6"> 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6">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6">a </text:span>(anchor)</text:p>
      <text:p text:style-name="P6">Esta compuesto co<text:span text:style-name="T1">n</text:span> un <text:span text:style-name="T9">atributo </text:span><text:s/><text:span text:style-name="T6">hre</text:span><text:span text:style-name="T7">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88"/>
      <text:p text:style-name="P20"><text:span text:style-name="T15">Los elementos </text:span><text:span text:style-name="Source_20_Text"><text:span text:style-name="T46">a</text:span></text:span><text:span text:style-name="T15">(</text:span><text:span text:style-name="Emphasis"><text:span text:style-name="T335">anchor</text:span></text:span><text:span text:style-name="T15">) también pueden utilizarse para crear enlaces internos para saltar a diferentes secciones dentro de una página web</text:span> </text:p>
      <text:p text:style-name="P20"><draw:frame draw:style-name="fr3" draw:name="Figura14" text:anchor-type="paragraph" svg:x="0.139cm" svg:y="0cm" svg:width="11.536cm" svg:height="7.276cm" draw:z-index="13"><draw:image xlink:href="Pictures/10000000000001B400000113802D387D.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5"><text:span text:style-name="T160">elemento anchor dentro de un párrafo</text:span> </text:p>
      <text:p text:style-name="P35"/>
      <text:p text:style-name="P35"><draw:frame draw:style-name="fr3" draw:name="Figura16" text:anchor-type="paragraph" svg:x="-2cm" svg:y="0.386cm" svg:width="21.001cm" svg:height="3.161cm" draw:z-index="14"><draw:image xlink:href="Pictures/10000000000004BF000000B710EB8743.png" xlink:type="simple" xlink:show="embed" xlink:actuate="onLoad"/></draw:frame></text:p>
      <text:p text:style-name="P35"><draw:frame draw:style-name="fr3" draw:name="Figura15" text:anchor-type="paragraph" svg:x="-2cm" svg:y="0.556cm" svg:width="12.541cm" svg:height="3.572cm" draw:z-index="15"><draw:image xlink:href="Pictures/10000000000001DA00000087ECEDF2F3.png" xlink:type="simple" xlink:show="embed" xlink:actuate="onLoad"/></draw:frame></text:p>
      <text:p text:style-name="P35"/>
      <text:p text:style-name="P35"/>
      <text:p text:style-name="P35"/>
      <text:p text:style-name="P35"/>
      <text:p text:style-name="P35"/>
      <text:p text:style-name="P35"/>
      <text:p text:style-name="P35"><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35"/>
      <text:p text:style-name="P35"/>
      <text:p text:style-name="P35"/>
      <text:p text:style-name="P35"/>
      <text:p text:style-name="P35"><text:soft-page-break/></text:p>
      <text:p text:style-name="P37"/>
      <text:p text:style-name="P48"/>
      <text:p text:style-name="P35"/>
      <text:p text:style-name="P35"/>
      <text:p text:style-name="P35"/>
      <text:p text:style-name="P35"><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35"/>
      <text:p text:style-name="P35"/>
      <text:p text:style-name="P35"/>
      <text:p text:style-name="P35"/>
      <text:p text:style-name="P35"/>
      <text:p text:style-name="P35"/>
      <text:p text:style-name="P35"><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50"/>
      <text:p text:style-name="P45"><text:span text:style-name="T19">el símbolo hash</text:span><text:span text:style-name="T20">(#)</text:span><text:span text:style-name="T6"> </text:span></text:p>
      <text:p text:style-name="P51"/>
      <text:p text:style-name="P42">Nos ayuda a crear un enlace muerto</text:p>
      <text:p text:style-name="P51"><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51"/>
      <text:p text:style-name="P51"/>
      <text:p text:style-name="P50"/>
      <text:p text:style-name="P50"><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50"/>
      <text:p text:style-name="P50"/>
      <text:p text:style-name="P39"><text:span text:style-name="T338">con este simbolo sera un enlace normal</text:span><text:span text:style-name="T337">.</text:span></text:p>
      <text:p text:style-name="P50"/>
      <text:p text:style-name="P50">Convertir una imagen en enlace</text:p>
      <text:p text:style-name="P50"/>
      <text:p text:style-name="P38"><text:span text:style-name="T10">Añade tu imagen dentro de un elemento </text:span><text:span text:style-name="Source_20_Text"><text:span text:style-name="T319">a </text:span></text:span><text:span text:style-name="T24">.</text:span><text:span text:style-name="T10">A continuación, te presentamos un ejemplo:</text:span><text:span text:style-name="T339"> </text:span><text:span text:style-name="Source_20_Text"><text:span text:style-name="T314">&lt;</text:span></text:span><text:span text:style-name="Source_20_Text"><text:span text:style-name="T316">a </text:span></text:span><text:span text:style-name="Source_20_Text"><text:span text:style-name="T317">href</text:span></text:span><text:span text:style-name="Source_20_Text"><text:span text:style-name="T314">="</text:span></text:span><text:span text:style-name="Source_20_Text"><text:span text:style-name="T318">#</text:span></text:span><text:span text:style-name="Source_20_Text"><text:span text:style-name="T314">"&gt;&lt;</text:span></text:span><text:span text:style-name="Source_20_Text"><text:span text:style-name="T316">img </text:span></text:span><text:span text:style-name="Source_20_Text"><text:span text:style-name="T317">src</text:span></text:span><text:span text:style-name="Source_20_Text"><text:span text:style-name="T314">="</text:span></text:span><text:span text:style-name="Source_20_Text"><text:span text:style-name="T318">https://www.bit.ly/fcc-running-cats</text:span></text:span><text:span text:style-name="Source_20_Text"><text:span text:style-name="T314">"</text:span></text:span><text:span text:style-name="Source_20_Text"><text:span text:style-name="T316"> </text:span></text:span><text:span text:style-name="Source_20_Text"><text:span text:style-name="T317">alt</text:span></text:span><text:span text:style-name="Source_20_Text"><text:span text:style-name="T314">="</text:span></text:span><text:span text:style-name="Source_20_Text"><text:span text:style-name="T318">Three kittens running towards the camera.</text:span></text:span><text:span text:style-name="Source_20_Text"><text:span text:style-name="T314">"&gt;&lt;/</text:span></text:span><text:span text:style-name="Source_20_Text"><text:span text:style-name="T316">a</text:span></text:span><text:span text:style-name="Source_20_Text"><text:span text:style-name="T314">&gt;</text:span></text:span></text:p>
      <text:p text:style-name="P84"><text:soft-page-break/><text:span text:style-name="Source_20_Text"><text:span text:style-name="T312"/></text:span></text:p>
      <text:p text:style-name="P84"><text:span text:style-name="Source_20_Text"><text:span text:style-name="T312"/></text:span></text:p>
      <text:p text:style-name="P85"><text:span text:style-name="Source_20_Text"><text:span text:style-name="T313"/></text:span></text:p>
      <text:p text:style-name="P85"><text:span text:style-name="Source_20_Text"><text:span text:style-name="T313"/></text:span></text:p>
      <text:p text:style-name="P85"><text:span text:style-name="Source_20_Text"><text:span text:style-name="T315"/></text:span></text:p>
      <text:p text:style-name="P47">Creando lista no ordenada</text:p>
      <text:p text:style-name="P47"/>
      <text:p text:style-name="P40">esto nos ayuda a colocar lo que representa</text:p>
      <text:p text:style-name="P40">el proyecto en el que estamos trabajando</text:p>
      <text:p text:style-name="P41">creando una lista de sus cualidades.</text:p>
      <text:p text:style-name="P49"/>
      <text:p text:style-name="P50"/>
      <text:p text:style-name="P50"><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50"/>
      <text:p text:style-name="P50"/>
      <text:p text:style-name="P50"/>
      <text:p text:style-name="P50"/>
      <text:p text:style-name="P50"/>
      <text:p text:style-name="P50"/>
      <text:p text:style-name="P50"><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46"><text:span text:style-name="T19">Crea</text:span><text:span text:style-name="T21">ndo</text:span><text:span text:style-name="T19"> una lista ordenada</text:span></text:p>
      <text:p text:style-name="P59">Con estos elementos se enumeran las cualidades del proyecto</text:p>
      <text:p text:style-name="P72"><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72"/>
      <text:p text:style-name="P72"/>
      <text:p text:style-name="P72"/>
      <text:p text:style-name="P72"/>
      <text:p text:style-name="P72"><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72"/>
      <text:p text:style-name="P72"/>
      <text:p text:style-name="P72"><text:soft-page-break/></text:p>
      <text:p text:style-name="P73">Campo de Texto</text:p>
      <text:p text:style-name="P73"/>
      <text:p text:style-name="P60">Esto no ayuda a crear un formulario web</text:p>
      <text:p text:style-name="P60"><text:s text:c="2"/>sea de registro o alguna informacion de usuario.</text:p>
      <text:p text:style-name="P60">Este elemento <text:span text:style-name="T340">input</text:span> tienes un cierre automatico.</text:p>
      <text:p text:style-name="P73"><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72"/>
      <text:p text:style-name="P72"/>
      <text:p text:style-name="P72"/>
      <text:p text:style-name="P72"/>
      <text:p text:style-name="P72"/>
      <text:p text:style-name="P52"/>
      <text:p text:style-name="P52"><text:span text:style-name="T27">T</text:span><text:span text:style-name="T18">exto provisional a un campo de texto</text:span> </text:p>
      <text:p text:style-name="P52"/>
      <text:p text:style-name="P52"><text:span text:style-name="T163">El texto provisional es lo que se muestra en tu elemento de entrada, </text:span><text:span text:style-name="T164">indicando el tipo de informacion que buscaras em el sitio</text:span></text:p>
      <text:p text:style-name="P80"/>
      <text:p text:style-name="P80"/>
      <text:p text:style-name="P80"><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80"/>
      <text:p text:style-name="P80"/>
      <text:p text:style-name="P80"/>
      <text:p text:style-name="P80"/>
      <text:p text:style-name="P80"/>
      <text:p text:style-name="P80"/>
      <text:p text:style-name="P80"/>
      <text:p text:style-name="P80"/>
      <text:p text:style-name="P80"><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80"/>
      <text:p text:style-name="P80"/>
      <text:p text:style-name="P80"/>
      <text:p text:style-name="P75"/>
      <text:p text:style-name="P75"/>
      <text:p text:style-name="P75"/>
      <text:p text:style-name="P75"/>
      <text:p text:style-name="P75"/>
      <text:p text:style-name="P75"/>
      <text:p text:style-name="P75"/>
      <text:p text:style-name="P75"/>
      <text:p text:style-name="P75"/>
      <text:p text:style-name="P75"/>
      <text:p text:style-name="P52"><text:soft-page-break/><text:span text:style-name="T28">El</text:span><text:span text:style-name="T18">emento de formulario </text:span></text:p>
      <text:p text:style-name="P74"/>
      <text:p text:style-name="P43"><text:span text:style-name="T26">El elemento </text:span><text:span text:style-name="T18">form</text:span><text:span text:style-name="T26"> esta compuesto por un atributo </text:span><text:span text:style-name="T18">action</text:span></text:p>
      <text:p text:style-name="P63">Acompañado con un URL <text:s/>o direccion que queremos señalar en nuestro formulario</text:p>
      <text:p text:style-name="P63"/>
      <text:p text:style-name="P63"><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77">Agregando un boton de envio de un formulario</text:p>
      <text:p text:style-name="P77"/>
      <text:p text:style-name="P77"/>
      <text:p text:style-name="P21"><text:span text:style-name="T95">Con el boton </text:span><text:span text:style-name="T81">submit</text:span><text:span text:style-name="T95"> ayudara a </text:span><text:span text:style-name="T103">enviar los datos de tu formulario a la URL especificada con el atributo </text:span><text:span text:style-name="Source_20_Text"><text:span text:style-name="T82">action</text:span></text:span><text:span text:style-name="Source_20_Text"><text:span text:style-name="T104"> </text:span></text:span><text:span text:style-name="T103">del formulario</text:span><text:span text:style-name="T81">.</text:span></text:p>
      <text:p text:style-name="P64"><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64"/>
      <text:p text:style-name="P64"/>
      <text:p text:style-name="P64"/>
      <text:p text:style-name="P64"/>
      <text:p text:style-name="P64"/>
      <text:p text:style-name="P64"/>
      <text:p text:style-name="P64"/>
      <text:p text:style-name="P36"><text:span text:style-name="T35">Re</text:span><text:span text:style-name="T34">querir un campo </text:span></text:p>
      <text:p text:style-name="P65"><text:s/></text:p>
      <text:p text:style-name="P61">si nuestro formulario no tiene relleno no permitira el envio</text:p>
      <text:p text:style-name="P65"/>
      <text:p text:style-name="P65"/>
      <text:p text:style-name="P65"><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65"/>
      <text:p text:style-name="P65"/>
      <text:p text:style-name="P65"/>
      <text:p text:style-name="P65"/>
      <text:p text:style-name="P76"><text:soft-page-break/>Botones de Radio</text:p>
      <text:p text:style-name="P62"/>
      <text:p text:style-name="P62">Lo usamos para pregunta<text:span text:style-name="T341">s</text:span> en la que queremos que el usuario nos de una respuesta <text:span text:style-name="T341">para cada grupo o formulario</text:span></text:p>
      <text:p text:style-name="P62"/>
      <text:p text:style-name="P44"><text:span text:style-name="T32"><text:s text:c="4"/></text:span><text:span text:style-name="T26">Los botones de radio son un tipo de entrada</text:span><text:span text:style-name="T19"> </text:span><text:span text:style-name="T22">input.</text:span></text:p>
      <text:p text:style-name="P22"><text:span text:style-name="T52">Cada uno de tus botones de radio puede a</text:span><text:span text:style-name="T53">ñad</text:span><text:span text:style-name="T52">irse dentro de su propio elemento</text:span><text:span text:style-name="T47"> </text:span><text:span text:style-name="Source_20_Text"><text:span text:style-name="T48">label</text:span></text:span><text:span text:style-name="T47">.</text:span><text:span text:style-name="T52"> Envolver un elemento </text:span><text:span text:style-name="Source_20_Text"><text:span text:style-name="T48">input </text:span></text:span><text:span text:style-name="T52">dentro de un elemento </text:span><text:span text:style-name="Source_20_Text"><text:span text:style-name="T48">label </text:span></text:span><text:span text:style-name="T52">asociará automáticamente la entrada del botón de radio con el elemento </text:span><text:span text:style-name="T47">label</text:span><text:span text:style-name="T52"> que lo rodea</text:span><text:span text:style-name="T47">.</text:span></text:p>
      <text:p text:style-name="P22"><text:span text:style-name="T47"><text:s/></text:span><text:span text:style-name="T56">Cada boton debe tener el mismo atributo </text:span><text:span text:style-name="T49">name</text:span><text:span text:style-name="T56">, asi cuando selecionamos un solo boton automaticamente rechaza el outro del grupo asegurandose que el usuario de una sola respuesta.</text:span></text:p>
      <text:p text:style-name="P66"><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66"/>
      <text:p text:style-name="P66"/>
      <text:p text:style-name="P66"/>
      <text:p text:style-name="P66"/>
      <text:p text:style-name="P66"/>
      <text:p text:style-name="P66"/>
      <text:p text:style-name="P66"/>
      <text:p text:style-name="P66"/>
      <text:p text:style-name="P66"><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66"/>
      <text:p text:style-name="P66"/>
      <text:p text:style-name="P66"/>
      <text:p text:style-name="P82"><text:soft-page-break/><text:span text:style-name="T136">C</text:span><text:span text:style-name="T135">asillas de Verificacion</text:span></text:p>
      <text:p text:style-name="P78"/>
      <text:p text:style-name="P82"><text:span text:style-name="T59">Los formularios suelen usar casillas de verificación </text:span><text:span text:style-name="T71">(</text:span><text:span text:style-name="Definition"><text:span text:style-name="T123">checkboxes</text:span></text:span><text:span text:style-name="T71">)</text:span><text:span text:style-name="T59"> para preguntas que puedan tener más de una respuesta.</text:span><text:span text:style-name="T71"> </text:span></text:p>
      <text:p text:style-name="P67"/>
      <text:p text:style-name="P23"><text:span text:style-name="T74"><text:s text:c="4"/></text:span><text:span text:style-name="T59">Las casillas de verificación son un tipo de</text:span><text:span text:style-name="T73"> </text:span><text:span text:style-name="Source_20_Text"><text:span text:style-name="T75">input </text:span></text:span><text:span text:style-name="T59">(entrada).</text:span><text:span text:style-name="T71"> </text:span></text:p>
      <text:p text:style-name="P68"/>
      <text:p text:style-name="P23"><text:span text:style-name="T59">Cada una de tus casillas de verificación puede a</text:span><text:span text:style-name="T60">ña</text:span><text:span text:style-name="T59">d</text:span><text:span text:style-name="T60">i</text:span><text:span text:style-name="T59">rse dentro de su propio elemento </text:span><text:span text:style-name="Source_20_Text"><text:span text:style-name="T75">label</text:span></text:span><text:span text:style-name="T59">. Envolver un elemento</text:span><text:span text:style-name="T73"> </text:span><text:span text:style-name="Source_20_Text"><text:span text:style-name="T75">input </text:span></text:span><text:span text:style-name="T59">dentro de un elemento </text:span><text:span text:style-name="Source_20_Text"><text:span text:style-name="T75">label </text:span></text:span><text:span text:style-name="T59">asociará automáticamente ese </text:span><text:span text:style-name="T73">input</text:span><text:span text:style-name="T59"> de tipo </text:span><text:span text:style-name="T73">checkbox</text:span><text:span text:style-name="T59"> con el elemento </text:span><text:span text:style-name="T73">label</text:span><text:span text:style-name="T59"> que lo rode</text:span><text:span text:style-name="T60">a.</text:span></text:p>
      <text:p text:style-name="P69"/>
      <text:p text:style-name="P24"><text:span text:style-name="T60">Todos los inputs de tipo casilla de verificación que están relacionados entre sí deben tener el mismo atributo </text:span><text:span text:style-name="Source_20_Text"><text:span text:style-name="T76">name</text:span></text:span></text:p>
      <text:p text:style-name="P24"><text:span text:style-name="Source_20_Text"><text:span text:style-name="T76"/></text:span></text:p>
      <text:p text:style-name="P24"><text:span text:style-name="Source_20_Text"><text:span text:style-name="T62">Establecemos el elemento </text:span></text:span><text:span text:style-name="Source_20_Text"><text:span text:style-name="T76">label</text:span></text:span><text:span text:style-name="Source_20_Text"><text:span text:style-name="T62"> con un atributo</text:span></text:span><text:span text:style-name="Source_20_Text"><text:span text:style-name="T76"> for.</text:span></text:span></text:p>
      <text:p text:style-name="P24"><text:span text:style-name="Source_20_Text"><text:span text:style-name="T62">Para que coincida con el atributo </text:span></text:span><text:span text:style-name="Source_20_Text"><text:span text:style-name="T76">id</text:span></text:span><text:span text:style-name="Source_20_Text"><text:span text:style-name="T62"> de nuestro elemento </text:span></text:span><text:span text:style-name="Source_20_Text"><text:span text:style-name="T76">input</text:span></text:span><text:span text:style-name="Source_20_Text"><text:span text:style-name="T62"> asociado</text:span></text:span></text:p>
      <text:p text:style-name="P24"><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62"/></text:span></text:p>
      <text:p text:style-name="P24"><text:span text:style-name="Source_20_Text"><text:span text:style-name="T76"/></text:span></text:p>
      <text:p text:style-name="P70"/>
      <text:p text:style-name="P70"/>
      <text:p text:style-name="P70"/>
      <text:p text:style-name="P70"/>
      <text:p text:style-name="P70"/>
      <text:p text:style-name="P70"><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71"/>
      <text:p text:style-name="P81"/>
      <text:p text:style-name="P66"/>
      <text:p text:style-name="P66"/>
      <text:p text:style-name="P66"/>
      <text:p text:style-name="P66"/>
      <text:p text:style-name="P66"><text:s/></text:p>
      <text:p text:style-name="P53"><text:span text:style-name="T42">A</text:span><text:span text:style-name="T41">tributo </text:span><text:span text:style-name="T42">(</text:span><text:span text:style-name="T41">value</text:span><text:span text:style-name="T42">)</text:span><text:span text:style-name="T41"> con botones de radio y casillas de verificación</text:span></text:p>
      <text:p text:style-name="P79"/>
      <text:p text:style-name="P53"><text:span text:style-name="T170">Cuando se envía un formulario, los datos se envían al servidor e incluyen entradas para las opciones seleccionadas. Los inputs de tipo </text:span><text:span text:style-name="Source_20_Text"><text:span text:style-name="T125">radio </text:span></text:span><text:span text:style-name="T170">y </text:span><text:span text:style-name="Source_20_Text"><text:span text:style-name="T125">checkbox </text:span></text:span><text:span text:style-name="T170">reportan sus valores desde el atributo </text:span><text:span text:style-name="Source_20_Text"><text:span text:style-name="T130">value.</text:span></text:span></text:p>
      <text:p text:style-name="P53"><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130"/></text:span></text:p>
      <text:p text:style-name="P53"><text:span text:style-name="Source_20_Text"><text:span text:style-name="T130"/></text:span></text:p>
      <text:p text:style-name="P53"><text:span text:style-name="Source_20_Text"><text:span text:style-name="T130"/></text:span></text:p>
      <text:p text:style-name="P53"><text:span text:style-name="Source_20_Text"><text:span text:style-name="T130"/></text:span></text:p>
      <text:p text:style-name="P53"><text:span text:style-name="Source_20_Text"><text:span text:style-name="T130"/></text:span></text:p>
      <text:p text:style-name="P53"><text:span text:style-name="Source_20_Text"><text:span text:style-name="T130"/></text:span></text:p>
      <text:p text:style-name="P53"><text:span text:style-name="Source_20_Text"><text:span text:style-name="T130"/></text:span></text:p>
      <text:p text:style-name="P53"><text:span text:style-name="Source_20_Text"><text:span text:style-name="T130"/></text:span></text:p>
      <text:p text:style-name="P53"><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130"/></text:span></text:p>
      <text:p text:style-name="P53"><text:span text:style-name="Source_20_Text"><text:span text:style-name="T130"/></text:span></text:p>
      <text:p text:style-name="P53"><text:span text:style-name="Source_20_Text"><text:span text:style-name="T130"/></text:span></text:p>
      <text:p text:style-name="P53"><text:span text:style-name="Source_20_Text"><text:span text:style-name="T130"/></text:span></text:p>
      <text:p text:style-name="P53"><text:span text:style-name="Source_20_Text"><text:span text:style-name="T130"/></text:span></text:p>
      <text:p text:style-name="P53"><text:span text:style-name="Source_20_Text"><text:span text:style-name="T130"/></text:span></text:p>
      <text:p text:style-name="P53"><text:span text:style-name="Source_20_Text"><text:span text:style-name="T130"/></text:span></text:p>
      <text:p text:style-name="P53"><text:span text:style-name="Source_20_Text"><text:span text:style-name="T130"/></text:span></text:p>
      <text:p text:style-name="P53"><text:span text:style-name="Source_20_Text"><text:span text:style-name="T130"/></text:span></text:p>
      <text:p text:style-name="P53"><text:span text:style-name="Source_20_Text"><text:span text:style-name="T130"/></text:span></text:p>
      <text:p text:style-name="P54"><text:span text:style-name="Source_20_Text"><text:span text:style-name="T127">Funciona como informacion interna que se envia al servidor cuando el usuario llena las preguntas.</text:span></text:span></text:p>
      <text:p text:style-name="P54"><text:span text:style-name="Source_20_Text"><text:span text:style-name="T142"/></text:span></text:p>
      <text:p text:style-name="P55"><text:span text:style-name="Source_20_Text"><text:span text:style-name="T138">Marca botones de radio y casillas de verificación por defecto</text:span></text:span></text:p>
      <text:p text:style-name="P56"><text:span text:style-name="Source_20_Text"><text:span text:style-name="T132"/></text:span></text:p>
      <text:p text:style-name="P56"><text:span text:style-name="Source_20_Text"><text:span text:style-name="T128">Su funcion es para cuando iniciemos a la web esten marcado los botones y </text:span></text:span></text:p>
      <text:p text:style-name="P56"><text:span text:style-name="Source_20_Text"><text:span text:style-name="T128">nuestras casillas por defecto. </text:span></text:span></text:p>
      <text:p text:style-name="P56"><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132"/></text:span></text:p>
      <text:p text:style-name="P56"><text:span text:style-name="Source_20_Text"><text:span text:style-name="T132"/></text:span></text:p>
      <text:p text:style-name="P56"><text:span text:style-name="Source_20_Text"><text:span text:style-name="T132"/></text:span></text:p>
      <text:p text:style-name="P56"><text:span text:style-name="Source_20_Text"><text:span text:style-name="T132"/></text:span></text:p>
      <text:p text:style-name="P56"><text:span text:style-name="Source_20_Text"><text:span text:style-name="T132"/></text:span></text:p>
      <text:p text:style-name="P56"><text:span text:style-name="Source_20_Text"><text:span text:style-name="T132"/></text:span></text:p>
      <text:p text:style-name="P57"><text:span text:style-name="Source_20_Text"><text:span text:style-name="T133"/></text:span></text:p>
      <text:p text:style-name="P57"><text:span text:style-name="Source_20_Text"><text:span text:style-name="T133"/></text:span></text:p>
      <text:p text:style-name="P57"><text:span text:style-name="Source_20_Text"><text:span text:style-name="T137">Añadiendo mucho elemento con (div)</text:span></text:span></text:p>
      <text:p text:style-name="P57"><text:span text:style-name="Source_20_Text"><text:span text:style-name="T137"/></text:span></text:p>
      <text:p text:style-name="P57"><text:span text:style-name="Source_20_Text"><text:span text:style-name="T126">El elemento </text:span></text:span><text:span text:style-name="Source_20_Text"><text:span text:style-name="T131">div,</text:span></text:span><text:span text:style-name="Source_20_Text"><text:span text:style-name="T126"> también conocido como elemento de división, es un contenedor de propósito general para otros elementos.</text:span></text:span><text:span text:style-name="Source_20_Text"><text:span text:style-name="T131"> </text:span></text:span></text:p>
      <text:p text:style-name="P25"><text:span text:style-name="Source_20_Text"><text:span text:style-name="T80"><text:s text:c="2"/></text:span></text:span><text:span text:style-name="Source_20_Text"><text:span text:style-name="T67">Al igual que cualquier otro elemento sin cierre automático, puedes abrir un elemento </text:span></text:span><text:span text:style-name="Source_20_Text"><text:span text:style-name="T80">div</text:span></text:span><text:span text:style-name="Source_20_Text"><text:span text:style-name="T67"> con </text:span></text:span><text:span text:style-name="Source_20_Text"><text:span text:style-name="T80">&lt;div&gt; </text:span></text:span><text:span text:style-name="Source_20_Text"><text:span text:style-name="T67">y cerrarlo en otra línea con</text:span></text:span><text:span text:style-name="Source_20_Text"><text:span text:style-name="T11"> </text:span></text:span><text:span text:style-name="Source_20_Text"><text:span text:style-name="T80">&lt;/div&gt;</text:span></text:span><text:span text:style-name="Source_20_Text"><text:span text:style-name="T134">.</text:span></text:span></text:p>
      <text:p text:style-name="P25"><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134"/></text:span></text:p>
      <text:p text:style-name="P57"><text:span text:style-name="Source_20_Text"><text:span text:style-name="T133"/></text:span></text:p>
      <text:p text:style-name="P57"><text:span text:style-name="Source_20_Text"><text:span text:style-name="T137"/></text:span></text:p>
      <text:p text:style-name="P57"><text:span text:style-name="Source_20_Text"><text:span text:style-name="T137"/></text:span></text:p>
      <text:p text:style-name="P57"><text:span text:style-name="Source_20_Text"><text:span text:style-name="T137"/></text:span></text:p>
      <text:p text:style-name="P57"><text:span text:style-name="Source_20_Text"><text:span text:style-name="T137"/></text:span></text:p>
      <text:p text:style-name="P57"><text:span text:style-name="Source_20_Text"><text:span text:style-name="T137"/></text:span></text:p>
      <text:p text:style-name="P57"><text:span text:style-name="Source_20_Text"><text:span text:style-name="T137"/></text:span></text:p>
      <text:p text:style-name="P57"><text:span text:style-name="Source_20_Text"><text:span text:style-name="T137"/></text:span></text:p>
      <text:p text:style-name="P57"><text:span text:style-name="Source_20_Text"><text:span text:style-name="T137"/></text:span></text:p>
      <text:p text:style-name="P57"><text:span text:style-name="Source_20_Text"><text:span text:style-name="T137"/></text:span></text:p>
      <text:p text:style-name="P57"><text:span text:style-name="Source_20_Text"><text:span text:style-name="T137"/></text:span></text:p>
      <text:p text:style-name="P57"><text:soft-page-break/><text:span text:style-name="Source_20_Text"><text:span text:style-name="T137"/></text:span></text:p>
      <text:p text:style-name="P58"><text:span text:style-name="Source_20_Text"><text:span text:style-name="T139">Declara el Doctype de un documento HTML</text:span></text:span></text:p>
      <text:p text:style-name="P58"><text:span text:style-name="Source_20_Text"><text:span text:style-name="T137"/></text:span></text:p>
      <text:p text:style-name="P58"><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117">Con el doctype debemos siempre indicar el tipo de documento que usamos en nuestra pagina o version de </text:span></text:span><text:span text:style-name="Source_20_Text"><text:span text:style-name="T120">html</text:span></text:span><text:span text:style-name="Source_20_Text"><text:span text:style-name="T117"> que maneja nuestro documento web</text:span></text:span></text:p>
      <text:p text:style-name="P26"><text:span text:style-name="Source_20_Text"><text:span text:style-name="T108"><text:s text:c="3"/></text:span></text:span><text:span text:style-name="Source_20_Text"><text:span text:style-name="T328">Cuando escribimos nuestro documento </text:span></text:span><text:span text:style-name="Source_20_Text"><text:span text:style-name="T327">HTML</text:span></text:span><text:span text:style-name="Source_20_Text"><text:span text:style-name="T328">, lo primero que tenemos que escribir es el </text:span></text:span><text:span text:style-name="Source_20_Text"><text:span text:style-name="Strong_20_Emphasis"><text:span text:style-name="T327">doctype</text:span></text:span></text:span><text:span text:style-name="Source_20_Text"><text:span text:style-name="T117"> </text:span></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7"><text:span text:style-name="Source_20_Text"><text:span text:style-name="T143">Definir el encabezado y el cuerpo de un Documento HTML</text:span></text:span></text:p>
      <text:p text:style-name="P27"><text:span text:style-name="Source_20_Text"><text:span text:style-name="T151"><text:s/></text:span></text:span></text:p>
      <text:p text:style-name="P26"><text:span text:style-name="Source_20_Text"><text:span text:style-name="T105">Puedes agregar otro nivel de organización en tu documento HTML dentro de las etiquetas </text:span></text:span><text:span text:style-name="Source_20_Text"><text:span text:style-name="T83">html</text:span></text:span><text:span text:style-name="Source_20_Text"><text:span text:style-name="T105"> con los elementos </text:span></text:span><text:span text:style-name="Source_20_Text"><text:span text:style-name="T83">head </text:span></text:span><text:span text:style-name="Source_20_Text"><text:span text:style-name="T105">y </text:span></text:span><text:span text:style-name="Source_20_Text"><text:span text:style-name="T83">body</text:span></text:span><text:span text:style-name="Source_20_Text"><text:span text:style-name="T105">. Cualquier código con información sobre tu página iría dentro de la etiqueta </text:span></text:span><text:span text:style-name="Source_20_Text"><text:span text:style-name="T83">head</text:span></text:span><text:span text:style-name="Source_20_Text"><text:span text:style-name="T105"> .Entonces, cualquier código con el contenido de la página (lo que se muestra para un usuario) iría dentro de la etiqueta </text:span></text:span><text:span text:style-name="Source_20_Text"><text:span text:style-name="T329">body</text:span></text:span><text:span text:style-name="Source_20_Text"><text:span text:style-name="T105">.</text:span></text:span><text:span text:style-name="Source_20_Text"><text:span text:style-name="T121"> </text:span></text:span></text:p>
      <text:p text:style-name="P26"><text:span text:style-name="Source_20_Text"><text:span text:style-name="T83"><text:s/></text:span></text:span><text:span text:style-name="Source_20_Text"><text:span text:style-name="T105">Elementos de metadatos, cuentos de Como </text:span></text:span><text:span text:style-name="Source_20_Text"><text:span text:style-name="T83">link, meta, title,</text:span></text:span><text:span text:style-name="Source_20_Text"><text:span text:style-name="T105"> y </text:span></text:span><text:span text:style-name="Source_20_Text"><text:span text:style-name="T83">style</text:span></text:span><text:span text:style-name="Source_20_Text"><text:span text:style-name="T105">, tipicamente van Dentro del Elemento </text:span></text:span><text:span text:style-name="Source_20_Text"><text:span text:style-name="T83">head</text:span></text:span><text:span text:style-name="Source_20_Text"><text:span text:style-name="T105">.</text:span></text:span><text:span text:style-name="Source_20_Text"><text:span text:style-name="T121"> </text:span></text:span></text:p>
      <text:p text:style-name="P26"><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26"><text:span text:style-name="Source_20_Text"><text:span text:style-name="T117"/></text:span></text:p>
      <text:p text:style-name="P83"><text:soft-page-break/><text:span text:style-name="Source_20_Text"><text:span text:style-name="T152">CSS BASICO</text:span></text:span></text:p>
      <text:p text:style-name="P27"><text:span text:style-name="Source_20_Text"><text:span text:style-name="T152"/></text:span></text:p>
      <text:p text:style-name="P28"><text:span text:style-name="Source_20_Text"><text:span text:style-name="T153">Cambiando color del texto</text:span></text:span></text:p>
      <text:p text:style-name="P28"><text:span text:style-name="Source_20_Text"><text:span text:style-name="T153"/></text:span></text:p>
      <text:p text:style-name="P28"><text:span text:style-name="Source_20_Text"><text:span text:style-name="T118">Esta formado por una propiedades de </text:span></text:span><text:span text:style-name="Source_20_Text"><text:span text:style-name="T122">style</text:span></text:span><text:span text:style-name="Source_20_Text"><text:span text:style-name="T118"> y </text:span></text:span><text:span text:style-name="Source_20_Text"><text:span text:style-name="T122">color.</text:span></text:span></text:p>
      <text:p text:style-name="P28"><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122"/></text:span></text:p>
      <text:p text:style-name="P28"><text:span text:style-name="Source_20_Text"><text:span text:style-name="T122"/></text:span></text:p>
      <text:p text:style-name="P28"><text:span text:style-name="Source_20_Text"><text:span text:style-name="T122"/></text:span></text:p>
      <text:p text:style-name="P28"><text:span text:style-name="Source_20_Text"><text:span text:style-name="T122"/></text:span></text:p>
      <text:p text:style-name="P28"><text:span text:style-name="Source_20_Text"><text:span text:style-name="T122"/></text:span></text:p>
      <text:p text:style-name="P28"><text:span text:style-name="Source_20_Text"><text:span text:style-name="T122"/></text:span></text:p>
      <text:p text:style-name="P28"><text:span text:style-name="Source_20_Text"><text:span text:style-name="T122"/></text:span></text:p>
      <text:p text:style-name="P28"><text:span text:style-name="Source_20_Text"><text:span text:style-name="T118">Debemos tener en cuenta de terminar las declaraciones de </text:span></text:span><text:span text:style-name="Source_20_Text"><text:span text:style-name="T122">style</text:span></text:span><text:span text:style-name="Source_20_Text"><text:span text:style-name="T118"> con un punto y coma (;)</text:span></text:span></text:p>
      <text:p text:style-name="P28"><text:span text:style-name="Source_20_Text"><text:span text:style-name="T118"/></text:span></text:p>
      <text:p text:style-name="P28"><text:span text:style-name="Source_20_Text"><text:span text:style-name="T118"/></text:span></text:p>
      <text:p text:style-name="P28"><text:span text:style-name="Source_20_Text"><text:span text:style-name="T144">Utiliza selectores CSS para dar estilo a elementos</text:span></text:span><text:span text:style-name="Source_20_Text"><text:span text:style-name="T153"> </text:span></text:span></text:p>
      <text:p text:style-name="P28"><text:span text:style-name="Source_20_Text"><text:span text:style-name="T44"/></text:span></text:p>
      <text:p text:style-name="P28"><text:span text:style-name="Source_20_Text"><text:span text:style-name="T97">Cuando escribimos </text:span></text:span><text:span text:style-name="Source_20_Text"><text:span text:style-name="T84">&lt;h2 style="color: red;"&gt;CatPhotoApp&lt;/h2&gt;</text:span></text:span><text:span text:style-name="Source_20_Text"><text:span text:style-name="T96">, estabas aplicando un estilo a ese elemento </text:span></text:span><text:span text:style-name="Source_20_Text"><text:span text:style-name="T84">h2</text:span></text:span><text:span text:style-name="Source_20_Text"><text:span text:style-name="T96"> específico usando CSS en línea</text:span></text:span><text:span text:style-name="Source_20_Text"><text:span text:style-name="T118"> </text:span></text:span></text:p>
      <text:p text:style-name="P29"><text:span text:style-name="Source_20_Text"><text:span text:style-name="T119"><text:s/>Seria una manera directa al codigo que queremos usar un style de color.</text:span></text:span></text:p>
      <text:p text:style-name="P29"><text:span text:style-name="Source_20_Text"><text:span text:style-name="T14">I</text:span></text:span><text:span text:style-name="Source_20_Text"><text:span text:style-name="T97">nline CSS es una de las formas de especificar el estilo de un elemento, pero existe una mejor forma de aplicar estilos CSS</text:span></text:span><text:span text:style-name="Source_20_Text"><text:span text:style-name="T119"> </text:span></text:span></text:p>
      <text:p text:style-name="P29"><text:span text:style-name="Source_20_Text"><text:span text:style-name="T119"/></text:span></text:p>
      <text:p text:style-name="P29"><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text:span text:style-name="Source_20_Text"><text:span text:style-name="T119"/></text:span></text:p>
      <text:p text:style-name="P29"><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97"/></text:span></text:p>
      <text:p text:style-name="P31"><text:span text:style-name="Source_20_Text"><text:span text:style-name="T97">Es importante tener tanto llaves de apertura como de cierre ( </text:span></text:span><text:span text:style-name="Source_20_Text"><text:span text:style-name="T85">{ </text:span></text:span><text:span text:style-name="Source_20_Text"><text:span text:style-name="T97">y </text:span></text:span><text:span text:style-name="Source_20_Text"><text:span text:style-name="T330">}</text:span></text:span><text:span text:style-name="Source_20_Text"><text:span text:style-name="T85"> </text:span></text:span><text:span text:style-name="Source_20_Text"><text:span text:style-name="T97">) alrededor de la (s) regla (s) de estilo de cada elemento.</text:span></text:span></text:p>
      <text:p text:style-name="P29"><text:span text:style-name="Source_20_Text"><text:span text:style-name="T97"/></text:span></text:p>
      <text:p text:style-name="P29"><text:span text:style-name="Source_20_Text"><text:span text:style-name="T159">C</text:span></text:span><text:span text:style-name="Source_20_Text"><text:span text:style-name="T158">lase CSS para aplicar estilos a </text:span></text:span><text:span text:style-name="Source_20_Text"><text:span text:style-name="T159">u</text:span></text:span><text:span text:style-name="Source_20_Text"><text:span text:style-name="T158">n elemento</text:span></text:span><text:span text:style-name="Source_20_Text"><text:span text:style-name="T97"> </text:span></text:span></text:p>
      <text:p text:style-name="P29"><text:span text:style-name="Source_20_Text"><text:span text:style-name="T97"/></text:span></text:p>
      <text:p text:style-name="P30"><text:span text:style-name="Source_20_Text"><text:span text:style-name="T98">Las clases son estilos reutilizables que se pueden agregar a los elementos HTML </text:span></text:span></text:p>
      <text:p text:style-name="P29"><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97"/></text:span></text:p>
      <text:p text:style-name="P29"><text:span text:style-name="Source_20_Text"><text:span text:style-name="T97"/></text:span></text:p>
      <text:p text:style-name="P29"><text:span text:style-name="Source_20_Text"><text:span text:style-name="T97"/></text:span></text:p>
      <text:p text:style-name="P29"><text:span text:style-name="Source_20_Text"><text:span text:style-name="T97"/></text:span></text:p>
      <text:p text:style-name="P29"><text:span text:style-name="Source_20_Text"><text:span text:style-name="T97"/></text:span></text:p>
      <text:p text:style-name="P29"><text:span text:style-name="Source_20_Text"><text:span text:style-name="T97"/></text:span></text:p>
      <text:p text:style-name="P29"><text:span text:style-name="Source_20_Text"><text:span text:style-name="T97"/></text:span></text:p>
      <text:p text:style-name="P29"><text:span text:style-name="Source_20_Text"><text:span text:style-name="T97"/></text:span></text:p>
      <text:p text:style-name="P29"><text:span text:style-name="Source_20_Text"><text:span text:style-name="T97"/></text:span></text:p>
      <text:p text:style-name="P29"><text:span text:style-name="Source_20_Text"><text:span text:style-name="T97"/></text:span></text:p>
      <text:p text:style-name="P29"><text:span text:style-name="Source_20_Text"><text:span text:style-name="T97"/></text:span></text:p>
      <text:p text:style-name="P29"><text:span text:style-name="Source_20_Text"><text:span text:style-name="T97"/></text:span></text:p>
      <text:p text:style-name="P29"><text:span text:style-name="Source_20_Text"><text:span text:style-name="T97">hemos creado una clase CSS llamada </text:span></text:span><text:span text:style-name="Source_20_Text"><text:span text:style-name="T85">blue-text </text:span></text:span><text:span text:style-name="Source_20_Text"><text:span text:style-name="T97">dentro de la etiqueta </text:span></text:span><text:span text:style-name="Source_20_Text"><text:span text:style-name="T85">&lt;style&gt;.</text:span></text:span><text:span text:style-name="Source_20_Text"><text:span text:style-name="T97"> PUEDES APLICAR Una clase una ONU Elemento HTML of this Modo:</text:span></text:span><text:span text:style-name="Source_20_Text"><text:span text:style-name="T85">&lt;h2 class="blue-text"&gt;CatPhotoApp&lt;/h2&gt;</text:span></text:span><text:span text:style-name="Source_20_Text"><text:span text:style-name="T97">. Ten en cuenta que en tu elemento CSS s</text:span></text:span><text:span text:style-name="Source_20_Text"><text:span text:style-name="T85">tyle,</text:span></text:span><text:span text:style-name="Source_20_Text"><text:span text:style-name="T97"> los nombres de clase comienzan con un punto. En el atributo "class" de tus elementos HTML, el nombre de la clase no lleva punto delante. </text:span></text:span></text:p>
      <text:p text:style-name="P29"><text:span text:style-name="Source_20_Text"><text:span text:style-name="T97"/></text:span></text:p>
      <text:p text:style-name="P29"><text:span text:style-name="Source_20_Text"><text:span text:style-name="T97"/></text:span></text:p>
      <text:p text:style-name="P32"><text:span text:style-name="Source_20_Text"><text:span text:style-name="T145"/></text:span></text:p>
      <text:p text:style-name="P32"><text:span text:style-name="Source_20_Text"><text:span text:style-name="T145"/></text:span></text:p>
      <text:p text:style-name="P32"><text:span text:style-name="Source_20_Text"><text:span text:style-name="T145"/></text:span></text:p>
      <text:p text:style-name="P32"><text:span text:style-name="Source_20_Text"><text:span text:style-name="T145"/></text:span></text:p>
      <text:p text:style-name="P32"><text:span text:style-name="Source_20_Text"><text:span text:style-name="T145"/></text:span></text:p>
      <text:p text:style-name="P32"><text:span text:style-name="Source_20_Text"><text:span text:style-name="T145"/></text:span></text:p>
      <text:p text:style-name="P32"><text:span text:style-name="Source_20_Text"><text:span text:style-name="T145"/></text:span></text:p>
      <text:p text:style-name="P32"><text:span text:style-name="Source_20_Text"><text:span text:style-name="T145"/></text:span></text:p>
      <text:p text:style-name="P32"><text:span text:style-name="Source_20_Text"><text:span text:style-name="T145"/></text:span></text:p>
      <text:p text:style-name="P32"><text:span text:style-name="Source_20_Text"><text:span text:style-name="T145"/></text:span></text:p>
      <text:p text:style-name="P32"><text:span text:style-name="Source_20_Text"><text:span text:style-name="T145"/></text:span></text:p>
      <text:p text:style-name="P32"><text:span text:style-name="Source_20_Text"><text:span text:style-name="T145"/></text:span></text:p>
      <text:p text:style-name="P32"><text:soft-page-break/><text:span text:style-name="Source_20_Text"><text:span text:style-name="T145">Clase CSS en multiples elementos</text:span></text:span></text:p>
      <text:p text:style-name="P32"><text:span text:style-name="Source_20_Text"><text:span text:style-name="T112"/></text:span></text:p>
      <text:p text:style-name="P32"><text:span text:style-name="Source_20_Text"><text:span text:style-name="T112">Esto nos permite usar el mismo estilo con vários elementos </text:span></text:span><text:span text:style-name="Source_20_Text"><text:span text:style-name="T113">HTML </text:span></text:span><text:span text:style-name="Source_20_Text"><text:span text:style-name="T112">aplicando el atributo “class</text:span></text:span><text:span text:style-name="Source_20_Text"><text:span text:style-name="T113">”</text:span></text:span></text:p>
      <text:p text:style-name="P29"><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97"/></text:span></text:p>
      <text:p text:style-name="P29"><text:span text:style-name="Source_20_Text"><text:span text:style-name="T147"/></text:span></text:p>
      <text:p text:style-name="P29"><text:span text:style-name="Source_20_Text"><text:span text:style-name="T147">El</text:span></text:span><text:span text:style-name="Source_20_Text"><text:span text:style-name="T146"> tamaño de fuente de un elemento</text:span></text:span><text:span text:style-name="Source_20_Text"><text:span text:style-name="T148">s</text:span></text:span></text:p>
      <text:p text:style-name="P29"><text:span text:style-name="Source_20_Text"><text:span text:style-name="T146"/></text:span></text:p>
      <text:p text:style-name="P33"><text:span text:style-name="Source_20_Text"><text:span text:style-name="T99">Con el</text:span></text:span><text:span text:style-name="Source_20_Text"><text:span text:style-name="T86"> font-size</text:span></text:span><text:span text:style-name="Source_20_Text"><text:span text:style-name="T99"> aumentamos el tamaño de nuestro elemento.</text:span></text:span></text:p>
      <text:p text:style-name="P33"><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99"> </text:span></text:span></text:p>
      <text:p text:style-name="P33"><text:span text:style-name="Source_20_Text"><text:span text:style-name="T99"><text:s/>Debe esta</text:span></text:span><text:span text:style-name="Source_20_Text"><text:span text:style-name="T100">r dentro</text:span></text:span><text:span text:style-name="Source_20_Text"><text:span text:style-name="T99"> </text:span></text:span><text:span text:style-name="Source_20_Text"><text:span text:style-name="T100">de</text:span></text:span><text:span text:style-name="Source_20_Text"><text:span text:style-name="T99"> la etiqueta </text:span></text:span><text:span text:style-name="Source_20_Text"><text:span text:style-name="T86">style</text:span></text:span></text:p>
      <text:p text:style-name="P33"><text:span text:style-name="Source_20_Text"><text:span text:style-name="T86"/></text:span></text:p>
      <text:p text:style-name="P33"><text:span text:style-name="Source_20_Text"><text:span text:style-name="T86"/></text:span></text:p>
      <text:p text:style-name="P33"><text:span text:style-name="Source_20_Text"><text:span text:style-name="T86"/></text:span></text:p>
      <text:p text:style-name="P33"><text:span text:style-name="Source_20_Text"><text:span text:style-name="T86"/></text:span></text:p>
      <text:p text:style-name="P33"><text:span text:style-name="Source_20_Text"><text:span text:style-name="T86"/></text:span></text:p>
      <text:p text:style-name="P33"><text:span text:style-name="Source_20_Text"><text:span text:style-name="T86"/></text:span></text:p>
      <text:p text:style-name="P33"><text:span text:style-name="Source_20_Text"><text:span text:style-name="T86"/></text:span></text:p>
      <text:p text:style-name="P33"><text:span text:style-name="Source_20_Text"><text:span text:style-name="T86"/></text:span></text:p>
      <text:p text:style-name="P33"><text:span text:style-name="Source_20_Text"><text:span text:style-name="T86"/></text:span></text:p>
      <text:p text:style-name="P33"><text:span text:style-name="Source_20_Text"><text:span text:style-name="T86"/></text:span></text:p>
      <text:p text:style-name="P33"><text:span text:style-name="Source_20_Text"><text:span text:style-name="T86"/></text:span></text:p>
      <text:p text:style-name="P33"><text:span text:style-name="Source_20_Text"><text:span text:style-name="T86"/></text:span></text:p>
      <text:p text:style-name="P33"><text:span text:style-name="Source_20_Text"><text:span text:style-name="T86"/></text:span></text:p>
      <text:p text:style-name="P33"><text:span text:style-name="Source_20_Text"><text:span text:style-name="T86"/></text:span></text:p>
      <text:p text:style-name="P33"><text:span text:style-name="Source_20_Text"><text:span text:style-name="T86"/></text:span></text:p>
      <text:p text:style-name="P33"><text:soft-page-break/><text:span text:style-name="Source_20_Text"><text:span text:style-name="T148"> la propiedad </text:span></text:span><text:span text:style-name="Source_20_Text"><text:span text:style-name="T149">(</text:span></text:span><text:span text:style-name="Source_20_Text"><text:span text:style-name="T148">font-family</text:span></text:span><text:span text:style-name="Source_20_Text"><text:span text:style-name="T149">)</text:span></text:span></text:p>
      <text:p text:style-name="P33"><text:span text:style-name="Source_20_Text"><text:span text:style-name="T148"/></text:span></text:p>
      <text:p text:style-name="P33"><text:span text:style-name="Source_20_Text"><text:span text:style-name="T99">font-family (familia de fuente). </text:span></text:span><text:span text:style-name="Source_20_Text"><text:span text:style-name="T100">Para esta</text:span></text:span><text:span text:style-name="Source_20_Text"><text:span text:style-name="T101">b</text:span></text:span><text:span text:style-name="Source_20_Text"><text:span text:style-name="T100">lecer un estilo de letra a un elemento</text:span></text:span></text:p>
      <text:p text:style-name="P33"><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100"/></text:span></text:p>
      <text:p text:style-name="P33"><text:span text:style-name="Source_20_Text"><text:span text:style-name="T100"/></text:span></text:p>
      <text:p text:style-name="P33"><text:span text:style-name="Source_20_Text"><text:span text:style-name="T100"/></text:span></text:p>
      <text:p text:style-name="P33"><text:span text:style-name="Source_20_Text"><text:span text:style-name="T100"/></text:span></text:p>
      <text:p text:style-name="P33"><text:span text:style-name="Source_20_Text"><text:span text:style-name="T100"/></text:span></text:p>
      <text:p text:style-name="P33"><text:span text:style-name="Source_20_Text"><text:span text:style-name="T100"/></text:span></text:p>
      <text:p text:style-name="P33"><text:span text:style-name="Source_20_Text"><text:span text:style-name="T100"/></text:span></text:p>
      <text:p text:style-name="P33"><text:span text:style-name="Source_20_Text"><text:span text:style-name="T100"/></text:span></text:p>
      <text:p text:style-name="P33"><text:span text:style-name="Source_20_Text"><text:span text:style-name="T100"/></text:span></text:p>
      <text:p text:style-name="P33"><text:span text:style-name="Source_20_Text"><text:span text:style-name="T100"/></text:span></text:p>
      <text:p text:style-name="P33"><text:span text:style-name="Source_20_Text"><text:span text:style-name="T100"/></text:span></text:p>
      <text:p text:style-name="P33"><text:span text:style-name="Source_20_Text"><text:span text:style-name="T100"/></text:span></text:p>
      <text:p text:style-name="P33"><text:span text:style-name="Source_20_Text"><text:span text:style-name="T100"/></text:span></text:p>
      <text:p text:style-name="P33"><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100"/></text:span></text:p>
      <text:p text:style-name="P34"><text:span text:style-name="Source_20_Text"><text:span text:style-name="T149">Importa una fuente de Google Fonts</text:span></text:span></text:p>
      <text:p text:style-name="P34"><text:span text:style-name="Source_20_Text"><text:span text:style-name="T149"/></text:span></text:p>
      <text:p text:style-name="P86"><text:span text:style-name="Source_20_Text"><text:span text:style-name="T181">Google Fonts. </text:span></text:span><text:span text:style-name="Source_20_Text"><text:span text:style-name="T106">es una biblioteca gratuita de fuentes web que puedes utilizar en tu código CSS, haciendo referencia a la URL de la fuente.</text:span></text:span></text:p>
      <text:p text:style-name="P140"><text:span text:style-name="T57">Para importar una fuente de Google, puedes copiar la URL de la fuente desde la librería de Google Fonts y luego pegarla en tu código HTML</text:span><text:span text:style-name="T13">.</text:span></text:p>
      <text:p text:style-name="P141"><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141"/>
      <text:p text:style-name="P140"><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140"/>
      <text:p text:style-name="P140"/>
      <text:p text:style-name="P140"/>
      <text:p text:style-name="P143"/>
      <text:p text:style-name="P143"/>
      <text:p text:style-name="P149"><text:soft-page-break/><text:span text:style-name="T162">C</text:span><text:span text:style-name="T161">ómo deben degradarse las fuentes</text:span></text:p>
      <text:p text:style-name="P150"><text:span text:style-name="T26">Cuando una fuente no está disponible en el sistema, puedes indicarle al navegador que "degrade" a otra fuente alternativa</text:span><text:span text:style-name="T18"> </text:span></text:p>
      <text:p text:style-name="P149"><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148"/>
      <text:p text:style-name="P148"/>
      <text:p text:style-name="P140"/>
      <text:p text:style-name="P140"/>
      <text:p text:style-name="P140"/>
      <text:p text:style-name="P140"/>
      <text:p text:style-name="P140"/>
      <text:p text:style-name="P140"/>
      <text:p text:style-name="P170">El tamaño de una imagen</text:p>
      <text:p text:style-name="P170"><text:span text:style-name="T59">CSS tiene una propiedad llamada </text:span><text:span text:style-name="Source_20_Text"><text:span text:style-name="T322">width</text:span></text:span><text:span text:style-name="Source_20_Text"><text:span text:style-name="T320"> </text:span></text:span><text:span text:style-name="T59">que controla el ancho de un elemento.</text:span></text:p>
      <text:p text:style-name="P170"><text:span text:style-name="T343"><text:s/>Usando la unida </text:span><text:span text:style-name="T342">px (pixeles)</text:span><text:span text:style-name="T343"> para especificar el ancho de la imagen</text:span></text:p>
      <text:p text:style-name="P152"/>
      <text:p text:style-name="P152"><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70"><text:span text:style-name="T343">en nuestro elemento</text:span><text:span text:style-name="T342"> img </text:span><text:span text:style-name="T343">debemos incluir una “</text:span><text:span text:style-name="T342">clase” </text:span></text:p>
      <text:p text:style-name="P151"><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151"><text:soft-page-break/></text:p>
      <text:p text:style-name="P162">Agrega borde alrededor de nuestro elemento</text:p>
      <text:p text:style-name="P171"><text:span text:style-name="T61">Los bordes CSS tienen propiedades como </text:span><text:span text:style-name="Source_20_Text"><text:span text:style-name="T322">style</text:span></text:span><text:span text:style-name="T61">(estilo), </text:span><text:span text:style-name="Source_20_Text"><text:span text:style-name="T322">color</text:span></text:span><text:span text:style-name="Source_20_Text"><text:span text:style-name="T63"> y </text:span></text:span><text:span text:style-name="Source_20_Text"><text:span text:style-name="T322">width</text:span></text:span><text:span text:style-name="Source_20_Text"><text:span text:style-name="T321"> </text:span></text:span><text:span text:style-name="T61">(ancho).</text:span><text:span text:style-name="T343"> </text:span></text:p>
      <text:p text:style-name="P154"><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151"/>
      <text:p text:style-name="P151"/>
      <text:p text:style-name="P151"/>
      <text:p text:style-name="P151"/>
      <text:p text:style-name="P151"/>
      <text:p text:style-name="P151"/>
      <text:p text:style-name="P151"/>
      <text:p text:style-name="P151"/>
      <text:p text:style-name="P151"/>
      <text:p text:style-name="P157"/>
      <text:p text:style-name="P157">Debemos aplicar un “class” a nuestro elemento img, podemos usarlo en el mismo class que tenga nuestro elemento img</text:p>
      <text:p text:style-name="P157"><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157"/>
      <text:p text:style-name="P157"/>
      <text:p text:style-name="P157"/>
      <text:p text:style-name="P157"/>
      <text:p text:style-name="P157"/>
      <text:p text:style-name="P157"><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157"/>
      <text:p text:style-name="P157"/>
      <text:p text:style-name="P157"/>
      <text:p text:style-name="P157"/>
      <text:p text:style-name="P157"/>
      <text:p text:style-name="P91"><text:soft-page-break/></text:p>
      <text:p text:style-name="P157"/>
      <text:p text:style-name="P163">Añadiendo esquina redondeada usando border-radius</text:p>
      <text:p text:style-name="P155"/>
      <text:p text:style-name="P155">En esta primera parte nuestro borde esta puntiagudas</text:p>
      <text:p text:style-name="P163"><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163"/>
      <text:p text:style-name="P163"/>
      <text:p text:style-name="P163"/>
      <text:p text:style-name="P163"/>
      <text:p text:style-name="P163"/>
      <text:p text:style-name="P163"/>
      <text:p text:style-name="P155">aquí usamos el border-radius, nuestro borde se puso redondeado</text:p>
      <text:p text:style-name="P89"><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61">Puedes especificar un </text:span><text:span text:style-name="Source_20_Text"><text:span text:style-name="T322">border-radius </text:span></text:span><text:span text:style-name="T61">usando </text:span><text:span text:style-name="T71">píxeles </text:span><text:span text:style-name="T61">como unidad de medida. Dale a tu foto de gato un </text:span><text:span text:style-name="Source_20_Text"><text:span text:style-name="T322">border-radius</text:span></text:span><text:span text:style-name="T71">de</text:span><text:span text:style-name="T61"> </text:span><text:span text:style-name="Source_20_Text"><text:span text:style-name="T322">10px</text:span></text:span><text:span text:style-name="T71">.</text:span></text:p>
      <text:p text:style-name="P164"/>
      <text:p text:style-name="P164"/>
      <text:p text:style-name="P164"/>
      <text:p text:style-name="P164"/>
      <text:p text:style-name="P164"/>
      <text:p text:style-name="P164"/>
      <text:p text:style-name="P164"><text:span text:style-name="T59">Además de los píxeles, también puedes especificar el </text:span><text:span text:style-name="Source_20_Text"><text:span text:style-name="T322">border-radius</text:span></text:span><text:span text:style-name="Source_20_Text"><text:span text:style-name="T72"> </text:span></text:span><text:span text:style-name="T59">usando un porcentaje.</text:span><text:span text:style-name="T342"> </text:span></text:p>
      <text:p text:style-name="P158"/>
      <text:p text:style-name="P158"><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158"/>
      <text:p text:style-name="P158"/>
      <text:p text:style-name="P158"/>
      <text:p text:style-name="P165"><text:soft-page-break/><text:span text:style-name="T29">El</text:span><text:span text:style-name="T18"> color de fondo de un elemento div.</text:span></text:p>
      <text:p text:style-name="P159"/>
      <text:p text:style-name="P156"><text:span text:style-name="T350">Podemos estableces el color de fondo de un elemento co</text:span><text:span text:style-name="T351">n</text:span><text:span text:style-name="T350"> la propiedad </text:span><text:span text:style-name="T352">background-color.</text:span></text:p>
      <text:p text:style-name="P161"><draw:frame draw:style-name="fr3" draw:name="Figura68" text:anchor-type="paragraph" svg:x="-0.205cm" svg:y="0.732cm" svg:width="12.7cm" svg:height="5.741cm" draw:z-index="67"><draw:image xlink:href="Pictures/10000000000001E0000000D9CDC6180A.png" xlink:type="simple" xlink:show="embed" xlink:actuate="onLoad"/></draw:frame></text:p>
      <text:p text:style-name="P161"/>
      <text:p text:style-name="P161"/>
      <text:p text:style-name="P161"/>
      <text:p text:style-name="P161"/>
      <text:p text:style-name="P161"/>
      <text:p text:style-name="P161"/>
      <text:p text:style-name="P159"><text:span text:style-name="T6"><text:s/></text:span>Debemos asignar una<text:span text:style-name="T6"> </text:span><text:span text:style-name="T354">clase(</text:span><text:span text:style-name="T6">“</text:span><text:span text:style-name="T8">class</text:span><text:span text:style-name="T6">”</text:span><text:span text:style-name="T8">)</text:span><text:span text:style-name="T6"> </text:span>al elemento que queremos que tenga el fondo.</text:p>
      <text:p text:style-name="P159"><text:s/>Ejemplo: elemento <text:span text:style-name="T6">div</text:span> con fondo <text:span text:style-name="T6">silver(plateado).</text:span></text:p>
      <text:p text:style-name="P161"><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03"/>
      <text:p text:style-name="P117"/>
      <text:p text:style-name="P117"/>
      <text:p text:style-name="P104"/>
      <text:p text:style-name="P90"><text:soft-page-break/><text:span text:style-name="T43">E</text:span><text:span text:style-name="T17">l id de un elemento</text:span><text:span text:style-name="T353"> </text:span></text:p>
      <text:p text:style-name="P118"/>
      <text:p text:style-name="P90"><text:span text:style-name="T171">Además de las clases, cada elemento HTML también puede tener un atribut</text:span><text:span text:style-name="T172">o</text:span><text:span text:style-name="T173"> id.</text:span></text:p>
      <text:p text:style-name="P102"><text:span text:style-name="T94"><text:s text:c="2"/></text:span><text:span text:style-name="T114">E</text:span><text:span text:style-name="T331">l atributo </text:span><text:span text:style-name="T333">ID</text:span><text:span text:style-name="T331"> sirve para</text:span><text:span text:style-name="Strong_20_Emphasis"><text:span text:style-name="T64"> identificar un elemento</text:span></text:span><text:span text:style-name="T331">, y </text:span><text:span text:style-name="Strong_20_Emphasis"><text:span text:style-name="T64">solo debe usarse para identificar un único elemento</text:span></text:span><text:span text:style-name="T331">,</text:span><text:span text:style-name="T129"> </text:span><text:span text:style-name="T331">si queremos que pertenezcan a varios elementos entonces debemos usar las </text:span><text:a xlink:type="simple" xlink:href="https://www.cssblog.es/css-el-atributo-class/" text:style-name="Internet_20_link" text:visited-style-name="Visited_20_Internet_20_Link"><text:span text:style-name="T87">clases</text:span></text:a><text:a xlink:type="simple" xlink:href="https://www.cssblog.es/css-el-atributo-class/" text:style-name="Internet_20_link" text:visited-style-name="Visited_20_Internet_20_Link"><text:span text:style-name="T88">(“class”)</text:span></text:a><text:a xlink:type="simple" xlink:href="https://www.cssblog.es/css-el-atributo-class/" text:style-name="Internet_20_link" text:visited-style-name="Visited_20_Internet_20_Link"><text:span text:style-name="T87">.</text:span></text:a><text:span text:style-name="T332"> </text:span><text:span text:style-name="T331">Se podría decir que las clases son para grupos</text:span><text:span text:style-name="T129"> </text:span></text:p>
      <text:p text:style-name="P110"/>
      <text:p text:style-name="P159"><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159"/>
      <text:p text:style-name="P159"/>
      <text:p text:style-name="P159"/>
      <text:p text:style-name="P159"><text:s/></text:p>
      <text:p text:style-name="P159"/>
      <text:p text:style-name="P166">Aplicar un estilo con el atributo id</text:p>
      <text:p text:style-name="P160"><text:s/></text:p>
      <text:p text:style-name="P167"><text:span text:style-name="T5">Los atributo</text:span><text:span text:style-name="T4"> id </text:span><text:span text:style-name="T5">al igual que </text:span><text:span text:style-name="T4">“class”</text:span><text:span text:style-name="T5"> pueden aplicarle estilo con CSS</text:span></text:p>
      <text:p text:style-name="P172"><text:span text:style-name="T344"><text:s/>Un </text:span><text:span text:style-name="T345">id</text:span><text:span text:style-name="Source_20_Text"><text:span text:style-name="T92"> </text:span></text:span><text:span text:style-name="T109">no es reutilizable y solo debe ejecutar un elemento único.</text:span><text:span text:style-name="T344"> </text:span></text:p>
      <text:p text:style-name="P172"><text:span text:style-name="T61">Un </text:span><text:span text:style-name="Source_20_Text"><text:span text:style-name="T89">id</text:span></text:span><text:span text:style-name="Source_20_Text"><text:span text:style-name="T102"> </text:span></text:span><text:span text:style-name="T61">también tiene mayor especificidad (importancia) que una clase, así que si aplicas un </text:span><text:span text:style-name="T73">id</text:span><text:span text:style-name="T61"> y una clase al mismo elemento y sus estilos se contradicen, se aplicarán los estilos del </text:span><text:span text:style-name="Source_20_Text"><text:span text:style-name="T323">id.</text:span></text:span><text:span text:style-name="T343"> </text:span></text:p>
      <text:p text:style-name="P160"><draw:frame draw:style-name="fr3" draw:name="Figura72" text:anchor-type="paragraph" svg:x="-0.099cm" svg:y="0.61cm" svg:width="12.7cm" svg:height="6.244cm" draw:z-index="71"><draw:image xlink:href="Pictures/10000000000001E0000000EC474C54A0.png" xlink:type="simple" xlink:show="embed" xlink:actuate="onLoad"/></draw:frame></text:p>
      <text:p text:style-name="P160"/>
      <text:p text:style-name="P160"/>
      <text:p text:style-name="P160"/>
      <text:p text:style-name="P160"/>
      <text:p text:style-name="P160"/>
      <text:p text:style-name="P160"/>
      <text:p text:style-name="P160"/>
      <text:p text:style-name="P172"><text:span text:style-name="T109">Ten en cuenta que dentro de tu elemento </text:span><text:span text:style-name="Source_20_Text"><text:span text:style-name="T325">style </text:span></text:span><text:span text:style-name="T109">siempre debes hacer referencia a las clases agregándoles un punto</text:span><text:span text:style-name="Source_20_Text"><text:span text:style-name="T326">. </text:span></text:span><text:span text:style-name="T109">adelante del nombre. Para hacer a un id, debes agregar </text:span><text:span text:style-name="T334">#</text:span><text:span text:style-name="T109"> <text:s/>delante de su nombre.</text:span><text:span text:style-name="T344"> </text:span></text:p>
      <text:p text:style-name="P92"><text:soft-page-break/><text:span text:style-name="T39">E</text:span><text:span text:style-name="T38">l padding (relleno) de un elemento</text:span></text:p>
      <text:p text:style-name="P105"/>
      <text:p text:style-name="P92"><text:span text:style-name="T175">Hay tres propiedades importantes que controlan el espacio que rodea cada elemento HTML: </text:span><text:span text:style-name="Source_20_Text"><text:span text:style-name="T115">padding </text:span></text:span><text:span text:style-name="T180">(relleno), </text:span><text:span text:style-name="Source_20_Text"><text:span text:style-name="T115">border </text:span></text:span><text:span text:style-name="T180">(borde) y </text:span><text:span text:style-name="Source_20_Text"><text:span text:style-name="T115">margin </text:span></text:span><text:span text:style-name="T180">(margen)</text:span><text:span text:style-name="T175">. </text:span></text:p>
      <text:p text:style-name="P92"><text:span text:style-name="T16"><text:s/></text:span><text:span text:style-name="T175">El</text:span><text:span text:style-name="T180"> </text:span><text:span text:style-name="Source_20_Text"><text:span text:style-name="T115">padding</text:span></text:span><text:span text:style-name="Source_20_Text"><text:span text:style-name="T110"> </text:span></text:span><text:span text:style-name="T175">o relleno de un elemento controla la cantidad de espacio entre su contenido y su </text:span><text:span text:style-name="Source_20_Text"><text:span text:style-name="T115">border</text:span></text:span><text:span text:style-name="T180">.</text:span><text:span text:style-name="T175"> </text:span></text:p>
      <text:p text:style-name="P112"/>
      <text:p text:style-name="P168"><text:span text:style-name="T175">Aquí podemos ver que la caja azul y la caja roja están a</text:span><text:span text:style-name="T176">ña</text:span><text:span text:style-name="T175">d</text:span><text:span text:style-name="T176">i</text:span><text:span text:style-name="T175">das dentro de la caja amarilla. Fíjate que la caja roja tiene más </text:span><text:span text:style-name="Source_20_Text"><text:span text:style-name="T115">padding </text:span></text:span><text:span text:style-name="T175">(relleno) que la caja azul.</text:span></text:p>
      <text:p text:style-name="P12"><text:span text:style-name="T57">Cuando aumentas el </text:span><text:span text:style-name="Source_20_Text"><text:span text:style-name="T50">padding</text:span></text:span><text:span text:style-name="Source_20_Text"><text:span text:style-name="T58"> </text:span></text:span><text:span text:style-name="T57">de la caja azul, esto aumenta la distancia </text:span><text:span text:style-name="T45">(</text:span><text:span text:style-name="Source_20_Text"><text:span text:style-name="T50">padding</text:span></text:span><text:span text:style-name="T45">)</text:span><text:span text:style-name="T57"> entre el texto y el borde que lo rodea.</text:span></text:p>
      <text:p text:style-name="P112"><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12"/>
      <text:p text:style-name="P112"><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94"><draw:frame draw:style-name="fr3" draw:name="Figura75" text:anchor-type="paragraph" svg:x="-0.945cm" svg:y="1.72cm" svg:width="7.355cm" svg:height="7.382cm" draw:z-index="74"><draw:image xlink:href="Pictures/100000000000011600000117255D852B.png" xlink:type="simple" xlink:show="embed" xlink:actuate="onLoad"/></draw:frame><text:span text:style-name="T175">E</text:span><text:span text:style-name="T174">l </text:span><text:span text:style-name="T179">padding </text:span><text:span text:style-name="T174">azul tiene menos </text:span><text:span text:style-name="T179">px </text:span><text:span text:style-name="T174">que el rojo asi que lo igualamos para que este al mismo </text:span><text:span text:style-name="T179">px</text:span></text:p>
      <text:p text:style-name="P112"/>
      <text:p text:style-name="P112"/>
      <text:p text:style-name="P112"><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93"><text:soft-page-break/><text:span text:style-name="T37">E</text:span><text:span text:style-name="T38">l margen de un elemento</text:span></text:p>
      <text:p text:style-name="P111"/>
      <text:p text:style-name="P93"><text:span text:style-name="T178"><text:s/>El </text:span><text:span text:style-name="Source_20_Text"><text:span text:style-name="T115">margin</text:span></text:span><text:span text:style-name="Source_20_Text"><text:span text:style-name="T111"> </text:span></text:span><text:span text:style-name="T178">(margen) de un elemento controla la cantidad de espacio entre su </text:span><text:span text:style-name="Source_20_Text"><text:span text:style-name="T115">border</text:span></text:span><text:span text:style-name="Source_20_Text"><text:span text:style-name="T111"> </text:span></text:span><text:span text:style-name="T178">y los elementos que lo rodean.</text:span><text:span text:style-name="T180"> </text:span></text:p>
      <text:p text:style-name="P142"/>
      <text:p text:style-name="P169"><text:span text:style-name="T178">Aquí podemos ver que la caja azul y la caja roja están a</text:span><text:span text:style-name="T177">ña</text:span><text:span text:style-name="T178">d</text:span><text:span text:style-name="T177">i</text:span><text:span text:style-name="T178">das dentro de la caja amarilla. Ten en cuenta que la caja roja tiene un </text:span><text:span text:style-name="Source_20_Text"><text:span text:style-name="T115">margin</text:span></text:span><text:span text:style-name="Source_20_Text"><text:span text:style-name="T111"> </text:span></text:span><text:span text:style-name="T178">más grande que el de la caja azul, lo que hace que aparezca más pequeña.</text:span></text:p>
      <text:p text:style-name="P12"><text:span text:style-name="T57">Cuando aumentas el </text:span><text:span text:style-name="Source_20_Text"><text:span text:style-name="T50">margin </text:span></text:span><text:span text:style-name="T57">de la caja azul, esto aumenta la distancia entre su borde y los elementos que la rodean.</text:span></text:p>
      <text:p text:style-name="P14"><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4"/>
      <text:p text:style-name="P14"><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4"/>
      <text:p text:style-name="P14"/>
      <text:p text:style-name="Text_20_body"><text:line-break/></text:p>
      <text:p text:style-name="P144"/>
      <text:p text:style-name="P144"/>
      <text:p text:style-name="P144"/>
      <text:p text:style-name="P144"/>
      <text:p text:style-name="P173"><text:span text:style-name="T107">El </text:span><text:span text:style-name="T91">m</text:span><text:span text:style-name="T90">argin</text:span><text:span text:style-name="T107"> azul tiene menos</text:span><text:span text:style-name="T90"> px</text:span><text:span text:style-name="T107"> que el rojo, lo igualamos para que quede al mismo tamaño</text:span></text:p>
      <text:p text:style-name="P144"/>
      <text:p text:style-name="P144"><draw:frame draw:style-name="fr3" draw:name="Figura79" text:anchor-type="paragraph" svg:x="-0.27cm" svg:y="0.661cm" svg:width="7.541cm" svg:height="8.281cm" draw:z-index="78"><draw:image xlink:href="Pictures/100000000000011D00000139316DB45A.png" xlink:type="simple" xlink:show="embed" xlink:actuate="onLoad"/></draw:frame></text:p>
      <text:p text:style-name="P144"/>
      <text:p text:style-name="P144"><draw:frame draw:style-name="fr3" draw:name="Figura80" text:anchor-type="paragraph" svg:x="8.95cm" svg:y="0.503cm" svg:width="8.89cm" svg:height="5.927cm" draw:z-index="79"><draw:image xlink:href="Pictures/1000000000000150000000E0961298D3.png" xlink:type="simple" xlink:show="embed" xlink:actuate="onLoad"/></draw:frame></text:p>
      <text:p text:style-name="P144"/>
      <text:p text:style-name="P144"/>
      <text:p text:style-name="P144"/>
      <text:p text:style-name="P144"/>
      <text:p text:style-name="P147"><text:soft-page-break/><text:span text:style-name="T40">U</text:span><text:span text:style-name="T38">n margen negativo a un elemento</text:span></text:p>
      <text:p text:style-name="P146"/>
      <text:p text:style-name="P147"><text:span text:style-name="T33">El </text:span><text:span text:style-name="Source_20_Text"><text:span text:style-name="T141">margin </text:span></text:span><text:span text:style-name="T33">(margen) de un elemento controla la cantidad de espacio entre su </text:span><text:span text:style-name="Source_20_Text"><text:span text:style-name="T141">border</text:span></text:span><text:span text:style-name="Source_20_Text"><text:span text:style-name="T140"> </text:span></text:span><text:span text:style-name="T33">y los elementos que lo rodean.</text:span></text:p>
      <text:p text:style-name="P12"><text:span text:style-name="T59">Si estableces el </text:span><text:span text:style-name="Source_20_Text"><text:span text:style-name="T75">margin </text:span></text:span><text:span text:style-name="T59">de un elemento a un valor negativo, el elemento crecerá de tamaño.</text:span></text:p>
      <text:p text:style-name="P15"/>
      <text:p text:style-name="P15"><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5"/>
      <text:p text:style-name="P146"><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146"/>
      <text:p text:style-name="P146"/>
      <text:p text:style-name="P146"/>
      <text:p text:style-name="P146"/>
      <text:p text:style-name="P146"/>
      <text:p text:style-name="P146"/>
      <text:p text:style-name="P146"/>
      <text:p text:style-name="P146"/>
      <text:p text:style-name="P153"><text:span text:style-name="T38">N</text:span><text:span text:style-name="T37">uestro </text:span><text:span text:style-name="T36">margin</text:span><text:span text:style-name="T37"> azul tiene mas </text:span><text:span text:style-name="T36">px</text:span><text:span text:style-name="T37"> que el rojo, ya que esta negativo</text:span></text:p>
      <text:p text:style-name="P145"><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145"/>
      <text:p text:style-name="P145"/>
      <text:p text:style-name="P145"/>
      <text:p text:style-name="P145"/>
      <text:p text:style-name="P145"/>
      <text:p text:style-name="P145"/>
      <text:p text:style-name="P145"/>
      <text:p text:style-name="P145"/>
      <text:p text:style-name="P106"><text:soft-page-break/>Un padding o relleno diferente a cada lado de un elemento</text:p>
      <text:p text:style-name="P106"/>
      <text:p text:style-name="P113"><text:span text:style-name="T349"><text:s/>En ocasiones, queremos personalizar un elemento para que tenga un </text:span><text:span text:style-name="Source_20_Text"><text:span text:style-name="T348">padding </text:span></text:span><text:span text:style-name="T349">o relleno diferente en cada uno de sus lados.</text:span><text:span text:style-name="T347"> </text:span></text:p>
      <text:p text:style-name="P119"><text:span text:style-name="T93"><text:s/></text:span><text:span text:style-name="T51">CSS </text:span><text:span text:style-name="T54">nos permite</text:span><text:span text:style-name="T51"> controlar por separado el </text:span><text:span text:style-name="Source_20_Text"><text:span text:style-name="T324">padding</text:span></text:span><text:span text:style-name="Source_20_Text"><text:span text:style-name="T50"> </text:span></text:span><text:span text:style-name="T51">de los cuatro lados individuales de un elemento por medio de las propiedades </text:span><text:span text:style-name="Source_20_Text"><text:span text:style-name="T324">padding-top</text:span></text:span><text:span text:style-name="T45">, </text:span><text:span text:style-name="Source_20_Text"><text:span text:style-name="T324">padding-right</text:span></text:span><text:span text:style-name="T45">, </text:span><text:span text:style-name="Source_20_Text"><text:span text:style-name="T324">padding-bottom</text:span></text:span><text:span text:style-name="Source_20_Text"><text:span text:style-name="T50"> </text:span></text:span><text:span text:style-name="T45">y </text:span><text:span text:style-name="Source_20_Text"><text:span text:style-name="T324">padding-left</text:span></text:span><text:span text:style-name="T45">.</text:span><text:span text:style-name="T346"> </text:span></text:p>
      <text:p text:style-name="P100"/>
      <text:p text:style-name="P100"/>
      <text:p text:style-name="P101">Nuestro padding azul no tiene ninguna propiedad igual que el rojo.</text:p>
      <text:p text:style-name="P100"><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100"/>
      <text:p text:style-name="P100"><draw:frame draw:style-name="fr3" draw:name="Figura86" text:anchor-type="paragraph" svg:x="9.599cm" svg:y="0.118cm" svg:width="9.128cm" svg:height="5.9cm" draw:z-index="85"><draw:image xlink:href="Pictures/1000000000000159000000DF639B1109.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100"/>
      <text:p text:style-name="P100"><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95"><text:soft-page-break/><text:span text:style-name="T30">M</text:span><text:span text:style-name="T18">árgenes diferentes a cada lado de un elemento</text:span></text:p>
      <text:p text:style-name="P107"/>
      <text:p text:style-name="P96"><text:span text:style-name="T163">En ocasiones, queremos personalizar un elemento para que tenga un </text:span><text:span text:style-name="Source_20_Text"><text:span text:style-name="T72">margin <text:s/></text:span></text:span><text:span text:style-name="T163">diferente en cada uno de sus lados. </text:span></text:p>
      <text:p text:style-name="P120"><text:span text:style-name="T68"><text:s/></text:span><text:span text:style-name="T183">CSS </text:span><text:span text:style-name="T184">nos</text:span><text:span text:style-name="T183"> permite controlar por separado el</text:span><text:span text:style-name="T205"> </text:span><text:span text:style-name="Source_20_Text"><text:span text:style-name="T206">margin </text:span></text:span><text:span text:style-name="T183">de los cuatro lados individuales de un elemento por medio de las propiedades </text:span><text:span text:style-name="Source_20_Text"><text:span text:style-name="T206">margin-top</text:span></text:span><text:span text:style-name="T205">, </text:span><text:span text:style-name="Source_20_Text"><text:span text:style-name="T206">margin-right</text:span></text:span><text:span text:style-name="T205">, </text:span><text:span text:style-name="Source_20_Text"><text:span text:style-name="T206">margin-bottom </text:span></text:span><text:span text:style-name="T205">y </text:span><text:span text:style-name="Source_20_Text"><text:span text:style-name="T206">margin-left</text:span></text:span><text:span text:style-name="T205">. </text:span></text:p>
      <text:p text:style-name="P114"/>
      <text:p text:style-name="P114"><text:s/>De igual manera que el padding, lo hacemos con el margin.</text:p>
      <text:p text:style-name="P114"/>
      <text:p text:style-name="P114"/>
      <text:p text:style-name="P114"><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96"><draw:frame draw:style-name="fr3" draw:name="Figura91" text:anchor-type="paragraph" svg:x="-0.217cm" svg:y="0.82cm" svg:width="7.699cm" svg:height="10.98cm" draw:z-index="90"><draw:image xlink:href="Pictures/10000000000001230000019F557D3074.png" xlink:type="simple" xlink:show="embed" xlink:actuate="onLoad"/></draw:frame><text:span text:style-name="T168">Agregamos las propiedades </text:span><text:span text:style-name="Source_20_Text"><text:span text:style-name="T222">margin-top</text:span></text:span><text:span text:style-name="T242">, </text:span><text:span text:style-name="Source_20_Text"><text:span text:style-name="T222">margin-right</text:span></text:span><text:span text:style-name="T242">, </text:span><text:span text:style-name="Source_20_Text"><text:span text:style-name="T222">margin-bottom </text:span></text:span><text:span text:style-name="T242">y </text:span><text:span text:style-name="Source_20_Text"><text:span text:style-name="T222">margin-left</text:span></text:span><text:span text:style-name="T242">. </text:span></text:p>
      <text:p text:style-name="P114"/>
      <text:p text:style-name="P114"/>
      <text:p text:style-name="P114"><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08">Clockwise notation </text:p>
      <text:p text:style-name="P116"/>
      <text:p text:style-name="P96"><text:span text:style-name="T166"><text:s/>En lugar de especificar las propiedades </text:span><text:span text:style-name="Source_20_Text"><text:span text:style-name="T72">padding-top</text:span></text:span><text:span text:style-name="T168">, </text:span><text:span text:style-name="Source_20_Text"><text:span text:style-name="T72">padding-right</text:span></text:span><text:span text:style-name="T168">, </text:span><text:span text:style-name="Source_20_Text"><text:span text:style-name="T72">padding-bottom</text:span></text:span><text:span text:style-name="T166">, y </text:span><text:span text:style-name="Source_20_Text"><text:span text:style-name="T72">padding-left</text:span></text:span><text:span text:style-name="Source_20_Text"><text:span text:style-name="T63"> </text:span></text:span><text:span text:style-name="T166">individualmente, puedes especificarlas todas en una sola línea. </text:span></text:p>
      <text:p text:style-name="P116"><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16"/>
      <text:p text:style-name="P116"/>
      <text:p text:style-name="P116"/>
      <text:p text:style-name="P116"/>
      <text:p text:style-name="P98"><text:span text:style-name="T25">Estos cuatro valores se leen en el sentido de las agujas del reloj: </text:span><text:span text:style-name="T23">arriba, derecha, abajo, izquierda, (top, right, bottom, left)</text:span><text:span text:style-name="T25"> y producirán exactamente el mismo resultado que usar las instrucciones específicas de padding </text:span></text:p>
      <text:p text:style-name="P116"><text:s/></text:p>
      <text:p text:style-name="P99"><text:span text:style-name="T25">De igual manera lo podemos hacer con </text:span><text:span text:style-name="T23">margin</text:span></text:p>
      <text:p text:style-name="P115"/>
      <text:p text:style-name="P115"><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15"/>
      <text:p text:style-name="P115"/>
      <text:p text:style-name="P115"/>
      <text:p text:style-name="P115"/>
      <text:p text:style-name="P97"><text:span text:style-name="T31">S</text:span><text:span text:style-name="T18">electores de atributos para dar estilo a elementos</text:span></text:p>
      <text:p text:style-name="P109"/>
      <text:p text:style-name="P97"><text:span text:style-name="T167"><text:s/>Hemos</text:span><text:span text:style-name="T166"> añadido atributos</text:span><text:span text:style-name="T168"> </text:span><text:span text:style-name="Source_20_Text"><text:span text:style-name="T72">id </text:span></text:span><text:span text:style-name="T166">o </text:span><text:span text:style-name="Source_20_Text"><text:span text:style-name="T72">class</text:span></text:span><text:span text:style-name="Source_20_Text"><text:span text:style-name="T63"> </text:span></text:span><text:span text:style-name="T166">a elementos para aplicarles estilos específicos. Estos se conocen también como selectores de </text:span><text:span text:style-name="T168">ID</text:span><text:span text:style-name="T166"> y de </text:span><text:span text:style-name="T168">clase.</text:span></text:p>
      <text:p text:style-name="P97"><text:span text:style-name="T12"><text:s/></text:span><text:span text:style-name="T165">E</text:span><text:span text:style-name="T163">xisten otros selectores CSS que puedes utilizar para seleccionar grupos personalizados de elementos a los que quieras aplicar el mismo estilo.</text:span><text:span text:style-name="T168"> </text:span></text:p>
      <text:p text:style-name="P121"><text:span text:style-name="T168"><text:s/></text:span><text:span text:style-name="T59">usarás el selector de atributos </text:span><text:span text:style-name="Source_20_Text"><text:span text:style-name="T75">[attr=value]</text:span></text:span><text:span text:style-name="T168"> </text:span><text:span text:style-name="T169">(</text:span><text:span text:style-name="Source_20_Text"><text:span text:style-name="T77">[atributo=valor]).</text:span></text:span></text:p>
      <text:p text:style-name="P121"><text:span text:style-name="Source_20_Text"><text:span text:style-name="T69">Este selector busca estilos que tengan un valor de atributo específico.</text:span></text:span><text:span text:style-name="Source_20_Text"><text:span text:style-name="T77"> </text:span></text:span></text:p>
      <text:p text:style-name="P121"><text:span text:style-name="Source_20_Text"><text:span text:style-name="T77"/></text:span></text:p>
      <text:p text:style-name="P121"><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2"><text:soft-page-break/><text:span text:style-name="Source_20_Text"><text:span text:style-name="T154">Unidades absolutas y relativas de medidas</text:span></text:span></text:p>
      <text:p text:style-name="P122"><text:span text:style-name="Source_20_Text"><text:span text:style-name="T78"/></text:span></text:p>
      <text:p text:style-name="P122"><text:span text:style-name="Source_20_Text"><text:span text:style-name="T78"><text:s/></text:span></text:span><text:span text:style-name="Source_20_Text"><text:span text:style-name="T70">Los píxeles son un tipo de unidad de longitud que le indica al navegador qué tamaño o cuánto espaciado asignarle a un elemento. </text:span></text:span></text:p>
      <text:p text:style-name="P122"><text:span text:style-name="Source_20_Text"><text:span text:style-name="T78"><text:s text:c="2"/></text:span></text:span><text:span text:style-name="Source_20_Text"><text:span text:style-name="T65">CSS cuenta con variedad de opciones de unidades de longitud que puedes utilizar.</text:span></text:span></text:p>
      <text:p text:style-name="P122"><text:span text:style-name="Source_20_Text"><text:span text:style-name="T65"><text:s/></text:span></text:span></text:p>
      <text:p text:style-name="P122"><text:span text:style-name="Source_20_Text"><text:span text:style-name="T65">Las unidades absolutas están relacionadas con unidades físicas de longitud. Por ejemplo</text:span></text:span><text:span text:style-name="Source_20_Text"><text:span text:style-name="T78">, in y <text:s/>mm </text:span></text:span><text:span text:style-name="Source_20_Text"><text:span text:style-name="T70">se refieren a pulgadas y milímetros, respectivamente.</text:span></text:span><text:span text:style-name="Source_20_Text"><text:span text:style-name="T78"> </text:span></text:span></text:p>
      <text:p text:style-name="P122"><text:span text:style-name="Source_20_Text"><text:span text:style-name="T78"/></text:span></text:p>
      <text:p text:style-name="P121"><text:span text:style-name="Source_20_Text"><text:span text:style-name="T69">Las unidades relativas, como </text:span></text:span><text:span text:style-name="Source_20_Text"><text:span text:style-name="T77">em </text:span></text:span><text:span text:style-name="Source_20_Text"><text:span text:style-name="T69">o </text:span></text:span><text:span text:style-name="Source_20_Text"><text:span text:style-name="T77">rem </text:span></text:span><text:span text:style-name="Source_20_Text"><text:span text:style-name="T69">son relativas a otro valor de longitud. Por ejemplo, </text:span></text:span><text:span text:style-name="Source_20_Text"><text:span text:style-name="T77">em </text:span></text:span><text:span text:style-name="Source_20_Text"><text:span text:style-name="T69">se basa en el tamaño de fuente de un elemento. Si la utilizas para establecer la propiedad</text:span></text:span><text:span text:style-name="Source_20_Text"><text:span text:style-name="T77"> font-size</text:span></text:span><text:span text:style-name="Source_20_Text"><text:span text:style-name="T69">, es relativa al </text:span></text:span><text:span text:style-name="Source_20_Text"><text:span text:style-name="T77">font-size </text:span></text:span><text:span text:style-name="Source_20_Text"><text:span text:style-name="T69">del elemento padre.</text:span></text:span><text:span text:style-name="Source_20_Text"><text:span text:style-name="T77"> </text:span></text:span></text:p>
      <text:p text:style-name="P121"><text:span text:style-name="Source_20_Text"><text:span text:style-name="T77"/></text:span></text:p>
      <text:p text:style-name="P121"><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77"/></text:span></text:p>
      <text:p text:style-name="P121"><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77"/></text:span></text:p>
      <text:p text:style-name="P121"><text:span text:style-name="Source_20_Text"><text:span text:style-name="T77"/></text:span></text:p>
      <text:p text:style-name="P121"><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pan text:style-name="Source_20_Text"><text:span text:style-name="T77"/></text:span></text:p>
      <text:p text:style-name="P121"><text:soft-page-break/><text:span text:style-name="Source_20_Text"><text:span text:style-name="T156">E</text:span></text:span><text:span text:style-name="Source_20_Text"><text:span text:style-name="T155">stilo al elemento HTML body </text:span></text:span></text:p>
      <text:p text:style-name="P121"><text:span text:style-name="Source_20_Text"><text:span text:style-name="T155"/></text:span></text:p>
      <text:p text:style-name="P123"><text:span text:style-name="Source_20_Text"><text:span text:style-name="T66"><text:s/>Este elemento no ayuda a crear un color de fondo a nuestra pagina</text:span></text:span></text:p>
      <text:p text:style-name="P123"><text:span text:style-name="Source_20_Text"><text:span text:style-name="T66"/></text:span></text:p>
      <text:p text:style-name="P123"><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66"/></text:span></text:p>
      <text:p text:style-name="P123"><text:span text:style-name="Source_20_Text"><text:span text:style-name="T66"/></text:span></text:p>
      <text:p text:style-name="P123"><text:span text:style-name="Source_20_Text"><text:span text:style-name="T66"/></text:span></text:p>
      <text:p text:style-name="P123"><text:span text:style-name="Source_20_Text"><text:span text:style-name="T66"/></text:span></text:p>
      <text:p text:style-name="P123"><text:span text:style-name="Source_20_Text"><text:span text:style-name="T66"/></text:span></text:p>
      <text:p text:style-name="P123"><text:span text:style-name="Source_20_Text"><text:span text:style-name="T66"/></text:span></text:p>
      <text:p text:style-name="P123"><text:span text:style-name="Source_20_Text"><text:span text:style-name="T66"/></text:span></text:p>
      <text:p text:style-name="P123"><text:span text:style-name="Source_20_Text"><text:span text:style-name="T66"/></text:span></text:p>
      <text:p text:style-name="P123"><text:span text:style-name="Source_20_Text"><text:span text:style-name="T66"/></text:span></text:p>
      <text:p text:style-name="P123"><text:span text:style-name="Source_20_Text"><text:span text:style-name="T66"/></text:span></text:p>
      <text:p text:style-name="P123"><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66">nuestro elemento </text:span></text:span><text:span text:style-name="Source_20_Text"><text:span text:style-name="T79">body,</text:span></text:span><text:span text:style-name="Source_20_Text"><text:span text:style-name="T66"> se debe establecer en el elemento </text:span></text:span><text:span text:style-name="Source_20_Text"><text:span text:style-name="T79">style</text:span></text:span><text:span text:style-name="Source_20_Text"><text:span text:style-name="T66">.</text:span></text:span></text:p>
      <text:p text:style-name="P123"><text:span text:style-name="Source_20_Text"><text:span text:style-name="T66"/></text:span></text:p>
      <text:p text:style-name="P123"><text:span text:style-name="Source_20_Text"><text:span text:style-name="T66"/></text:span></text:p>
      <text:p text:style-name="P123"><text:span text:style-name="Source_20_Text"><text:span text:style-name="T66"/></text:span></text:p>
      <text:p text:style-name="P124"><text:span text:style-name="Source_20_Text"><text:span text:style-name="T227">Estilos del elemento body</text:span></text:span></text:p>
      <text:p text:style-name="P124"><text:span text:style-name="Source_20_Text"><text:span text:style-name="T185"/></text:span></text:p>
      <text:p text:style-name="P124"><text:span text:style-name="Source_20_Text"><text:span text:style-name="T185"><text:s/>Podemos dar estilo a nuestro elemento </text:span></text:span><text:span text:style-name="Source_20_Text"><text:span text:style-name="T208">body </text:span></text:span><text:span text:style-name="Source_20_Text"><text:span text:style-name="T185">como a cualquier otro elemento </text:span></text:span><text:span text:style-name="Source_20_Text"><text:span text:style-name="T208">HTML</text:span></text:span><text:span text:style-name="Source_20_Text"><text:span text:style-name="T185">, los demas </text:span></text:span><text:span text:style-name="Source_20_Text"><text:span text:style-name="T186">elementos </text:span></text:span><text:span text:style-name="Source_20_Text"><text:span text:style-name="T185">heredaran </text:span></text:span><text:span text:style-name="Source_20_Text"><text:span text:style-name="T186">los estilo del </text:span></text:span><text:span text:style-name="Source_20_Text"><text:span text:style-name="T207">body.</text:span></text:span></text:p>
      <text:p text:style-name="P124"><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207"/></text:span></text:p>
      <text:p text:style-name="P124"><text:span text:style-name="Source_20_Text"><text:span text:style-name="T245"/></text:span></text:p>
      <text:p text:style-name="P124"><text:span text:style-name="Source_20_Text"><text:span text:style-name="T245"/></text:span></text:p>
      <text:p text:style-name="P124"><text:span text:style-name="Source_20_Text"><text:span text:style-name="T245"/></text:span></text:p>
      <text:p text:style-name="P124"><text:span text:style-name="Source_20_Text"><text:span text:style-name="T245"/></text:span></text:p>
      <text:p text:style-name="P124"><text:span text:style-name="Source_20_Text"><text:span text:style-name="T245"/></text:span></text:p>
      <text:p text:style-name="P124"><text:span text:style-name="Source_20_Text"><text:span text:style-name="T245"/></text:span></text:p>
      <text:p text:style-name="P124"><text:soft-page-break/><text:span text:style-name="Source_20_Text"><text:span text:style-name="T228">Prioriza un estilo por sobre otro </text:span></text:span></text:p>
      <text:p text:style-name="P124"><text:span text:style-name="Source_20_Text"><text:span text:style-name="T228"/></text:span></text:p>
      <text:p text:style-name="P125"><text:span text:style-name="Source_20_Text"><text:span text:style-name="T187">Anteriormente todo el estilo que tenia el </text:span></text:span><text:span text:style-name="Source_20_Text"><text:span text:style-name="T209">body</text:span></text:span><text:span text:style-name="Source_20_Text"><text:span text:style-name="T187"> era el </text:span></text:span><text:span text:style-name="Source_20_Text"><text:span text:style-name="T209">(color: green;)</text:span></text:span><text:span text:style-name="Source_20_Text"><text:span text:style-name="T187"> eso aplica en todo el elemento</text:span></text:span><text:span text:style-name="Source_20_Text"><text:span text:style-name="T209"> body</text:span></text:span></text:p>
      <text:p text:style-name="P124"><text:span text:style-name="Source_20_Text"><text:span text:style-name="T228"/></text:span></text:p>
      <text:p text:style-name="P124"><text:span text:style-name="Source_20_Text"><text:span text:style-name="T228"/></text:span></text:p>
      <text:p text:style-name="P124"><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228"/></text:span></text:p>
      <text:p text:style-name="P124"><text:span text:style-name="Source_20_Text"><text:span text:style-name="T207"/></text:span></text:p>
      <text:p text:style-name="P124"><text:span text:style-name="Source_20_Text"><text:span text:style-name="T207"/></text:span></text:p>
      <text:p text:style-name="P124"><text:span text:style-name="Source_20_Text"><text:span text:style-name="T207"/></text:span></text:p>
      <text:p text:style-name="P124"><text:span text:style-name="Source_20_Text"><text:span text:style-name="T207"/></text:span></text:p>
      <text:p text:style-name="P126"><text:span text:style-name="Source_20_Text"><text:span text:style-name="T188">Al momento en el que declaramos una clase <text:s/>despues de esa y se aplica a un elemento especifico, sobreescribe la que tenia.</text:span></text:span></text:p>
      <text:p text:style-name="P124"><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207"/></text:span></text:p>
      <text:p text:style-name="P124"><text:span text:style-name="Source_20_Text"><text:span text:style-name="T207"/></text:span></text:p>
      <text:p text:style-name="P124"><text:span text:style-name="Source_20_Text"><text:span text:style-name="T207"/></text:span></text:p>
      <text:p text:style-name="P124"><text:span text:style-name="Source_20_Text"><text:span text:style-name="T207"/></text:span></text:p>
      <text:p text:style-name="P124"><text:span text:style-name="Source_20_Text"><text:span text:style-name="T207"/></text:span></text:p>
      <text:p text:style-name="P124"><text:span text:style-name="Source_20_Text"><text:span text:style-name="T207"/></text:span></text:p>
      <text:p text:style-name="P124"><text:span text:style-name="Source_20_Text"><text:span text:style-name="T207"/></text:span></text:p>
      <text:p text:style-name="P124"><text:span text:style-name="Source_20_Text"><text:span text:style-name="T207"/></text:span></text:p>
      <text:p text:style-name="P124"><text:span text:style-name="Source_20_Text"><text:span text:style-name="T207"/></text:span></text:p>
      <text:p text:style-name="P124"><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228">obreescribe estilos en código CSS posterior</text:span></text:span></text:p>
      <text:p text:style-name="P124"><text:span text:style-name="Source_20_Text"><text:span text:style-name="T207"/></text:span></text:p>
      <text:p text:style-name="P124"><text:span text:style-name="Source_20_Text"><text:span text:style-name="T207"/></text:span></text:p>
      <text:p text:style-name="P124"><text:span text:style-name="Source_20_Text"><text:span text:style-name="T207"/></text:span></text:p>
      <text:p text:style-name="P127"><text:span text:style-name="Source_20_Text"><text:span text:style-name="T210">Anteriormente sobreescribimos el color del body creando un nuevo color a nuestro elemento h2 colocando una clase</text:span></text:span></text:p>
      <text:p text:style-name="P124"><text:span text:style-name="Source_20_Text"><text:span text:style-name="T207"/></text:span></text:p>
      <text:p text:style-name="P124"><text:span text:style-name="Source_20_Text"><text:span text:style-name="T207"/></text:span></text:p>
      <text:p text:style-name="P124"><text:span text:style-name="Source_20_Text"><text:span text:style-name="T207"/></text:span></text:p>
      <text:p text:style-name="P127"><text:span text:style-name="Source_20_Text"><text:span text:style-name="T210">Ahora creamos otra clase con un nuevo color.</text:span></text:span></text:p>
      <text:p text:style-name="P124"><text:span text:style-name="Source_20_Text"><text:span text:style-name="T207"/></text:span></text:p>
      <text:p text:style-name="P124"><text:span text:style-name="Source_20_Text"><text:span text:style-name="T207"/></text:span></text:p>
      <text:p text:style-name="P127"><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210"/></text:span></text:p>
      <text:p text:style-name="P124"><text:span text:style-name="Source_20_Text"><text:span text:style-name="T186"><text:s/></text:span></text:span><text:span text:style-name="Source_20_Text"><text:span text:style-name="T189">L</text:span></text:span><text:span text:style-name="Source_20_Text"><text:span text:style-name="T186">a segunda declaración siempre tendrá prioridad sobre la primera. Debido a que </text:span></text:span><text:span text:style-name="Source_20_Text"><text:span text:style-name="T207">.blue-text</text:span></text:span><text:span text:style-name="Source_20_Text"><text:span text:style-name="T186"> ha sido declarada en segundo lugar, sobrescribirá los atributos de </text:span></text:span><text:span text:style-name="Source_20_Text"><text:span text:style-name="T207">.pink-text </text:span></text:span></text:p>
      <text:p text:style-name="P124"><text:soft-page-break/><text:span text:style-name="Source_20_Text"><text:span text:style-name="T228">Sobreescribe declaraciones de clase dando estilo a atributos ID </text:span></text:span></text:p>
      <text:p text:style-name="P124"><text:span text:style-name="Source_20_Text"><text:span text:style-name="T186"/></text:span></text:p>
      <text:p text:style-name="P124"><text:span text:style-name="Source_20_Text"><text:span text:style-name="T190">C</text:span></text:span><text:span text:style-name="Source_20_Text"><text:span text:style-name="T186">ompro</text:span></text:span><text:span text:style-name="Source_20_Text"><text:span text:style-name="T190">bamos</text:span></text:span><text:span text:style-name="Source_20_Text"><text:span text:style-name="T186"> que los navegadores leen CSS desde arriba hacia abajo siguiendo el orden de las declaraciones. Por lo tanto, si llega a ocasionarse un conflicto, el navegador utilizará la última declaración CSS. </text:span></text:span></text:p>
      <text:p text:style-name="P124"><text:span text:style-name="Source_20_Text"><text:span text:style-name="T186"/></text:span></text:p>
      <text:p text:style-name="P128"><text:span text:style-name="Source_20_Text"><text:span text:style-name="T190"><text:s/>Tenemos otra manera de sobreescribir con el atributo ID</text:span></text:span></text:p>
      <text:p text:style-name="P128"><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190"/></text:span></text:p>
      <text:p text:style-name="P128"><text:span text:style-name="Source_20_Text"><text:span text:style-name="T190"/></text:span></text:p>
      <text:p text:style-name="P128"><text:span text:style-name="Source_20_Text"><text:span text:style-name="T190"/></text:span></text:p>
      <text:p text:style-name="P124"><text:span text:style-name="Source_20_Text"><text:span text:style-name="T186"/></text:span></text:p>
      <text:p text:style-name="P129"><text:span text:style-name="Source_20_Text"><text:span text:style-name="T191">Creamos un declaracion CSS para el ID</text:span></text:span></text:p>
      <text:p text:style-name="P129"><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191"> </text:span></text:span></text:p>
      <text:p text:style-name="P129"><text:span text:style-name="Source_20_Text"><text:span text:style-name="T191"/></text:span></text:p>
      <text:p text:style-name="P124"><text:span text:style-name="Source_20_Text"><text:span text:style-name="T207"/></text:span></text:p>
      <text:p text:style-name="P124"><text:span text:style-name="Source_20_Text"><text:span text:style-name="T207"/></text:span></text:p>
      <text:p text:style-name="P124"><text:span text:style-name="Source_20_Text"><text:span text:style-name="T207"/></text:span></text:p>
      <text:p text:style-name="P124"><text:span text:style-name="Source_20_Text"><text:span text:style-name="T228"/></text:span></text:p>
      <text:p text:style-name="P124"><text:span text:style-name="Source_20_Text"><text:span text:style-name="T228">Sobreescribe declaraciones de clase con inline styles (estilos en línea</text:span></text:span><text:span text:style-name="Source_20_Text"><text:span text:style-name="T229">)</text:span></text:span></text:p>
      <text:p text:style-name="P124"><text:span text:style-name="Source_20_Text"><text:span text:style-name="T229"/></text:span></text:p>
      <text:p text:style-name="P124"><text:span text:style-name="Source_20_Text"><text:span text:style-name="T192">Las declaraciones de id tienen prioridad por sobre las declaraciones de clase, independientemente de dónde hayan sido declaradas en el código CSS del elemento </text:span></text:span><text:span text:style-name="Source_20_Text"><text:span text:style-name="T211">style</text:span></text:span><text:span text:style-name="Source_20_Text"><text:span text:style-name="T192">. </text:span></text:span></text:p>
      <text:p text:style-name="P124"><text:span text:style-name="Source_20_Text"><text:span text:style-name="T192"><text:s/>Usaremos el mentodo estilo em linea para sobreescribir un color del elemento.</text:span></text:span></text:p>
      <text:p text:style-name="P124"><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192"/></text:span></text:p>
      <text:p text:style-name="P124"><text:span text:style-name="Source_20_Text"><text:span text:style-name="T192"/></text:span></text:p>
      <text:p text:style-name="P124"><text:span text:style-name="Source_20_Text"><text:span text:style-name="T192"/></text:span></text:p>
      <text:p text:style-name="P124"><text:span text:style-name="Source_20_Text"><text:span text:style-name="T192"/></text:span></text:p>
      <text:p text:style-name="P124"><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192"/></text:span></text:p>
      <text:p text:style-name="P124"><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192"/></text:span></text:p>
      <text:p text:style-name="P124"><text:span text:style-name="Source_20_Text"><text:span text:style-name="T192"/></text:span></text:p>
      <text:p text:style-name="P124"><text:span text:style-name="Source_20_Text"><text:span text:style-name="T192"/></text:span></text:p>
      <text:p text:style-name="P130"><text:span text:style-name="Source_20_Text"><text:span text:style-name="T192">Agregamos el estilo en linea y como siempre </text:span></text:span><text:span text:style-name="Source_20_Text"><text:span text:style-name="T193">el navegador utilizara la ultima declaraciones.</text:span></text:span></text:p>
      <text:p text:style-name="P124"><text:span text:style-name="Source_20_Text"><text:span text:style-name="T192"/></text:span></text:p>
      <text:p text:style-name="P124"><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192"/></text:span></text:p>
      <text:p text:style-name="P124"><text:span text:style-name="Source_20_Text"><text:span text:style-name="T192"/></text:span></text:p>
      <text:p text:style-name="P124"><text:span text:style-name="Source_20_Text"><text:span text:style-name="T192"/></text:span></text:p>
      <text:p text:style-name="P124"><text:span text:style-name="Source_20_Text"><text:span text:style-name="T192"/></text:span></text:p>
      <text:p text:style-name="P124"><text:span text:style-name="Source_20_Text"><text:span text:style-name="T192"/></text:span></text:p>
      <text:p text:style-name="P124"><text:span text:style-name="Source_20_Text"><text:span text:style-name="T192"/></text:span></text:p>
      <text:p text:style-name="P124"><text:span text:style-name="Source_20_Text"><text:span text:style-name="T192"/></text:span></text:p>
      <text:p text:style-name="P124"><text:span text:style-name="Source_20_Text"><text:span text:style-name="T192"/></text:span></text:p>
      <text:p text:style-name="P124"><text:span text:style-name="Source_20_Text"><text:span text:style-name="T192"/></text:span></text:p>
      <text:p text:style-name="P131"><text:soft-page-break/><text:span text:style-name="Source_20_Text"><text:span text:style-name="T229">Sobreescribe todos los demás estilos usando </text:span></text:span><text:span text:style-name="Source_20_Text"><text:span text:style-name="T230">(</text:span></text:span><text:span text:style-name="Source_20_Text"><text:span text:style-name="T229">!important</text:span></text:span><text:span text:style-name="Source_20_Text"><text:span text:style-name="T230">)</text:span></text:span><text:span text:style-name="Source_20_Text"><text:span text:style-name="T229">.</text:span></text:span></text:p>
      <text:p text:style-name="P131"><text:span text:style-name="Source_20_Text"><text:span text:style-name="T229"/></text:span></text:p>
      <text:p text:style-name="P131"><text:span text:style-name="Source_20_Text"><text:span text:style-name="T194">Hemos probado con vários metodos para sobreescribir las declaraciones CSS em nuestro elemento </text:span></text:span><text:span text:style-name="Source_20_Text"><text:span text:style-name="T212">style.</text:span></text:span></text:p>
      <text:p text:style-name="P131"><text:span text:style-name="Source_20_Text"><text:span text:style-name="T212"><text:s/></text:span></text:span><text:span text:style-name="Source_20_Text"><text:span text:style-name="T197">Existe una última forma de sobreescribir CSS. Este es el método más poderoso de todos</text:span></text:span><text:span text:style-name="Source_20_Text"><text:span text:style-name="T212">.</text:span></text:span></text:p>
      <text:p text:style-name="P131"><text:span text:style-name="Source_20_Text"><text:span text:style-name="T212"><text:s/></text:span></text:span><text:span text:style-name="Source_20_Text"><text:span text:style-name="T194">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212">!important.</text:span></text:span><text:span text:style-name="Source_20_Text"><text:span text:style-name="T194"> </text:span></text:span></text:p>
      <text:p text:style-name="P131"><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194"/></text:span></text:p>
      <text:p text:style-name="P131"><text:span text:style-name="Source_20_Text"><text:span text:style-name="T212"><text:s/></text:span></text:span></text:p>
      <text:p text:style-name="P131"><text:span text:style-name="Source_20_Text"><text:span text:style-name="T212"/></text:span></text:p>
      <text:p text:style-name="P131"><text:span text:style-name="Source_20_Text"><text:span text:style-name="T212"/></text:span></text:p>
      <text:p text:style-name="P131"><text:span text:style-name="Source_20_Text"><text:span text:style-name="T212"/></text:span></text:p>
      <text:p text:style-name="P131"><text:span text:style-name="Source_20_Text"><text:span text:style-name="T212"/></text:span></text:p>
      <text:p text:style-name="P131"><text:span text:style-name="Source_20_Text"><text:span text:style-name="T212"/></text:span></text:p>
      <text:p text:style-name="P131"><text:span text:style-name="Source_20_Text"><text:span text:style-name="T212"/></text:span></text:p>
      <text:p text:style-name="P132"><text:span text:style-name="Source_20_Text"><text:span text:style-name="T213">em nuestro anterior metodo style era color blanco </text:span></text:span></text:p>
      <text:p text:style-name="P132"><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213"/></text:span></text:p>
      <text:p text:style-name="P132"><text:span text:style-name="Source_20_Text"><text:span text:style-name="T213"/></text:span></text:p>
      <text:p text:style-name="P132"><text:span text:style-name="Source_20_Text"><text:span text:style-name="T213"/></text:span></text:p>
      <text:p text:style-name="P132"><text:span text:style-name="Source_20_Text"><text:span text:style-name="T213">apliquemos el metodo ( !important ) para declarar nuestro color rosado</text:span></text:span></text:p>
      <text:p text:style-name="P132"><text:span text:style-name="Source_20_Text"><text:span text:style-name="T213"/></text:span></text:p>
      <text:p text:style-name="P132"><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213"/></text:span></text:p>
      <text:p text:style-name="P132"><text:span text:style-name="Source_20_Text"><text:span text:style-name="T213"/></text:span></text:p>
      <text:p text:style-name="P132"><text:span text:style-name="Source_20_Text"><text:span text:style-name="T213"/></text:span></text:p>
      <text:p text:style-name="P132"><text:span text:style-name="Source_20_Text"><text:span text:style-name="T213"/></text:span></text:p>
      <text:p text:style-name="P132"><text:span text:style-name="Source_20_Text"><text:span text:style-name="T213"/></text:span></text:p>
      <text:p text:style-name="P132"><text:span text:style-name="Source_20_Text"><text:span text:style-name="T213">esta es la manera mas efectiva ejecutar un color final sobre todo.</text:span></text:span></text:p>
      <text:p text:style-name="P132"><text:span text:style-name="Source_20_Text"><text:span text:style-name="T213"/></text:span></text:p>
      <text:p text:style-name="P132"><text:span text:style-name="Source_20_Text"><text:span text:style-name="T232">C</text:span></text:span><text:span text:style-name="Source_20_Text"><text:span text:style-name="T231">ódigo hexadecimal (</text:span></text:span><text:span text:style-name="Source_20_Text"><text:span text:style-name="T233">hex code</text:span></text:span><text:span text:style-name="Source_20_Text"><text:span text:style-name="T231">) para indicar colores específicos </text:span></text:span></text:p>
      <text:p text:style-name="P132"><text:span text:style-name="Source_20_Text"><text:span text:style-name="T231"/></text:span></text:p>
      <text:p text:style-name="P133"><text:span text:style-name="Source_20_Text"><text:span text:style-name="T195">Podemos representar colores en CSS con codigo hexadecimal</text:span></text:span></text:p>
      <text:p text:style-name="P133"><text:span text:style-name="Source_20_Text"><text:span text:style-name="T195"><text:s/>Los números </text:span></text:span><text:span text:style-name="Source_20_Text"><text:span text:style-name="Definition"><text:span text:style-name="T221">hexadecimales </text:span></text:span></text:span><text:span text:style-name="Source_20_Text"><text:span text:style-name="T221">(o </text:span></text:span><text:span text:style-name="Source_20_Text"><text:span text:style-name="Definition"><text:span text:style-name="T221">hex</text:span></text:span></text:span><text:span text:style-name="Source_20_Text"><text:span text:style-name="T221">)</text:span></text:span><text:span text:style-name="Source_20_Text"><text:span text:style-name="T195"> son números de base 16.</text:span></text:span></text:p>
      <text:p text:style-name="P133"><text:span text:style-name="Source_20_Text"><text:span text:style-name="T195">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33"><text:span text:style-name="Source_20_Text"><text:span text:style-name="T195">En CSS, podemos representar colores utilizando 6 dígitos hexadecimales, dos para los componentes de rojo (R), verde (G) y azul (B). Por ejemplo,</text:span></text:span><text:span text:style-name="Source_20_Text"><text:span text:style-name="T214">#000000</text:span></text:span><text:span text:style-name="Source_20_Text"><text:span text:style-name="T195">corresponde al color negro.</text:span></text:span></text:p>
      <text:p text:style-name="P133"><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234"/></text:span></text:p>
      <text:p text:style-name="P133"><text:span text:style-name="Source_20_Text"><text:span text:style-name="T234"/></text:span></text:p>
      <text:p text:style-name="P133"><text:span text:style-name="Source_20_Text"><text:span text:style-name="T234"/></text:span></text:p>
      <text:p text:style-name="P133"><text:span text:style-name="Source_20_Text"><text:span text:style-name="T235"/></text:span></text:p>
      <text:p text:style-name="P133"><text:span text:style-name="Source_20_Text"><text:span text:style-name="T235"/></text:span></text:p>
      <text:p text:style-name="P133"><text:span text:style-name="Source_20_Text"><text:span text:style-name="T235"/></text:span></text:p>
      <text:p text:style-name="P133"><text:span text:style-name="Source_20_Text"><text:span text:style-name="T235">C</text:span></text:span><text:span text:style-name="Source_20_Text"><text:span text:style-name="T234">ódigo hexadecimal (hex code) para mezclar colores.</text:span></text:span></text:p>
      <text:p text:style-name="P133"><text:span text:style-name="Source_20_Text"><text:span text:style-name="T234"/></text:span></text:p>
      <text:p text:style-name="P133"><text:span text:style-name="Source_20_Text"><text:span text:style-name="T195">¡A partir de estos tres colores puros (rojo, verde y azul) podemos variar las cantidades de cada componente de color para crear más de 16 millones de colores distintos! </text:span></text:span></text:p>
      <text:p text:style-name="P133"><text:span text:style-name="Source_20_Text"><text:span text:style-name="T234"/></text:span></text:p>
      <text:p text:style-name="P134"><text:span text:style-name="Source_20_Text"><text:span text:style-name="T198">El dígito 0 es el número más bajo en hex code, y representa la ausencia total de color.</text:span></text:span></text:p>
      <text:p text:style-name="P134"><text:span text:style-name="Source_20_Text"><text:span text:style-name="T214"><text:s/></text:span></text:span><text:span text:style-name="Source_20_Text"><text:span text:style-name="T198">El dígito F es el número más alto en hex code, y representa el brillo máximo</text:span></text:span><text:span text:style-name="Source_20_Text"><text:span text:style-name="T257">.</text:span></text:span><text:span text:style-name="Source_20_Text"><text:span text:style-name="T214"> </text:span></text:span></text:p>
      <text:p text:style-name="P134"><text:span text:style-name="Source_20_Text"><text:span text:style-name="T214"/></text:span></text:p>
      <text:p text:style-name="P135"><text:span text:style-name="Source_20_Text"><text:span text:style-name="T215"/></text:span></text:p>
      <text:p text:style-name="P135"><text:span text:style-name="Source_20_Text"><text:span text:style-name="T215"/></text:span></text:p>
      <text:p text:style-name="P135"><text:span text:style-name="Source_20_Text"><text:span text:style-name="T215"/></text:span></text:p>
      <text:p text:style-name="P135"><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215"/></text:span></text:p>
      <text:p text:style-name="P135"><text:span text:style-name="Source_20_Text"><text:span text:style-name="T215"/></text:span></text:p>
      <text:p text:style-name="P135"><text:span text:style-name="Source_20_Text"><text:span text:style-name="T215"/></text:span></text:p>
      <text:p text:style-name="P135"><text:soft-page-break/><text:span text:style-name="Source_20_Text"><text:span text:style-name="T215">Podemos abreviar gran parte de ellos. E</text:span></text:span><text:span text:style-name="Source_20_Text"><text:span text:style-name="T199">l código hexadecimal </text:span></text:span><text:span text:style-name="Source_20_Text"><text:span text:style-name="T215">#FF0000 </text:span></text:span><text:span text:style-name="Source_20_Text"><text:span text:style-name="T199">del color rojo puede acortarse a </text:span></text:span><text:span text:style-name="Source_20_Text"><text:span text:style-name="T215">#F00</text:span></text:span><text:span text:style-name="Source_20_Text"><text:span text:style-name="T199">. Esta forma abreviada utiliza un dígito para el rojo, un dígito para el verde, y un dígito para el azul. Los navegadores interpretarán que </text:span></text:span><text:span text:style-name="Source_20_Text"><text:span text:style-name="T215">#FF0000</text:span></text:span><text:span text:style-name="Source_20_Text"><text:span text:style-name="T199"> y </text:span></text:span><text:span text:style-name="Source_20_Text"><text:span text:style-name="T215">#F00</text:span></text:span><text:span text:style-name="Source_20_Text"><text:span text:style-name="T199"> son exactamente el mismo color.</text:span></text:span><text:span text:style-name="Source_20_Text"><text:span text:style-name="T215"> </text:span></text:span></text:p>
      <text:p text:style-name="P135"><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215"/></text:span></text:p>
      <text:p text:style-name="P135"><text:span text:style-name="Source_20_Text"><text:span text:style-name="T215"/></text:span></text:p>
      <text:p text:style-name="P135"><text:span text:style-name="Source_20_Text"><text:span text:style-name="T223">V</text:span></text:span><text:span text:style-name="Source_20_Text"><text:span text:style-name="T224">alores RGB para asignar color a los elementos</text:span></text:span></text:p>
      <text:p text:style-name="P135"><text:span text:style-name="Source_20_Text"><text:span text:style-name="T224"/></text:span></text:p>
      <text:p text:style-name="P135"><text:span text:style-name="Source_20_Text"><text:span text:style-name="T224"/></text:span></text:p>
      <text:p text:style-name="P135"><text:span text:style-name="Source_20_Text"><text:span text:style-name="T198">Otra forma de representar colores en CSS es utilizar valores </text:span></text:span><text:span text:style-name="Source_20_Text"><text:span text:style-name="T214">RGB</text:span></text:span></text:p>
      <text:p text:style-name="P135"><text:span text:style-name="Source_20_Text"><text:span text:style-name="T224"/></text:span></text:p>
      <text:p text:style-name="P135"><text:span text:style-name="Source_20_Text"><text:span text:style-name="T198"><text:s/>En lugar de usar seis dígitos hexadecimales, como hacemos con el código hexadecimal, e</text:span></text:span><text:span text:style-name="Source_20_Text"><text:span text:style-name="T200">n</text:span></text:span><text:span text:style-name="Source_20_Text"><text:span text:style-name="T198"> </text:span></text:span><text:span text:style-name="Source_20_Text"><text:span text:style-name="T214">RGB </text:span></text:span><text:span text:style-name="Source_20_Text"><text:span text:style-name="T198">se especifica el brillo de cada color con un número que va de 0 a 255.</text:span></text:span><text:span text:style-name="Source_20_Text"><text:span text:style-name="T214"> </text:span></text:span></text:p>
      <text:p text:style-name="P135"><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214"/></text:span></text:p>
      <text:p text:style-name="P135"><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oft-page-break/><text:span text:style-name="Source_20_Text"><text:span text:style-name="T240"/></text:span></text:p>
      <text:p text:style-name="P135"><text:span text:style-name="Source_20_Text"><text:span text:style-name="T241">V</text:span></text:span><text:span text:style-name="Source_20_Text"><text:span text:style-name="T240">ariables CSS para modificar varios elementos a la vez</text:span></text:span></text:p>
      <text:p text:style-name="P135"><text:span text:style-name="Source_20_Text"><text:span text:style-name="T240"/></text:span></text:p>
      <text:p text:style-name="P13"><text:span text:style-name="T55">Las </text:span><text:span text:style-name="Definition"><text:span text:style-name="T124">Variables CSS </text:span></text:span><text:span text:style-name="T55">son una manera poderosa de modificar varias propiedades de estilos CSS a la vez, cambiando su valor en un único sitio</text:span><text:span text:style-name="T45">.</text:span></text:p>
      <text:p text:style-name="P16"/>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45"> </text:span><text:span text:style-name="T116">Podemos hacer cambio en un solo sitio.</text:span></text:p>
      <text:p text:style-name="P17"/>
      <text:p text:style-name="P17"><draw:frame draw:style-name="fr4" draw:name="Figura126" text:anchor-type="paragraph" svg:width="17cm" svg:height="6.403cm" draw:z-index="125"><draw:image xlink:href="Pictures/10000000000002F20000011C17C646FE.png" xlink:type="simple" xlink:show="embed" xlink:actuate="onLoad"/></draw:frame></text:p>
      <text:p text:style-name="P19"><text:span text:style-name="T150">U</text:span><text:span text:style-name="T157">na variable de CSS personalizada</text:span></text:p>
      <text:p text:style-name="P18"><text:s/></text:p>
      <text:p text:style-name="P135"><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oft-page-break/><text:span text:style-name="Source_20_Text"><text:span text:style-name="T214"/></text:span></text:p>
      <text:p text:style-name="P135"><text:span text:style-name="Source_20_Text"><text:span text:style-name="T198">Ahora p</text:span></text:span><text:span text:style-name="Source_20_Text"><text:span text:style-name="T182">odemos</text:span></text:span><text:span text:style-name="Source_20_Text"><text:span text:style-name="T198"> usar esa variable en cualquier otro lugar de tu código CSS para cambiar el valor de otros elementos a "gray" (gris).</text:span></text:span><text:span text:style-name="Source_20_Text"><text:span text:style-name="T214"> </text:span></text:span></text:p>
      <text:p text:style-name="P135"><text:span text:style-name="Source_20_Text"><text:span text:style-name="T214"/></text:span></text:p>
      <text:p text:style-name="P135"><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198">Esto cambiará el fondo de cualquier elemento que utilice esta variable a </text:span></text:span><text:span text:style-name="Source_20_Text"><text:span text:style-name="T214">"gray"</text:span></text:span><text:span text:style-name="Source_20_Text"><text:span text:style-name="T198"> (gris) porque ese es el valor de la variable </text:span></text:span><text:span text:style-name="Source_20_Text"><text:span text:style-name="T214">--penguin-skin. </text:span></text:span></text:p>
      <text:p text:style-name="P135"><text:span text:style-name="Source_20_Text"><text:span text:style-name="T214"/></text:span></text:p>
      <text:p text:style-name="P135"><text:span text:style-name="Source_20_Text"><text:span text:style-name="T214"/></text:span></text:p>
      <text:p text:style-name="P135"><text:span text:style-name="Source_20_Text"><text:span text:style-name="T236">U</text:span></text:span><text:span text:style-name="Source_20_Text"><text:span text:style-name="T234">n valor de respaldo (fallback) a una variable CSS </text:span></text:span></text:p>
      <text:p text:style-name="P135"><text:span text:style-name="Source_20_Text"><text:span text:style-name="T236"/></text:span></text:p>
      <text:p text:style-name="P135"><text:span text:style-name="Source_20_Text"><text:span text:style-name="T201">Cuando utilices tu variable como valor de una propiedad CSS, puedes adjuntar un valor de respaldo o </text:span></text:span><text:span text:style-name="Source_20_Text"><text:span text:style-name="T216">"fallback"</text:span></text:span><text:span text:style-name="Source_20_Text"><text:span text:style-name="T201">, que será utilizado por el navegador si la variable dada no es válida.</text:span></text:span></text:p>
      <text:p text:style-name="P135"><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236"/></text:span></text:p>
      <text:p text:style-name="P135"><text:span text:style-name="Source_20_Text"><text:span text:style-name="T236"/></text:span></text:p>
      <text:p text:style-name="P135"><text:span text:style-name="Source_20_Text"><text:span text:style-name="T236"/></text:span></text:p>
      <text:p text:style-name="P135"><text:span text:style-name="Source_20_Text"><text:span text:style-name="T236"/></text:span></text:p>
      <text:p text:style-name="P135"><text:span text:style-name="Source_20_Text"><text:span text:style-name="T236"/></text:span></text:p>
      <text:p text:style-name="P136"><text:span text:style-name="Source_20_Text"><text:span text:style-name="T247"/></text:span></text:p>
      <text:p text:style-name="P136"><text:span text:style-name="Source_20_Text"><text:span text:style-name="T237">Mejora la compatibilidad con navegadores por medio de configuraciones de respaldo o "browser fallbacks </text:span></text:span></text:p>
      <text:p text:style-name="P136"><text:span text:style-name="Source_20_Text"><text:span text:style-name="T237"/></text:span></text:p>
      <text:p text:style-name="P136"><text:span text:style-name="Source_20_Text"><text:span text:style-name="T202">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217">"browser fallbacks"</text:span></text:span><text:span text:style-name="Source_20_Text"><text:span text:style-name="T202"> para lidiar con posibles problemas de compatibilidad</text:span></text:span><text:span text:style-name="Source_20_Text"><text:span text:style-name="T217"> </text:span></text:span></text:p>
      <text:p text:style-name="P136"><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217"/></text:span></text:p>
      <text:p text:style-name="P136"><text:span text:style-name="Source_20_Text"><text:span text:style-name="T217"/></text:span></text:p>
      <text:p text:style-name="P136"><text:span text:style-name="Source_20_Text"><text:span text:style-name="T217"/></text:span></text:p>
      <text:p text:style-name="P136"><text:span text:style-name="Source_20_Text"><text:span text:style-name="T217"/></text:span></text:p>
      <text:p text:style-name="P136"><text:span text:style-name="Source_20_Text"><text:span text:style-name="T217"/></text:span></text:p>
      <text:p text:style-name="P136"><text:span text:style-name="Source_20_Text"><text:span text:style-name="T217"/></text:span></text:p>
      <text:p text:style-name="P137"><text:span text:style-name="Source_20_Text"><text:span text:style-name="T218"/></text:span></text:p>
      <text:p text:style-name="P137"><text:span text:style-name="Source_20_Text"><text:span text:style-name="T218"/></text:span></text:p>
      <text:p text:style-name="P137"><text:span text:style-name="Source_20_Text"><text:span text:style-name="T218"/></text:span></text:p>
      <text:p text:style-name="P136"><text:soft-page-break/><text:span text:style-name="Source_20_Text"><text:span text:style-name="T202">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36"><text:span text:style-name="Source_20_Text"><text:span text:style-name="T202"/></text:span></text:p>
      <text:p text:style-name="P138"><text:span text:style-name="Source_20_Text"><text:span text:style-name="T238">Hereda variable CSS</text:span></text:span></text:p>
      <text:p text:style-name="P138"><text:span text:style-name="Source_20_Text"><text:span text:style-name="T238"/></text:span></text:p>
      <text:p text:style-name="P138"><text:span text:style-name="Source_20_Text"><text:span text:style-name="T203">Para hacer uso de la herencia, las variables CSS suelen ser definidas en el elemento </text:span></text:span><text:span text:style-name="Source_20_Text"><text:span text:style-name="Definition"><text:span text:style-name="T226">:root</text:span></text:span></text:span><text:span text:style-name="Source_20_Text"><text:span text:style-name="T219">. </text:span></text:span></text:p>
      <text:p text:style-name="P138"><text:span text:style-name="Source_20_Text"><text:span text:style-name="T219">:root </text:span></text:span><text:span text:style-name="Source_20_Text"><text:span text:style-name="T203">es un "</text:span></text:span><text:span text:style-name="Source_20_Text"><text:span text:style-name="Definition"><text:span text:style-name="T225">pseudo-class</text:span></text:span></text:span><text:span text:style-name="Source_20_Text"><text:span text:style-name="T219"> </text:span></text:span><text:span text:style-name="Source_20_Text"><text:span text:style-name="T203">selector" (selector de pseudo-clase) que corresponde al elemento </text:span></text:span><text:span text:style-name="Source_20_Text"><text:span text:style-name="T219">raíz o "root"</text:span></text:span><text:span text:style-name="Source_20_Text"><text:span text:style-name="T203"> del documento, que generalmente es el elemento html. Al crear tus variables e</text:span></text:span><text:span text:style-name="Source_20_Text"><text:span text:style-name="T204">n</text:span></text:span><text:span text:style-name="Source_20_Text"><text:span text:style-name="T203"> </text:span></text:span><text:span text:style-name="Source_20_Text"><text:span text:style-name="T219">:root,</text:span></text:span><text:span text:style-name="Source_20_Text"><text:span text:style-name="T203"> estarán disponibles globalmente y se podrán acceder desde cualquier otro selector en la hoja de estilo</text:span></text:span><text:span text:style-name="Source_20_Text"><text:span text:style-name="T219">.</text:span></text:span></text:p>
      <text:p text:style-name="P139"><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196">Creando la variable en </text:span></text:span><text:span text:style-name="Source_20_Text"><text:span text:style-name="T220">:root</text:span></text:span><text:span text:style-name="Source_20_Text"><text:span text:style-name="T196">, el valor de esa variable quedara establecido en toda la pagina.</text:span></text:span></text:p>
      <text:p text:style-name="P139"><text:span text:style-name="Source_20_Text"><text:span text:style-name="T196">podrás sobreescribir estas variables, configurándolas de nuevo dentro de un elemento específico</text:span></text:span><text:span text:style-name="Source_20_Text"><text:span text:style-name="T258">.</text:span></text:span><text:span text:style-name="Source_20_Text"><text:span text:style-name="T220"> </text:span></text:span></text:p>
      <text:p text:style-name="P139"><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39"><text:span text:style-name="Source_20_Text"><text:span text:style-name="T220"/></text:span></text:p>
      <text:p text:style-name="P174"><text:soft-page-break/><text:span text:style-name="Source_20_Text"><text:span text:style-name="T239">Diseño Visual Aplicado</text:span></text:span></text:p>
      <text:p text:style-name="P174"><text:span text:style-name="Source_20_Text"><text:span text:style-name="T239"/></text:span></text:p>
      <text:p text:style-name="P175"><text:span text:style-name="Source_20_Text"><text:span text:style-name="T269">La propiedad (text-align)</text:span></text:span></text:p>
      <text:p text:style-name="P175"><text:span text:style-name="Source_20_Text"><text:span text:style-name="T269"/></text:span></text:p>
      <text:p text:style-name="P183"><text:span text:style-name="Source_20_Text"><text:span text:style-name="T284">El texto es frecuentemente una gran parte del contenido web. CSS tiene múltiples opciones para alinearlo con la propiedad</text:span></text:span><text:span text:style-name="Source_20_Text"><text:span text:style-name="T293"> text-align.</text:span></text:span></text:p>
      <text:p text:style-name="P12"><text:span text:style-name="Source_20_Text"><text:span text:style-name="T75"/></text:span></text:p>
      <text:p text:style-name="P12"><text:span text:style-name="Source_20_Text"><text:span text:style-name="T75">text-align: justify;</text:span></text:span><text:span text:style-name="Source_20_Text"><text:span text:style-name="T309"> </text:span></text:span><text:span text:style-name="T59">hace que todas las líneas de texto, excepto la última línea, se encuentren con los lados izquierdo y derecho de la caja.</text:span></text:p>
      <text:p text:style-name="P186"><draw:frame draw:style-name="fr3" draw:name="Figura135" text:anchor-type="paragraph" svg:x="8.807cm" svg:y="0.351cm" svg:width="6.246cm" svg:height="3.284cm" draw:z-index="135"><draw:image xlink:href="Pictures/100000000000015C000000B73089AF1B.png" xlink:type="simple" xlink:show="embed" xlink:actuate="onLoad"/></draw:frame><text:span text:style-name="T59"/></text:p>
      <text:p text:style-name="P12"><text:span text:style-name="T59"/></text:p>
      <text:p text:style-name="P187"><text:span text:style-name="T59">Sin ( text-align: justify;)</text:span></text:p>
      <text:p text:style-name="P12"><text:span text:style-name="T59"/></text:p>
      <text:p text:style-name="P12"><draw:frame draw:style-name="fr3" draw:name="Figura137" text:anchor-type="paragraph" svg:x="0.166cm" svg:y="0.831cm" svg:width="6.033cm" svg:height="1.931cm" draw:z-index="136"><draw:image xlink:href="Pictures/10000000000000E40000004979A73351.png" xlink:type="simple" xlink:show="embed" xlink:actuate="onLoad"/></draw:frame><draw:frame draw:style-name="fr3" draw:name="Figura136" text:anchor-type="paragraph" svg:x="9.088cm" svg:y="0.363cm" svg:width="5.965cm" svg:height="3.18cm" draw:z-index="134"><draw:image xlink:href="Pictures/100000000000014E000000B2D482846E.png" xlink:type="simple" xlink:show="embed" xlink:actuate="onLoad"/></draw:frame><text:span text:style-name="T59"/></text:p>
      <text:p text:style-name="P12"><text:span text:style-name="T59"/></text:p>
      <text:p text:style-name="P12"><text:span text:style-name="T59"/></text:p>
      <text:p text:style-name="P12"><text:span text:style-name="Source_20_Text"><text:span text:style-name="T75"/></text:span></text:p>
      <text:p text:style-name="P12"><text:span text:style-name="Source_20_Text"><text:span text:style-name="T75"/></text:span></text:p>
      <text:p text:style-name="P12"><draw:frame draw:style-name="fr3" draw:name="Figura138" text:anchor-type="paragraph" svg:x="8.752cm" svg:y="0.824cm" svg:width="6.158cm" svg:height="3.281cm" draw:z-index="137"><draw:image xlink:href="Pictures/100000000000014E000000B2D482846E.png" xlink:type="simple" xlink:show="embed" xlink:actuate="onLoad"/></draw:frame><text:span text:style-name="Source_20_Text"><text:span text:style-name="T75">text-align: center;</text:span></text:span><text:span text:style-name="Source_20_Text"><text:span text:style-name="T309"> </text:span></text:span><text:span text:style-name="T59">centra el texto</text:span></text:p>
      <text:p text:style-name="P12"><text:span text:style-name="T59"/></text:p>
      <text:p text:style-name="P12"><text:span text:style-name="T59"/></text:p>
      <text:p text:style-name="P12"><draw:frame draw:style-name="fr3" draw:name="Figura140" text:anchor-type="paragraph" svg:x="0.85cm" svg:y="1.041cm" svg:width="6.165cm" svg:height="2.09cm" draw:z-index="139"><draw:image xlink:href="Pictures/10000000000000E90000004F3915A140.png" xlink:type="simple" xlink:show="embed" xlink:actuate="onLoad"/></draw:frame><text:span text:style-name="T59"/></text:p>
      <text:p text:style-name="P12"><draw:frame draw:style-name="fr3" draw:name="Figura139" text:anchor-type="paragraph" svg:x="8.752cm" svg:y="0.843cm" svg:width="5.729cm" svg:height="3.099cm" draw:z-index="138"><draw:image xlink:href="Pictures/100000000000014B000000B3E952B512.png" xlink:type="simple" xlink:show="embed" xlink:actuate="onLoad"/></draw:frame><text:span text:style-name="T59"/></text:p>
      <text:p text:style-name="P12"><text:span text:style-name="T59"/></text:p>
      <text:p text:style-name="P12"><text:span text:style-name="T59"/></text:p>
      <text:p text:style-name="P12"><text:span text:style-name="T59"/></text:p>
      <text:p text:style-name="P12"><text:span text:style-name="T59"/></text:p>
      <text:p text:style-name="P12"><text:span text:style-name="T59"/></text:p>
      <text:p text:style-name="P12"><text:span text:style-name="T59"/></text:p>
      <text:p text:style-name="P12"><text:span text:style-name="Source_20_Text"><text:span text:style-name="T75"/></text:span></text:p>
      <text:p text:style-name="P185"><text:span text:style-name="Source_20_Text"><text:span text:style-name="T75">text-align: right; </text:span></text:span><text:span text:style-name="T59">alinea el texto hacia la derecha</text:span></text:p>
      <text:p text:style-name="P185"><text:span text:style-name="Source_20_Text"><text:span text:style-name="T75">text-align: left;</text:span></text:span><text:span text:style-name="Source_20_Text"><text:span text:style-name="T309"> </text:span></text:span><text:span text:style-name="T59">(opción por defecto) alinea el texto hacia la izquierda.</text:span></text:p>
      <text:p text:style-name="P175"><text:soft-page-break/><text:span text:style-name="Source_20_Text"><text:span text:style-name="T293"/></text:span></text:p>
      <text:p text:style-name="P175"><text:span text:style-name="Source_20_Text"><text:span text:style-name="T270">E</text:span></text:span><text:span text:style-name="Source_20_Text"><text:span text:style-name="T269">l ancho de un elemento utilizando la propiedad width</text:span></text:span></text:p>
      <text:p text:style-name="P176"><text:span text:style-name="Source_20_Text"><text:span text:style-name="T270"/></text:span></text:p>
      <text:p text:style-name="P176"><text:span text:style-name="Source_20_Text"><text:span text:style-name="T289">Puedes especificar el ancho de un elemento con la propiedad</text:span></text:span><text:span text:style-name="Source_20_Text"><text:span text:style-name="T299"> width</text:span></text:span><text:span text:style-name="Source_20_Text"><text:span text:style-name="T289"> </text:span></text:span><text:span text:style-name="Source_20_Text"><text:span text:style-name="T290">(ancho) </text:span></text:span><text:span text:style-name="Source_20_Text"><text:span text:style-name="T289">en CSS. Los valores se pueden dar en unidades de longitud relativa (como </text:span></text:span><text:span text:style-name="Source_20_Text"><text:span text:style-name="T299">em</text:span></text:span><text:span text:style-name="Source_20_Text"><text:span text:style-name="T289">, unidades de longitud absoluta (como </text:span></text:span><text:span text:style-name="Source_20_Text"><text:span text:style-name="T299">px</text:span></text:span><text:span text:style-name="Source_20_Text"><text:span text:style-name="T289">, o como un porcentaje de su elemento padre contenedor. </text:span></text:span></text:p>
      <text:p text:style-name="P176"><draw:frame draw:style-name="fr3" draw:name="Figura141" text:anchor-type="paragraph" svg:x="0.22cm" svg:y="0.326cm" svg:width="6.747cm" svg:height="4.63cm" draw:z-index="140"><draw:image xlink:href="Pictures/10000000000000FF000000AF5D8ABA13.png" xlink:type="simple" xlink:show="embed" xlink:actuate="onLoad"/></draw:frame><text:span text:style-name="Source_20_Text"><text:span text:style-name="T289"/></text:span></text:p>
      <text:p text:style-name="P176"><text:span text:style-name="Source_20_Text"><text:span text:style-name="T289"/></text:span></text:p>
      <text:p text:style-name="P175"><text:span text:style-name="Source_20_Text"><text:span text:style-name="T269"/></text:span></text:p>
      <text:p text:style-name="P175"><text:span text:style-name="Source_20_Text"><text:span text:style-name="T269"/></text:span></text:p>
      <text:p text:style-name="P175"><text:span text:style-name="Source_20_Text"><text:span text:style-name="T269"/></text:span></text:p>
      <text:p text:style-name="P175"><text:span text:style-name="Source_20_Text"><text:span text:style-name="T269"/></text:span></text:p>
      <text:p text:style-name="P175"><text:span text:style-name="Source_20_Text"><text:span text:style-name="T269"/></text:span></text:p>
      <text:p text:style-name="P175"><text:span text:style-name="Source_20_Text"><text:span text:style-name="T269"/></text:span></text:p>
      <text:p text:style-name="P175"><text:span text:style-name="Source_20_Text"><text:span text:style-name="T269"/></text:span></text:p>
      <text:p text:style-name="P175"><text:span text:style-name="Source_20_Text"><text:span text:style-name="T271">L</text:span></text:span><text:span text:style-name="Source_20_Text"><text:span text:style-name="T269">a altura de un elemento utilizando la propiedad height </text:span></text:span></text:p>
      <text:p text:style-name="P175"><text:span text:style-name="Source_20_Text"><text:span text:style-name="T269"/></text:span></text:p>
      <text:p text:style-name="P175"><text:span text:style-name="Source_20_Text"><text:span text:style-name="T284">Puedes especificar la altura de un elemento con la propiedad </text:span></text:span><text:span text:style-name="Source_20_Text"><text:span text:style-name="T293">height </text:span></text:span><text:span text:style-name="Source_20_Text"><text:span text:style-name="T294">(altura) </text:span></text:span><text:span text:style-name="Source_20_Text"><text:span text:style-name="T284">en CSS como lo haces con la propiedad </text:span></text:span><text:span text:style-name="Source_20_Text"><text:span text:style-name="T293">width </text:span></text:span><text:span text:style-name="Source_20_Text"><text:span text:style-name="T284">(ancho).</text:span></text:span><text:span text:style-name="Source_20_Text"><text:span text:style-name="T293"> </text:span></text:span></text:p>
      <text:p text:style-name="P177"><text:span text:style-name="Source_20_Text"><text:span text:style-name="T291"/></text:span></text:p>
      <text:p text:style-name="P177"><text:span text:style-name="Source_20_Text"><text:span text:style-name="T291">En esta imagen cambia la altura a 20px</text:span></text:span></text:p>
      <text:p text:style-name="P177"><draw:frame draw:style-name="fr3" draw:name="Figura142" text:anchor-type="paragraph" svg:x="0.183cm" svg:y="0.242cm" svg:width="4.657cm" svg:height="3.731cm" draw:z-index="141"><draw:image xlink:href="Pictures/10000000000000B00000008D709487A0.png" xlink:type="simple" xlink:show="embed" xlink:actuate="onLoad"/></draw:frame><text:span text:style-name="Source_20_Text"><text:span text:style-name="T291"/></text:span></text:p>
      <text:p text:style-name="P177"><text:span text:style-name="Source_20_Text"><text:span text:style-name="T291"/></text:span></text:p>
      <text:p text:style-name="P177"><text:span text:style-name="Source_20_Text"><text:span text:style-name="T291"/></text:span></text:p>
      <text:p text:style-name="P177"><text:span text:style-name="Source_20_Text"><text:span text:style-name="T291"/></text:span></text:p>
      <text:p text:style-name="P177"><text:span text:style-name="Source_20_Text"><text:span text:style-name="T291"/></text:span></text:p>
      <text:p text:style-name="P177"><text:span text:style-name="Source_20_Text"><text:span text:style-name="T291"/></text:span></text:p>
      <text:p text:style-name="P177"><text:span text:style-name="Source_20_Text"><text:span text:style-name="T291"/></text:span></text:p>
      <text:p text:style-name="P177"><text:span text:style-name="Source_20_Text"><text:span text:style-name="T291"/></text:span></text:p>
      <text:p text:style-name="P177"><text:span text:style-name="Source_20_Text"><text:span text:style-name="T272">L</text:span></text:span><text:span text:style-name="Source_20_Text"><text:span text:style-name="T271">a etiqueta </text:span></text:span><text:span text:style-name="Source_20_Text"><text:span text:style-name="T276">(</text:span></text:span><text:span text:style-name="Source_20_Text"><text:span text:style-name="T271">strong</text:span></text:span><text:span text:style-name="Source_20_Text"><text:span text:style-name="T276">)</text:span></text:span><text:span text:style-name="Source_20_Text"><text:span text:style-name="T271"> para poner el texto en negrita</text:span></text:span></text:p>
      <text:p text:style-name="P177"><text:span text:style-name="Source_20_Text"><text:span text:style-name="T271"/></text:span></text:p>
      <text:p text:style-name="P177"><text:span text:style-name="Source_20_Text"><text:span text:style-name="T285">Para poner el texto en negrita, puedes usar la etiqueta </text:span></text:span><text:span text:style-name="Source_20_Text"><text:span text:style-name="T294">strong</text:span></text:span><text:span text:style-name="Source_20_Text"><text:span text:style-name="T285">. Esto se usa a menudo para llamar la atención sobre el texto y simbolizar que es importante. Con la etiqueta </text:span></text:span><text:span text:style-name="Source_20_Text"><text:span text:style-name="T294">strong</text:span></text:span><text:span text:style-name="Source_20_Text"><text:span text:style-name="T285">, el navegador aplica el CSS de </text:span></text:span><text:span text:style-name="Source_20_Text"><text:span text:style-name="T294">font-weight: bold; </text:span></text:span><text:span text:style-name="Source_20_Text"><text:span text:style-name="T285">al elemento</text:span></text:span><text:span text:style-name="Source_20_Text"><text:span text:style-name="T294"> </text:span></text:span></text:p>
      <text:p text:style-name="P177"><text:span text:style-name="Source_20_Text"><text:span text:style-name="T294"/></text:span></text:p>
      <text:p text:style-name="P178"><draw:frame draw:style-name="fr3" draw:name="Figura144" text:anchor-type="paragraph" svg:x="9.693cm" svg:y="0.792cm" svg:width="5.823cm" svg:height="5.3cm" draw:z-index="143"><draw:image xlink:href="Pictures/1000000000000117000000FE3320E306.png" xlink:type="simple" xlink:show="embed" xlink:actuate="onLoad"/></draw:frame><text:span text:style-name="Source_20_Text"><text:span text:style-name="T295">Creamos una etiqueta strong donde queramos redactar el texto</text:span></text:span></text:p>
      <text:p text:style-name="P178"><text:span text:style-name="Source_20_Text"><text:span text:style-name="T292">&lt;strong&gt;</text:span></text:span><text:span text:style-name="Source_20_Text"><text:span text:style-name="T297">hola</text:span></text:span><text:span text:style-name="Source_20_Text"><text:span text:style-name="T292">&lt;/strong&gt;</text:span></text:span></text:p>
      <text:p text:style-name="P178"><draw:frame draw:style-name="fr3" draw:name="Figura143" text:anchor-type="paragraph" svg:x="-0.118cm" svg:y="0cm" svg:width="7.763cm" svg:height="3.584cm" draw:z-index="142"><draw:image xlink:href="Pictures/1000000000000195000000BBA0F77909.png" xlink:type="simple" xlink:show="embed" xlink:actuate="onLoad"/></draw:frame><text:span text:style-name="Source_20_Text"><text:span text:style-name="T295"/></text:span></text:p>
      <text:p text:style-name="P178"><text:span text:style-name="Source_20_Text"><text:span text:style-name="T295"/></text:span></text:p>
      <text:p text:style-name="P178"><text:span text:style-name="Source_20_Text"><text:span text:style-name="T295"/></text:span></text:p>
      <text:p text:style-name="P178"><text:span text:style-name="Source_20_Text"><text:span text:style-name="T295"/></text:span></text:p>
      <text:p text:style-name="P178"><text:span text:style-name="Source_20_Text"><text:span text:style-name="T295"/></text:span></text:p>
      <text:p text:style-name="P178"><text:span text:style-name="Source_20_Text"><text:span text:style-name="T295"/></text:span></text:p>
      <text:p text:style-name="P178"><text:soft-page-break/><text:span text:style-name="Source_20_Text"><text:span text:style-name="T274">L</text:span></text:span><text:span text:style-name="Source_20_Text"><text:span text:style-name="T273">a etiqueta </text:span></text:span><text:span text:style-name="Source_20_Text"><text:span text:style-name="T276">( </text:span></text:span><text:span text:style-name="Source_20_Text"><text:span text:style-name="T273">u </text:span></text:span><text:span text:style-name="Source_20_Text"><text:span text:style-name="T276">)</text:span></text:span><text:span text:style-name="Source_20_Text"><text:span text:style-name="T273"> para subrayar texto</text:span></text:span></text:p>
      <text:p text:style-name="P178"><text:span text:style-name="Source_20_Text"><text:span text:style-name="T273"/></text:span></text:p>
      <text:p text:style-name="P178"><text:span text:style-name="Source_20_Text"><text:span text:style-name="T286">Para subrayar texto, puedes usar la etiqueta </text:span></text:span><text:span text:style-name="Source_20_Text"><text:span text:style-name="T295">u</text:span></text:span><text:span text:style-name="Source_20_Text"><text:span text:style-name="T292">.</text:span></text:span><text:span text:style-name="Source_20_Text"><text:span text:style-name="T286"> Esto se utiliza a menudo para indicar que una sección del texto es importante, o algo que hay que recordar. Con la etiqueta </text:span></text:span><text:span text:style-name="Source_20_Text"><text:span text:style-name="T295">u</text:span></text:span><text:span text:style-name="Source_20_Text"><text:span text:style-name="T286">, el navegador aplica el CSS d</text:span></text:span><text:span text:style-name="Source_20_Text"><text:span text:style-name="T287">e </text:span></text:span><text:span text:style-name="Source_20_Text"><text:span text:style-name="T295">text-decoration: underline; </text:span></text:span><text:span text:style-name="Source_20_Text"><text:span text:style-name="T286">al elemento</text:span></text:span><text:span text:style-name="Source_20_Text"><text:span text:style-name="T295"> </text:span></text:span></text:p>
      <text:p text:style-name="P178"><text:span text:style-name="Source_20_Text"><text:span text:style-name="T295"/></text:span></text:p>
      <text:p text:style-name="P179"><text:span text:style-name="Source_20_Text"><text:span text:style-name="T296">creamos una etiqueta u donde queremos subrayar nuestro texto</text:span></text:span></text:p>
      <text:p text:style-name="P179"><draw:frame draw:style-name="fr3" draw:name="Figura146" text:anchor-type="paragraph" svg:x="11.426cm" svg:y="0.31cm" svg:width="6.059cm" svg:height="5.711cm" draw:z-index="145"><draw:image xlink:href="Pictures/100000000000011700000107C0D41271.png" xlink:type="simple" xlink:show="embed" xlink:actuate="onLoad"/></draw:frame><text:span text:style-name="Source_20_Text"><text:span text:style-name="T296"/></text:span></text:p>
      <text:p text:style-name="P179"><text:span text:style-name="Source_20_Text"><text:span text:style-name="T296">&lt;u&gt;</text:span></text:span><text:span text:style-name="Source_20_Text"><text:span text:style-name="T283">hola</text:span></text:span><text:span text:style-name="Source_20_Text"><text:span text:style-name="T296">&lt;/u&gt;</text:span></text:span></text:p>
      <text:p text:style-name="P179"><text:span text:style-name="Source_20_Text"><text:span text:style-name="T296"/></text:span></text:p>
      <text:p text:style-name="P179"><draw:frame draw:style-name="fr3" draw:name="Figura145" text:anchor-type="paragraph" svg:x="-0.905cm" svg:y="1.42cm" svg:width="11.404cm" svg:height="2.54cm" draw:z-index="144"><draw:image xlink:href="Pictures/10000000000001AF000000604C61D60E.png" xlink:type="simple" xlink:show="embed" xlink:actuate="onLoad"/></draw:frame><text:span text:style-name="Source_20_Text"><text:span text:style-name="T282"/></text:span></text:p>
      <text:p text:style-name="P179"><text:span text:style-name="Source_20_Text"><text:span text:style-name="T282"/></text:span></text:p>
      <text:p text:style-name="P179"><text:span text:style-name="Source_20_Text"><text:span text:style-name="T282"/></text:span></text:p>
      <text:p text:style-name="P179"><text:span text:style-name="Source_20_Text"><text:span text:style-name="T282"/></text:span></text:p>
      <text:p text:style-name="P179"><text:span text:style-name="Source_20_Text"><text:span text:style-name="T282"/></text:span></text:p>
      <text:p text:style-name="P179"><text:span text:style-name="Source_20_Text"><text:span text:style-name="T282"/></text:span></text:p>
      <text:p text:style-name="P179"><text:span text:style-name="Source_20_Text"><text:span text:style-name="T282"/></text:span></text:p>
      <text:p text:style-name="P179"><text:span text:style-name="Source_20_Text"><text:span text:style-name="T282"/></text:span></text:p>
      <text:p text:style-name="P180"><text:span text:style-name="Source_20_Text"><text:span text:style-name="T275"/></text:span></text:p>
      <text:p text:style-name="P180"><text:span text:style-name="Source_20_Text"><text:span text:style-name="T275"/></text:span></text:p>
      <text:p text:style-name="P180"><text:span text:style-name="Source_20_Text"><text:span text:style-name="T275">L</text:span></text:span><text:span text:style-name="Source_20_Text"><text:span text:style-name="T274">a etiqueta </text:span></text:span><text:span text:style-name="Source_20_Text"><text:span text:style-name="T275">(</text:span></text:span><text:span text:style-name="Source_20_Text"><text:span text:style-name="T274">em</text:span></text:span><text:span text:style-name="Source_20_Text"><text:span text:style-name="T275">)</text:span></text:span><text:span text:style-name="Source_20_Text"><text:span text:style-name="T274"> para poner texto en cursiva</text:span></text:span></text:p>
      <text:p text:style-name="P180"><text:span text:style-name="Source_20_Text"><text:span text:style-name="T274"/></text:span></text:p>
      <text:p text:style-name="P180"><text:span text:style-name="Source_20_Text"><text:span text:style-name="T287">Para enfatizar el texto, puedes usar la etiqueta </text:span></text:span><text:span text:style-name="Source_20_Text"><text:span text:style-name="T296">em</text:span></text:span><text:span text:style-name="Source_20_Text"><text:span text:style-name="T287">. Esto muestra el texto en cursiva, ya que el navegador aplica el CSS de </text:span></text:span><text:span text:style-name="Source_20_Text"><text:span text:style-name="T296">font-style: italic; </text:span></text:span><text:span text:style-name="Source_20_Text"><text:span text:style-name="T287">al elemento.</text:span></text:span></text:p>
      <text:p text:style-name="P180"><text:span text:style-name="Source_20_Text"><text:span text:style-name="T274"/></text:span></text:p>
      <text:p text:style-name="P180"><text:span text:style-name="Source_20_Text"><text:span text:style-name="T263">Creamos una etiqueta em para poner texto en cursiva</text:span></text:span></text:p>
      <text:p text:style-name="P180"><text:span text:style-name="Source_20_Text"><text:span text:style-name="T263"/></text:span></text:p>
      <text:p text:style-name="P180"><draw:frame draw:style-name="fr3" draw:name="Figura148" text:anchor-type="paragraph" svg:x="11.423cm" svg:y="0.527cm" svg:width="7.144cm" svg:height="7.382cm" draw:z-index="147"><draw:image xlink:href="Pictures/100000000000010E00000117D45F9CA8.png" xlink:type="simple" xlink:show="embed" xlink:actuate="onLoad"/></draw:frame><text:span text:style-name="Source_20_Text"><text:span text:style-name="T263">&lt;em&gt;</text:span></text:span><text:span text:style-name="Source_20_Text"><text:span text:style-name="T278">hola</text:span></text:span><text:span text:style-name="Source_20_Text"><text:span text:style-name="T266">&lt;/em&gt;</text:span></text:span></text:p>
      <text:p text:style-name="P180"><text:span text:style-name="Source_20_Text"><text:span text:style-name="T274"/></text:span></text:p>
      <text:p text:style-name="P180"><text:span text:style-name="Source_20_Text"><text:span text:style-name="T274"/></text:span></text:p>
      <text:p text:style-name="P180"><draw:frame draw:style-name="fr3" draw:name="Figura147" text:anchor-type="paragraph" svg:x="-0.799cm" svg:y="0.219cm" svg:width="11.139cm" svg:height="3.069cm" draw:z-index="146"><draw:image xlink:href="Pictures/10000000000001A5000000745B501432.png" xlink:type="simple" xlink:show="embed" xlink:actuate="onLoad"/></draw:frame><text:span text:style-name="Source_20_Text"><text:span text:style-name="T274"/></text:span></text:p>
      <text:p text:style-name="P180"><text:span text:style-name="Source_20_Text"><text:span text:style-name="T274"/></text:span></text:p>
      <text:p text:style-name="P180"><text:span text:style-name="Source_20_Text"><text:span text:style-name="T274"/></text:span></text:p>
      <text:p text:style-name="P180"><text:span text:style-name="Source_20_Text"><text:span text:style-name="T274"/></text:span></text:p>
      <text:p text:style-name="P180"><text:span text:style-name="Source_20_Text"><text:span text:style-name="T274"/></text:span></text:p>
      <text:p text:style-name="P180"><text:span text:style-name="Source_20_Text"><text:span text:style-name="T274"/></text:span></text:p>
      <text:p text:style-name="P180"><text:span text:style-name="Source_20_Text"><text:span text:style-name="T274"/></text:span></text:p>
      <text:p text:style-name="P180"><text:span text:style-name="Source_20_Text"><text:span text:style-name="T274"/></text:span></text:p>
      <text:p text:style-name="P180"><text:span text:style-name="Source_20_Text"><text:span text:style-name="T274"/></text:span></text:p>
      <text:p text:style-name="P180"><text:span text:style-name="Source_20_Text"><text:span text:style-name="T274"/></text:span></text:p>
      <text:p text:style-name="P180"><text:span text:style-name="Source_20_Text"><text:span text:style-name="T276"/></text:span></text:p>
      <text:p text:style-name="P180"><text:soft-page-break/><text:span text:style-name="Source_20_Text"><text:span text:style-name="T276">L</text:span></text:span><text:span text:style-name="Source_20_Text"><text:span text:style-name="T274">a etiqueta </text:span></text:span><text:span text:style-name="Source_20_Text"><text:span text:style-name="T276">(</text:span></text:span><text:span text:style-name="Source_20_Text"><text:span text:style-name="T274"> s </text:span></text:span><text:span text:style-name="Source_20_Text"><text:span text:style-name="T276">)</text:span></text:span><text:span text:style-name="Source_20_Text"><text:span text:style-name="T274"> para tachar texto</text:span></text:span></text:p>
      <text:p text:style-name="P180"><text:span text:style-name="Source_20_Text"><text:span text:style-name="T274"/></text:span></text:p>
      <text:p text:style-name="P180"><text:span text:style-name="Source_20_Text"><text:span text:style-name="T287">Para tachar el texto, que es cuando una línea horizontal atraviesa los caracteres, puede usar la etiqueta </text:span></text:span><text:span text:style-name="Source_20_Text"><text:span text:style-name="T296">s</text:span></text:span><text:span text:style-name="Source_20_Text"><text:span text:style-name="T287">. Muestra que una sección de texto ya no es válida. Con la etiqueta </text:span></text:span><text:span text:style-name="Source_20_Text"><text:span text:style-name="T296">s</text:span></text:span><text:span text:style-name="Source_20_Text"><text:span text:style-name="T287">, el navegador aplica el CSS de </text:span></text:span><text:span text:style-name="Source_20_Text"><text:span text:style-name="T296">text-decoration: line-through; </text:span></text:span><text:span text:style-name="Source_20_Text"><text:span text:style-name="T287">al elemento.</text:span></text:span><text:span text:style-name="Source_20_Text"><text:span text:style-name="T296"> </text:span></text:span></text:p>
      <text:p text:style-name="P180"><draw:frame draw:style-name="fr3" draw:name="Figura150" text:anchor-type="paragraph" svg:x="11.598cm" svg:y="0.266cm" svg:width="5.671cm" svg:height="6.14cm" draw:z-index="149"><draw:image xlink:href="Pictures/100000000000010A0000012069CEA04E.png" xlink:type="simple" xlink:show="embed" xlink:actuate="onLoad"/></draw:frame><text:span text:style-name="Source_20_Text"><text:span text:style-name="T296"/></text:span></text:p>
      <text:p text:style-name="P181"><text:span text:style-name="Source_20_Text"><text:span text:style-name="T297">Creamos una etiqueta s para tachar un texto</text:span></text:span></text:p>
      <text:p text:style-name="P181"><text:span text:style-name="Source_20_Text"><text:span text:style-name="T297"/></text:span></text:p>
      <text:p text:style-name="P181"><text:span text:style-name="Source_20_Text"><text:span text:style-name="T297">&lt;s&gt;</text:span></text:span><text:span text:style-name="Source_20_Text"><text:span text:style-name="T311">hola</text:span></text:span><text:span text:style-name="Source_20_Text"><text:span text:style-name="T297">&lt;/s&gt;</text:span></text:span></text:p>
      <text:p text:style-name="P181"><draw:frame draw:style-name="fr3" draw:name="Figura149" text:anchor-type="paragraph" svg:x="-0.953cm" svg:y="0.206cm" svg:width="11.113cm" svg:height="4.022cm" draw:z-index="148"><draw:image xlink:href="Pictures/10000000000001A400000098F357A68A.png" xlink:type="simple" xlink:show="embed" xlink:actuate="onLoad"/></draw:frame><text:span text:style-name="Source_20_Text"><text:span text:style-name="T297"/></text:span></text:p>
      <text:p text:style-name="P181"><text:span text:style-name="Source_20_Text"><text:span text:style-name="T297"/></text:span></text:p>
      <text:p text:style-name="P181"><text:span text:style-name="Source_20_Text"><text:span text:style-name="T297"/></text:span></text:p>
      <text:p text:style-name="P181"><text:span text:style-name="Source_20_Text"><text:span text:style-name="T297"/></text:span></text:p>
      <text:p text:style-name="P181"><text:span text:style-name="Source_20_Text"><text:span text:style-name="T297"/></text:span></text:p>
      <text:p text:style-name="P181"><text:span text:style-name="Source_20_Text"><text:span text:style-name="T297"/></text:span></text:p>
      <text:p text:style-name="P181"><text:span text:style-name="Source_20_Text"><text:span text:style-name="T297"/></text:span></text:p>
      <text:p text:style-name="P181"><text:span text:style-name="Source_20_Text"><text:span text:style-name="T297"/></text:span></text:p>
      <text:p text:style-name="P181"><text:span text:style-name="Source_20_Text"><text:span text:style-name="T297"/></text:span></text:p>
      <text:p text:style-name="P181"><text:span text:style-name="Source_20_Text"><text:span text:style-name="T277">L</text:span></text:span><text:span text:style-name="Source_20_Text"><text:span text:style-name="T276">ínea horizontal usando el elemento</text:span></text:span><text:span text:style-name="Source_20_Text"><text:span text:style-name="T277">(</text:span></text:span><text:span text:style-name="Source_20_Text"><text:span text:style-name="T276"> hr </text:span></text:span><text:span text:style-name="Source_20_Text"><text:span text:style-name="T277">)</text:span></text:span></text:p>
      <text:p text:style-name="P181"><text:span text:style-name="Source_20_Text"><text:span text:style-name="T297"/></text:span></text:p>
      <text:p text:style-name="P181"><text:span text:style-name="Source_20_Text"><text:span text:style-name="T288">Puedes usar la etiqueta </text:span></text:span><text:span text:style-name="Source_20_Text"><text:span text:style-name="T297">hr </text:span></text:span><text:span text:style-name="Source_20_Text"><text:span text:style-name="T288">para agregar una línea horizontal a través del ancho de su elemento contenedor. Esto se puede usar para definir un cambio de tema o para separa grupos de contenido visualmente.</text:span></text:span><text:span text:style-name="Source_20_Text"><text:span text:style-name="T297"> </text:span></text:span></text:p>
      <text:p text:style-name="P181"><draw:frame draw:style-name="fr3" draw:name="Figura152" text:anchor-type="paragraph" svg:x="11.883cm" svg:y="0.695cm" svg:width="5.914cm" svg:height="6.486cm" draw:z-index="151"><draw:image xlink:href="Pictures/100000000000010D000001276509DB92.png" xlink:type="simple" xlink:show="embed" xlink:actuate="onLoad"/></draw:frame><text:span text:style-name="Source_20_Text"><text:span text:style-name="Strong_20_Emphasis"><text:span text:style-name="T300">Nota:</text:span></text:span></text:span><text:span text:style-name="Source_20_Text"><text:span text:style-name="T297"> </text:span></text:span><text:span text:style-name="Source_20_Text"><text:span text:style-name="T288">en HTML, la etiqueta </text:span></text:span><text:span text:style-name="Source_20_Text"><text:span text:style-name="T297">hr </text:span></text:span><text:span text:style-name="Source_20_Text"><text:span text:style-name="T288">se cierra sola, por lo tanto no necesita una etiqueta de cierre por separado.</text:span></text:span><text:span text:style-name="Source_20_Text"><text:span text:style-name="T297"> </text:span></text:span><text:span text:style-name="Source_20_Text"><text:span text:style-name="T298">&lt;hr&gt;</text:span></text:span></text:p>
      <text:p text:style-name="P181"><text:span text:style-name="Source_20_Text"><text:span text:style-name="T298"/></text:span></text:p>
      <text:p text:style-name="P181"><draw:frame draw:style-name="fr3" draw:name="Figura151" text:anchor-type="paragraph" svg:x="-0.593cm" svg:y="0.049cm" svg:width="11.113cm" svg:height="4.286cm" draw:z-index="150"><draw:image xlink:href="Pictures/10000000000001A4000000A2D1B62721.png" xlink:type="simple" xlink:show="embed" xlink:actuate="onLoad"/></draw:frame><text:span text:style-name="Source_20_Text"><text:span text:style-name="T298"/></text:span></text:p>
      <text:p text:style-name="P181"><text:span text:style-name="Source_20_Text"><text:span text:style-name="T298"/></text:span></text:p>
      <text:p text:style-name="P181"><text:span text:style-name="Source_20_Text"><text:span text:style-name="T298"/></text:span></text:p>
      <text:p text:style-name="P181"><text:span text:style-name="Source_20_Text"><text:span text:style-name="T298"/></text:span></text:p>
      <text:p text:style-name="P181"><text:span text:style-name="Source_20_Text"><text:span text:style-name="T298"/></text:span></text:p>
      <text:p text:style-name="P181"><text:span text:style-name="Source_20_Text"><text:span text:style-name="T298"/></text:span></text:p>
      <text:p text:style-name="P181"><text:span text:style-name="Source_20_Text"><text:span text:style-name="T298"/></text:span></text:p>
      <text:p text:style-name="P181"><text:span text:style-name="Source_20_Text"><text:span text:style-name="T298"/></text:span></text:p>
      <text:p text:style-name="P181"><text:span text:style-name="Source_20_Text"><text:span text:style-name="T298"/></text:span></text:p>
      <text:p text:style-name="P181"><text:span text:style-name="Source_20_Text"><text:span text:style-name="T298"/></text:span></text:p>
      <text:p text:style-name="P182"><text:a xlink:type="simple" xlink:href="https://www.freecodecamp.org/espanol/learn/javascript-algorithms-and-data-structures/" text:style-name="Internet_20_link" text:visited-style-name="Visited_20_Internet_20_Link"><text:span text:style-name="Source_20_Text"><text:span text:style-name="Citation"><text:span text:style-name="T255"/></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6-27T14:30:45.591000000</dc:date>
    <meta:editing-duration>PT7H41M4S</meta:editing-duration>
    <meta:editing-cycles>28</meta:editing-cycles>
    <meta:generator>LibreOffice/5.0.0.5$Windows_x86 LibreOffice_project/1b1a90865e348b492231e1c451437d7a15bb262b</meta:generator>
    <meta:document-statistic meta:table-count="0" meta:image-count="152" meta:object-count="0" meta:page-count="42" meta:paragraph-count="287" meta:word-count="3682" meta:character-count="22465" meta:non-whitespace-character-count="18889"/>
  </office:meta>
</office:document-meta>
</file>